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weight="bold" officeooo:paragraph-rsid="00141f0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officeooo:rsid="0016a884" officeooo:paragraph-rsid="0016a884" style:font-weight-asian="bold" style:font-weight-complex="bold"/>
    </style:style>
    <style:style style:name="P4" style:family="paragraph" style:parent-style-name="Standard">
      <style:text-properties style:font-name="Arial1" officeooo:paragraph-rsid="00141f0c"/>
    </style:style>
    <style:style style:name="P5" style:family="paragraph" style:parent-style-name="Standard">
      <style:paragraph-properties fo:text-align="start" style:justify-single-word="false"/>
      <style:text-properties style:font-name="Arial1" officeooo:paragraph-rsid="0016a884"/>
    </style:style>
    <style:style style:name="P6" style:family="paragraph" style:parent-style-name="Standard">
      <style:paragraph-properties fo:text-align="start" style:justify-single-word="false"/>
      <style:text-properties style:font-name="Arial1" officeooo:paragraph-rsid="00197196"/>
    </style:style>
    <style:style style:name="P7" style:family="paragraph" style:parent-style-name="Standard">
      <style:paragraph-properties fo:text-align="start" style:justify-single-word="false"/>
      <style:text-properties style:font-name="Arial1" officeooo:paragraph-rsid="001a6854"/>
    </style:style>
    <style:style style:name="P8" style:family="paragraph" style:parent-style-name="Standard">
      <style:paragraph-properties fo:text-align="start" style:justify-single-word="false"/>
      <style:text-properties style:font-name="Arial1" officeooo:paragraph-rsid="00293ef0"/>
    </style:style>
    <style:style style:name="P9" style:family="paragraph" style:parent-style-name="Standard">
      <style:paragraph-properties fo:text-align="start" style:justify-single-word="false"/>
      <style:text-properties style:font-name="Arial1" officeooo:paragraph-rsid="002a3809"/>
    </style:style>
    <style:style style:name="P10" style:family="paragraph" style:parent-style-name="Standard">
      <style:paragraph-properties fo:text-align="start" style:justify-single-word="false"/>
      <style:text-properties style:font-name="Arial1" officeooo:paragraph-rsid="001b35b3"/>
    </style:style>
    <style:style style:name="P11" style:family="paragraph" style:parent-style-name="Standard">
      <style:paragraph-properties fo:text-align="start" style:justify-single-word="false"/>
      <style:text-properties style:font-name="Arial1" officeooo:paragraph-rsid="002c966b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officeooo:paragraph-rsid="0014dc9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6227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01b35b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14dc97" officeooo:paragraph-rsid="0014dc9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2pt" fo:font-weight="bold" officeooo:rsid="0014dc97" officeooo:paragraph-rsid="0014dc9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paragraph-rsid="0026f6a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normal" officeooo:rsid="0014dc97" officeooo:paragraph-rsid="0014dc9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weight="normal" officeooo:paragraph-rsid="001a685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6pt" fo:font-weight="normal" officeooo:rsid="0016a884" officeooo:paragraph-rsid="0016a884" style:font-size-asian="6pt" style:font-weight-asian="normal" style:font-size-complex="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6pt" fo:font-weight="bold" officeooo:paragraph-rsid="0016a884" style:font-size-asian="6pt" style:font-weight-asian="bold" style:font-size-complex="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6pt" officeooo:paragraph-rsid="00162270" style:font-size-asian="6pt" style:font-size-complex="6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6pt" officeooo:paragraph-rsid="00197196" style:font-size-asian="6pt" style:font-size-complex="6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Arial1" fo:font-weight="bold" officeooo:rsid="0011f14f" officeooo:paragraph-rsid="0011f14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Arial1" fo:font-weight="bold" officeooo:rsid="00141f0c" officeooo:paragraph-rsid="00141f0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1" fo:font-weight="bold" officeooo:rsid="00141f0c" officeooo:paragraph-rsid="00141f0c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1" fo:font-weight="bold" officeooo:rsid="0014dc97" officeooo:paragraph-rsid="0014dc9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1" fo:font-weight="normal" officeooo:rsid="00141f0c" officeooo:paragraph-rsid="00141f0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14dc97" officeooo:paragraph-rsid="0014dc9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14dc97" officeooo:paragraph-rsid="001b35b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14dc97" officeooo:paragraph-rsid="00293ef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14dc97" officeooo:paragraph-rsid="002ce9d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normal" officeooo:rsid="002c79ad" officeooo:paragraph-rsid="002c79a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Arial1" fo:font-size="12pt" fo:font-weight="bold" officeooo:rsid="0016a884" officeooo:paragraph-rsid="0016a88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14dc97" officeooo:paragraph-rsid="001b35b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Arial1" fo:font-size="12pt" fo:font-weight="bold" officeooo:rsid="0014dc97" officeooo:paragraph-rsid="0014dc97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1" fo:font-size="6pt" fo:font-weight="bold" officeooo:rsid="0014dc97" officeooo:paragraph-rsid="001b35b3" style:font-size-asian="6pt" style:font-weight-asian="bold" style:font-size-complex="6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1" fo:font-size="6pt" fo:font-weight="bold" officeooo:rsid="0014dc97" officeooo:paragraph-rsid="0014dc97" style:font-size-asian="6pt" style:font-weight-asian="bold" style:font-size-complex="6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1" fo:font-size="6pt" fo:font-weight="normal" officeooo:rsid="0014dc97" officeooo:paragraph-rsid="001b35b3" style:font-size-asian="6pt" style:font-weight-asian="normal" style:font-size-complex="6pt" style:font-weight-complex="normal"/>
    </style:style>
    <style:style style:name="T1" style:family="text">
      <style:text-properties officeooo:rsid="0011f14f"/>
    </style:style>
    <style:style style:name="T2" style:family="text">
      <style:text-properties style:font-name="Arial1"/>
    </style:style>
    <style:style style:name="T3" style:family="text">
      <style:text-properties style:font-name="Arial1" officeooo:rsid="002c966b"/>
    </style:style>
    <style:style style:name="T4" style:family="text">
      <style:text-properties style:font-name="Arial1" officeooo:rsid="00293ef0"/>
    </style:style>
    <style:style style:name="T5" style:family="text">
      <style:text-properties officeooo:rsid="0014dc97"/>
    </style:style>
    <style:style style:name="T6" style:family="text">
      <style:text-properties fo:color="#000000" loext:opacity="100%" fo:font-weight="normal" officeooo:rsid="0014dc97" style:font-weight-asian="normal" style:font-weight-complex="normal"/>
    </style:style>
    <style:style style:name="T7" style:family="text">
      <style:text-properties fo:color="#000000" loext:opacity="100%" fo:font-weight="normal" officeooo:rsid="002091b5" style:font-weight-asian="normal" style:font-weight-complex="normal"/>
    </style:style>
    <style:style style:name="T8" style:family="text">
      <style:text-properties fo:color="#000000" loext:opacity="100%" fo:font-size="12pt" fo:font-weight="normal" officeooo:rsid="0016a884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12pt" fo:font-weight="normal" officeooo:rsid="0014dc97" style:font-size-asian="12pt" style:font-weight-asian="normal" style:font-size-complex="12pt" style:font-weight-complex="normal"/>
    </style:style>
    <style:style style:name="T10" style:family="text">
      <style:text-properties fo:font-weight="normal" officeooo:rsid="0022e991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16a884"/>
    </style:style>
    <style:style style:name="T13" style:family="text">
      <style:text-properties officeooo:rsid="001737ae"/>
    </style:style>
    <style:style style:name="T14" style:family="text">
      <style:text-properties officeooo:rsid="0017dbea"/>
    </style:style>
    <style:style style:name="T15" style:family="text">
      <style:text-properties officeooo:rsid="00197196"/>
    </style:style>
    <style:style style:name="T16" style:family="text">
      <style:text-properties officeooo:rsid="001a6854"/>
    </style:style>
    <style:style style:name="T17" style:family="text">
      <style:text-properties officeooo:rsid="001f0395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officeooo:rsid="002091b5"/>
    </style:style>
    <style:style style:name="T20" style:family="text">
      <style:text-properties officeooo:rsid="0022e991"/>
    </style:style>
    <style:style style:name="T21" style:family="text">
      <style:text-properties officeooo:rsid="00293ef0"/>
    </style:style>
    <style:style style:name="T22" style:family="text">
      <style:text-properties officeooo:rsid="002a3809"/>
    </style:style>
    <style:style style:name="T23" style:family="text">
      <style:text-properties officeooo:rsid="002c966b"/>
    </style:style>
    <style:style style:name="T24" style:family="text">
      <style:text-properties officeooo:rsid="002e6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Regras de Negocio (Check, Unique)</text:p>
      <text:p text:style-name="P4"><text:span text:style-name="T1">1)</text:span>Crie o modelo físico das relações </text:p>
      <text:p text:style-name="P2">correntista = {cpf, nome, data_nasc, cidade, uf} </text:p>
      <text:p text:style-name="P2">conta_corrente {num_conta, cpf_correntista (fk), saldo}. </text:p>
      <text:p text:style-name="P4"/>
      <text:p text:style-name="P4">Garanta as seguintes regras de negócio: </text:p>
      <text:p text:style-name="P1"/>
      <text:p text:style-name="P4">(a) Uma conta corrente só pode ser aberta com saldo mínimo inicial de R$ 500,00. </text:p>
      <text:p text:style-name="P4"/>
      <text:p text:style-name="P4">(b) Os correntistas devem ser maiores que 18 anos. Para isso, você deve comparar a data de nascimento com a data atual. No Postgres, para saber a idade atual, use a função ((CURRENT_DATE - data_nasc)/365&gt;=18) ou use a função (AGE(CURRENT_DATE, data_nasc) &gt;= ’18 Y’)). </text:p>
      <text:p text:style-name="P1"/>
      <text:p text:style-name="P25">Sequencias <text:span text:style-name="T5">(nextval)</text:span></text:p>
      <text:p text:style-name="P25"/>
      <text:p text:style-name="P26">obra={id_obra, codigo (unique), descricao} </text:p>
      <text:p text:style-name="P26">maquina = {id_maquina, codigo(unique), marca} </text:p>
      <text:p text:style-name="P26">usa = {id_usa, id_obra,id_maquina, data_do_uso} </text:p>
      <text:p text:style-name="P26"/>
      <text:p text:style-name="P26"/>
      <text:p text:style-name="P28">1. Crie sequências obra, maquina e usa.</text:p>
      <text:p text:style-name="P30">------------------------------------------------------------------------------------------------------------------------</text:p>
      <text:p text:style-name="P28">2. Insira duas obras e duas máquinas usando as sequência criadas.</text:p>
      <text:p text:style-name="P30">------------------------------------------------------------------------------------------------------------------------</text:p>
      <text:p text:style-name="P28">3. Atribua para cada obra as duas máquinas.</text:p>
      <text:p text:style-name="P30">------------------------------------------------------------------------------------------------------------------------</text:p>
      <text:p text:style-name="P33"/>
      <text:p text:style-name="P36">Algebra Relacional(Union,Intersect)</text:p>
      <text:p text:style-name="P38"/>
      <text:p text:style-name="P38">CREATE TABLE Instrutor (</text:p>
      <text:p text:style-name="P38"><text:s text:c="2"/>inst_codigo numeric(5) <text:s text:c="2"/>NOT NULL ,</text:p>
      <text:p text:style-name="P38"><text:s text:c="2"/>inst_nome varchar(40) <text:s text:c="3"/>,</text:p>
      <text:p text:style-name="P38"><text:s text:c="2"/>inst_telefone varchar(15) <text:s text:c="3"/>,</text:p>
      <text:p text:style-name="P38"><text:s text:c="2"/>inst_dataadmissao DATE <text:s text:c="5"/>,</text:p>
      <text:p text:style-name="P38">PRIMARY KEY(inst_codigo));</text:p>
      <text:p text:style-name="P38"/>
      <text:p text:style-name="P38"/>
      <text:p text:style-name="P38">/*Inserindo Instrutores */</text:p>
      <text:p text:style-name="P38">insert into Instrutor</text:p>
      <text:p text:style-name="P38"><text:s/>values (1, 'Maria Carolina', '344-8788', '1/2/2017');</text:p>
      <text:p text:style-name="P38"><text:s text:c="2"/></text:p>
      <text:p text:style-name="P38">insert into Instrutor</text:p>
      <text:p text:style-name="P38"><text:s text:c="2"/>values (2, 'Pedro Paula', '274-9018', '8/3/2016');</text:p>
      <text:p text:style-name="P38"><text:s text:c="2"/></text:p>
      <text:p text:style-name="P38">insert into Instrutor</text:p>
      <text:p text:style-name="P38"><text:s text:c="2"/>values (3, 'Augusto Lemos', '722-1300', '12/11/2017');</text:p>
      <text:p text:style-name="P38"><text:s text:c="2"/></text:p>
      <text:p text:style-name="P38">insert into Instrutor</text:p>
      <text:p text:style-name="P38"><text:s text:c="2"/>values (4, 'Monica Silveira', '212-7938', '30/11/2017');</text:p>
      <text:p text:style-name="P38"/>
      <text:p text:style-name="P38">commit;</text:p>
      <text:p text:style-name="P38"/>
      <text:p text:style-name="P38"/>
      <text:p text:style-name="P38">----Tabela Curso ---------------</text:p>
      <text:p text:style-name="P38"/>
      <text:p text:style-name="P38">CREATE TABLE Curso (</text:p>
      <text:p text:style-name="P38"><text:s text:c="2"/>cur_Cod numeric(5) <text:s text:c="2"/>NOT NULL ,</text:p>
      <text:p text:style-name="P38"><text:s text:c="2"/>cur_Nome VARCHAR(40) <text:s text:c="3"/>,</text:p>
      <text:p text:style-name="P38"><text:s text:c="2"/>cur_CargaHoraria numeric(5,2) <text:s text:c="3"/>,</text:p>
      <text:p text:style-name="P38"><text:s text:c="2"/>cur_ValorCurso numeric(7,2) <text:s text:c="3"/>,</text:p>
      <text:p text:style-name="P38"><text:s text:c="2"/>cur_PreRequisito numeric(5) <text:s text:c="5"/>,</text:p>
      <text:p text:style-name="P38">PRIMARY KEY(cur_Cod));</text:p>
      <text:p text:style-name="P38"/>
      <text:p text:style-name="P38"/>
      <text:p text:style-name="P38">/*Inserindo curso */</text:p>
      <text:p text:style-name="P38">insert into Curso</text:p>
      <text:p text:style-name="P38"><text:s/>values (1, 'Introducao a Logica de Programação', 32, 800, null); </text:p>
      <text:p text:style-name="P38">insert into Curso</text:p>
      <text:p text:style-name="P38"><text:s/>values (2, 'Fundamentos de Modelagem de Dados', 40, 950, null); </text:p>
      <text:p text:style-name="P38">insert into Curso</text:p>
      <text:p text:style-name="P38"><text:s/>values (3, 'Redes I',40 ,1200 , null); </text:p>
      <text:p text:style-name="P38">insert into Curso</text:p>
      <text:p text:style-name="P38"><text:s/>values (4, 'Introducao a Sistemas Operacionais', 32 ,670 , null); </text:p>
      <text:p text:style-name="P38">insert into Curso</text:p>
      <text:p text:style-name="P38"><text:s/>values (5, 'Análise Orientada por Objetos',40 ,890 , null);</text:p>
      <text:p text:style-name="P38"><text:soft-page-break/>insert into Curso</text:p>
      <text:p text:style-name="P38"><text:s/>values (6, 'Delphi:Recurso Basicos', 24,400 , 1);</text:p>
      <text:p text:style-name="P38">insert into Curso</text:p>
      <text:p text:style-name="P38"><text:s/>values (7, 'Delphi: Acesso a Banco de Dados',24 ,400, 1);</text:p>
      <text:p text:style-name="P38">insert into Curso</text:p>
      <text:p text:style-name="P38"><text:s/>values (8, 'Oracle:SQL*PLUS e SQL', 32,750 , null);</text:p>
      <text:p text:style-name="P38">insert into Curso</text:p>
      <text:p text:style-name="P38"><text:s/>values (9, 'Oracle:PL/SQL', 24, 750, null);</text:p>
      <text:p text:style-name="P38">insert into Curso</text:p>
      <text:p text:style-name="P38"><text:s/>values (10, 'Redes II', 32,1000 , 3);</text:p>
      <text:p text:style-name="P38"/>
      <text:p text:style-name="P38"/>
      <text:p text:style-name="P38">CREATE TABLE Aluno (</text:p>
      <text:p text:style-name="P38"><text:s text:c="2"/>alu_Matricula numeric(5) <text:s text:c="2"/>NOT NULL ,</text:p>
      <text:p text:style-name="P38"><text:s text:c="2"/>alu_Nome varchar(40) <text:s text:c="3"/>,</text:p>
      <text:p text:style-name="P38"><text:s text:c="2"/>alu_Tel varchar(15) <text:s text:c="3"/>,</text:p>
      <text:p text:style-name="P38"><text:s text:c="2"/>alu_Ender varchar(40) <text:s text:c="3"/>,</text:p>
      <text:p text:style-name="P38"><text:s text:c="2"/>alu_Cidade varchar(30) <text:s text:c="3"/>,</text:p>
      <text:p text:style-name="P38"><text:s text:c="2"/>alu_UF CHAR(2) <text:s text:c="3"/>,</text:p>
      <text:p text:style-name="P38"><text:s text:c="2"/>alu_DataNascimento DATE <text:s text:c="5"/>,</text:p>
      <text:p text:style-name="P38">PRIMARY KEY(alu_Matricula));</text:p>
      <text:p text:style-name="P38"/>
      <text:p text:style-name="P38"/>
      <text:p text:style-name="P38">/*Inserindo Alunos */</text:p>
      <text:p text:style-name="P38">insert into Aluno</text:p>
      <text:p text:style-name="P38"><text:s/>values (1, 'Marcos Silva Hydra', '3474-2318', 'R. Adolfo Lutz, 27/902', 'São Paulo', 'SP', '10/03/2003');</text:p>
      <text:p text:style-name="P38">insert into Aluno</text:p>
      <text:p text:style-name="P38"><text:s/>values (2, 'Otávio Ramos Oliveira', '399-1490', 'R. Albert Einsten, 13', 'Votuporanga', 'SP', '12/05/2003');</text:p>
      <text:p text:style-name="P38">insert into Aluno</text:p>
      <text:p text:style-name="P38"><text:s/>values (3, 'Wellington Machado', '655-1138', 'Av. do Contorno', 'Linhares', 'ES', '10/08/2004');</text:p>
      <text:p text:style-name="P38">insert into Aluno</text:p>
      <text:p text:style-name="P38"><text:s/>values (4, 'Tadeu Mauro Alencar', '311-4671', 'T. Orquideas', 'Barbacena', 'MG' ,'05/02/2004');</text:p>
      <text:p text:style-name="P38">insert into Aluno</text:p>
      <text:p text:style-name="P38"><text:s/>values (5, 'Luis Firmino Rios', '211-6600', 'Av. Conceicao Silva', 'Uberaba', 'MG', '19/07/2005');</text:p>
      <text:p text:style-name="P38"><text:s/>insert into Aluno</text:p>
      <text:p text:style-name="P38"><text:s/>values (6, 'Ademar Silveira Barros', '6588-6600', 'Rua das Acácias', 'Votuporanga', 'SP', '27/11/2005');</text:p>
      <text:p text:style-name="P38"/>
      <text:p text:style-name="P38"/>
      <text:p text:style-name="P38">commit;</text:p>
      <text:p text:style-name="P38"/>
      <text:p text:style-name="P38">CREATE TABLE Turma (</text:p>
      <text:p text:style-name="P38"><text:s text:c="2"/>tur_CodTur numeric(5) <text:s text:c="2"/>NOT NULL ,</text:p>
      <text:p text:style-name="P38"><text:s text:c="2"/>tur_CodigoCurso numeric(5) <text:s text:c="2"/>NOT NULL ,</text:p>
      <text:p text:style-name="P38"><text:s text:c="2"/>tur_CodigoInstrutor numeric(5) <text:s text:c="2"/>NOT NULL ,</text:p>
      <text:p text:style-name="P38"><text:s text:c="2"/>tur_PrecoHoraTur NUMERIC(4,2) <text:s text:c="3"/>,</text:p>
      <text:p text:style-name="P38"><text:s text:c="2"/>tur_SalaTur INTEGER <text:s text:c="5"/>,</text:p>
      <text:p text:style-name="P38">PRIMARY KEY(tur_CodTur),</text:p>
      <text:p text:style-name="P38"><text:s text:c="2"/>FOREIGN KEY(tur_CodigoCurso) <text:s/>REFERENCES Curso,</text:p>
      <text:p text:style-name="P38"><text:s text:c="2"/>FOREIGN KEY(tur_CodigoInstrutor) <text:s/>REFERENCES Instrutor);</text:p>
      <text:p text:style-name="P38"/>
      <text:p text:style-name="P38"/>
      <text:p text:style-name="P38">/*Inserindo Turmas*/</text:p>
      <text:p text:style-name="P38">insert into Turma</text:p>
      <text:p text:style-name="P38"><text:s/>values (1,1,1,20,2);</text:p>
      <text:p text:style-name="P38">insert into Turma</text:p>
      <text:p text:style-name="P38"><text:s/>values (2,1,2,20,5);</text:p>
      <text:p text:style-name="P38">insert into Turma</text:p>
      <text:p text:style-name="P38"><text:s/>values (3,2,3,25,4);</text:p>
      <text:p text:style-name="P38">insert into Turma</text:p>
      <text:p text:style-name="P38"><text:s/>values (4,3,4,20,4);</text:p>
      <text:p text:style-name="P38">insert into Turma</text:p>
      <text:p text:style-name="P38"><text:s/>values (5,3,3,20,6);</text:p>
      <text:p text:style-name="P38">insert into Turma</text:p>
      <text:p text:style-name="P38"><text:s/>values (7,7,3,25,1);</text:p>
      <text:p text:style-name="P38">insert into Turma</text:p>
      <text:p text:style-name="P38"><text:s/>values (8,5,4,40,8);</text:p>
      <text:p text:style-name="P38"/>
      <text:p text:style-name="P38">commit;</text:p>
      <text:p text:style-name="P38"/>
      <text:p text:style-name="P38">CREATE TABLE Historico (</text:p>
      <text:p text:style-name="P38"><text:s text:c="2"/>hist_Matriculaaluno numeric(5) <text:s text:c="2"/>NOT NULL ,</text:p>
      <text:p text:style-name="P38"><text:s text:c="2"/>hist_CodigoTurma numeric(5) <text:s text:c="2"/>NOT NULL ,</text:p>
      <text:p text:style-name="P38"><text:s text:c="2"/>hist_NotaBim1 numeric(3,1) <text:s text:c="3"/>,</text:p>
      <text:p text:style-name="P38"><text:s text:c="2"/>hist_NotaBim2 numeric(3,1) <text:s text:c="3"/>,</text:p>
      <text:p text:style-name="P38"><text:s text:c="2"/>hist_Presenca numeric(3,1) <text:s text:c="5"/>,</text:p>
      <text:p text:style-name="P38">PRIMARY KEY(hist_Matriculaaluno, hist_CodigoTurma),</text:p>
      <text:p text:style-name="P38"><text:s text:c="2"/>FOREIGN KEY(hist_Matriculaaluno) <text:s text:c="2"/>REFERENCES Aluno,</text:p>
      <text:p text:style-name="P38"><text:s text:c="2"/>FOREIGN KEY (hist_CodigoTurma) REFERENCES Turma);</text:p>
      <text:p text:style-name="P38"/>
      <text:p text:style-name="P38"/>
      <text:p text:style-name="P38">/*Inserindo Historico*/</text:p>
      <text:p text:style-name="P38">insert into Historico</text:p>
      <text:p text:style-name="P38"><text:s/>values (1,1,7.5, 7.0, 50);</text:p>
      <text:p text:style-name="P38">insert into Historico</text:p>
      <text:p text:style-name="P38"><text:s/>values (5,2,7, 6.0, 70);</text:p>
      <text:p text:style-name="P38">insert into Historico</text:p>
      <text:p text:style-name="P38"><text:s/>values (1,5,6, 6.0, 80);</text:p>
      <text:p text:style-name="P38">insert into Historico</text:p>
      <text:p text:style-name="P38"><text:s/>values (1,4,9, 8.5, 75);</text:p>
      <text:p text:style-name="P38">insert into Historico</text:p>
      <text:p text:style-name="P38"><text:s/>values (4,2,3, 4.0, 90);</text:p>
      <text:p text:style-name="P38">insert into Historico</text:p>
      <text:p text:style-name="P38"><text:s/>values (3,2,5.5, 5.5, 80);</text:p>
      <text:p text:style-name="P38"/>
      <text:p text:style-name="P38">commit;</text:p>
      <text:p text:style-name="P38"/>
      <text:p text:style-name="P38">-------Fim Banco de dados acadêmico</text:p>
      <text:p text:style-name="P27"/>
      <text:p text:style-name="P29">1)Monte um relatório com os nomes dos instrutores e alunos cadastrados no banco de dados. Garanta que os nomes repetidos sejam eliminados.</text:p>
      <text:p text:style-name="P30">------------------------------------------------------------------------------------------------------------------------</text:p>
      <text:p text:style-name="P37"><text:soft-page-break/>--Agencia</text:p>
      <text:p text:style-name="P37">create table agencia(</text:p>
      <text:p text:style-name="P37">cod_age <text:s text:c="3"/>integer not null,</text:p>
      <text:p text:style-name="P37">nome_age <text:s text:c="2"/>varchar(40),</text:p>
      <text:p text:style-name="P37">cidade_age varchar(40),</text:p>
      <text:p text:style-name="P37">fundos_age numeric(10,2),</text:p>
      <text:p text:style-name="P37">constraint pk_agencia primary key (cod_age));</text:p>
      <text:p text:style-name="P37"/>
      <text:p text:style-name="P37"/>
      <text:p text:style-name="P37">--Cliente</text:p>
      <text:p text:style-name="P37">create table clientecor(</text:p>
      <text:p text:style-name="P37">cod_cli <text:s text:c="3"/>integer not null,</text:p>
      <text:p text:style-name="P37">nome_cli <text:s text:c="2"/>varchar(40),</text:p>
      <text:p text:style-name="P37">rua_cli <text:s text:c="3"/>varchar(40),</text:p>
      <text:p text:style-name="P37">cidade_cli varchar(30),</text:p>
      <text:p text:style-name="P37">constraint pk_clientecor primary key (cod_cli));</text:p>
      <text:p text:style-name="P37"/>
      <text:p text:style-name="P37">--Emprestimo </text:p>
      <text:p text:style-name="P37">create table emprestimo(</text:p>
      <text:p text:style-name="P37">cod_age_emp<text:tab/> <text:s/>integer not null,</text:p>
      <text:p text:style-name="P37">numero_emp <text:tab/> <text:s/>varchar(10) not null,</text:p>
      <text:p text:style-name="P37">valor_emp<text:tab/> <text:s/>numeric(10,2),</text:p>
      <text:p text:style-name="P37">constraint pk_emprestimo primary key (cod_age_emp, numero_emp));</text:p>
      <text:p text:style-name="P37"/>
      <text:p text:style-name="P37">alter table emprestimo add constraint fk_emp_agencia foreign key(cod_age_emp)</text:p>
      <text:p text:style-name="P37">references agencia;</text:p>
      <text:p text:style-name="P37"/>
      <text:p text:style-name="P37">--Devedor </text:p>
      <text:p text:style-name="P37">create table devedor (</text:p>
      <text:p text:style-name="P37">cod_cli_dev<text:tab/> <text:s text:c="3"/>integer not null,</text:p>
      <text:p text:style-name="P37">cod_age_emp_dev <text:s text:c="4"/>integer not null,</text:p>
      <text:p text:style-name="P37">numero_emp_dev<text:tab/> <text:s text:c="3"/>varchar(10) not null,</text:p>
      <text:p text:style-name="P37">constraint pk_devedor primary key (cod_cli_dev, cod_age_emp_dev,</text:p>
      <text:p text:style-name="P37">numero_emp_dev));</text:p>
      <text:p text:style-name="P37"/>
      <text:p text:style-name="P37">alter table devedor add constraint fk_dev_cli </text:p>
      <text:p text:style-name="P37"><text:s text:c="2"/>foreign key(cod_cli_dev) references clientecor;</text:p>
      <text:p text:style-name="P37"/>
      <text:p text:style-name="P37">alter table devedor add constraint fk_dev_emprest </text:p>
      <text:p text:style-name="P37"><text:s text:c="2"/>foreign key(cod_age_emp_dev,numero_emp_dev) references emprestimo;</text:p>
      <text:p text:style-name="P37"/>
      <text:p text:style-name="P37">--Conta </text:p>
      <text:p text:style-name="P37">create table conta(</text:p>
      <text:p text:style-name="P37">cod_age_con<text:tab/>integer not null,</text:p>
      <text:p text:style-name="P37">numero_con<text:tab/>varchar(10) not null,</text:p>
      <text:p text:style-name="P37">saldo_con<text:tab/>numeric(10,2),</text:p>
      <text:p text:style-name="P37">constraint pk_conta primary key (cod_age_con,numero_con));</text:p>
      <text:p text:style-name="P37"/>
      <text:p text:style-name="P37">alter table conta add constraint fk_conta_agencia foreign key(cod_age_con) </text:p>
      <text:p text:style-name="P37"><text:s text:c="2"/>references agencia;</text:p>
      <text:p text:style-name="P37"/>
      <text:p text:style-name="P37">--Depositante </text:p>
      <text:p text:style-name="P37">create table depositante(</text:p>
      <text:p text:style-name="P37">cod_cli_dep<text:tab/>integer not null,</text:p>
      <text:p text:style-name="P37">cod_age_con_dep<text:tab/>integer not null,</text:p>
      <text:p text:style-name="P37">numero_con_dep<text:tab/>varchar(10) not null,</text:p>
      <text:p text:style-name="P37">constraint pk_depositante primary</text:p>
      <text:p text:style-name="P37">key(cod_cli_dep,cod_age_con_dep,numero_con_dep));</text:p>
      <text:p text:style-name="P37"/>
      <text:p text:style-name="P37">alter table depositante add constraint fk_dep_cli </text:p>
      <text:p text:style-name="P37"><text:s text:c="2"/>foreign key(cod_cli_dep) references clientecor;</text:p>
      <text:p text:style-name="P37"/>
      <text:p text:style-name="P37">alter table depositante add constraint fk_dep_conta</text:p>
      <text:p text:style-name="P37"><text:s text:c="2"/>foreign key(cod_age_con_dep,numero_con_dep) references conta;</text:p>
      <text:p text:style-name="P37"/>
      <text:p text:style-name="P37">--INSERTS</text:p>
      <text:p text:style-name="P37"/>
      <text:p text:style-name="P37">--Agencia </text:p>
      <text:p text:style-name="P37"/>
      <text:p text:style-name="P37">insert into agencia</text:p>
      <text:p text:style-name="P37">values (1,'Macedônia','Macedônia', 500000); </text:p>
      <text:p text:style-name="P37"/>
      <text:p text:style-name="P37">insert into agencia</text:p>
      <text:p text:style-name="P37">values (2,'Vila Neri','São Carlos', 1600000); </text:p>
      <text:p text:style-name="P37"/>
      <text:p text:style-name="P37">insert into agencia</text:p>
      <text:p text:style-name="P37">values (3,'Anhagabahú','São Paulo', 5000000); </text:p>
      <text:p text:style-name="P37"/>
      <text:p text:style-name="P37">insert into agencia</text:p>
      <text:p text:style-name="P37"><text:s/>values (4,'Centro','Araraquara', 300000); </text:p>
      <text:p text:style-name="P37"/>
      <text:p text:style-name="P37">--Cliente </text:p>
      <text:p text:style-name="P37">insert into clientecor</text:p>
      <text:p text:style-name="P37">values (1, 'Jones', 'Main','São Carlos');</text:p>
      <text:p text:style-name="P37"/>
      <text:p text:style-name="P37">insert into clientecor</text:p>
      <text:p text:style-name="P37">values (2, 'Smith', 'North','Araraquara');</text:p>
      <text:p text:style-name="P37"/>
      <text:p text:style-name="P37">insert into clientecor</text:p>
      <text:p text:style-name="P37">values (3, 'Turner', 'Putman','Votuporanga');</text:p>
      <text:p text:style-name="P37"/>
      <text:p text:style-name="P37">insert into clientecor</text:p>
      <text:p text:style-name="P37">values (4, 'Adams', 'Spring', 'Araraquara');</text:p>
      <text:p text:style-name="P37"/>
      <text:p text:style-name="P37">insert into clientecor</text:p>
      <text:p text:style-name="P37">values (5, 'Johnson', 'Alma', 'Palo Alto');</text:p>
      <text:p text:style-name="P37"/>
      <text:p text:style-name="P37">insert into clientecor</text:p>
      <text:p text:style-name="P37">values (6, 'Hayes', 'Main', 'Harrison');</text:p>
      <text:p text:style-name="P37"/>
      <text:p text:style-name="P37">insert into clientecor</text:p>
      <text:p text:style-name="P37">values (7, 'Williams', 'Nassau', 'Princeton');</text:p>
      <text:p text:style-name="P37"/>
      <text:p text:style-name="P37"/>
      <text:p text:style-name="P37"/>
      <text:p text:style-name="P37"><text:soft-page-break/>--Conta </text:p>
      <text:p text:style-name="P37">insert into conta</text:p>
      <text:p text:style-name="P37">values (1,'A-101',500);</text:p>
      <text:p text:style-name="P37"/>
      <text:p text:style-name="P37">insert into conta</text:p>
      <text:p text:style-name="P37">values (2,'A-215',700);</text:p>
      <text:p text:style-name="P37"/>
      <text:p text:style-name="P37">insert into conta</text:p>
      <text:p text:style-name="P37">values (3,'A-102',400);</text:p>
      <text:p text:style-name="P37"/>
      <text:p text:style-name="P37">insert into conta</text:p>
      <text:p text:style-name="P37">values (4,'A-201',900);</text:p>
      <text:p text:style-name="P37"/>
      <text:p text:style-name="P37">insert into conta</text:p>
      <text:p text:style-name="P37">values (4,'A-217',750);</text:p>
      <text:p text:style-name="P37"/>
      <text:p text:style-name="P37"/>
      <text:p text:style-name="P37">--Depositante </text:p>
      <text:p text:style-name="P37">insert into depositante</text:p>
      <text:p text:style-name="P37">values (5, 1,'A-101');</text:p>
      <text:p text:style-name="P37"/>
      <text:p text:style-name="P37">insert into depositante</text:p>
      <text:p text:style-name="P37">values (2, 2,'A-215');</text:p>
      <text:p text:style-name="P37"/>
      <text:p text:style-name="P37">insert into depositante</text:p>
      <text:p text:style-name="P37">values (6, 3,'A-102');</text:p>
      <text:p text:style-name="P37"/>
      <text:p text:style-name="P37">insert into depositante</text:p>
      <text:p text:style-name="P37">values (5, 4, 'A-201');</text:p>
      <text:p text:style-name="P37"/>
      <text:p text:style-name="P37">insert into depositante</text:p>
      <text:p text:style-name="P37">values (1, 4, 'A-217');</text:p>
      <text:p text:style-name="P37"/>
      <text:p text:style-name="P37">--Emprestimo </text:p>
      <text:p text:style-name="P37">insert into emprestimo</text:p>
      <text:p text:style-name="P37">values (1,'L-17',1000);</text:p>
      <text:p text:style-name="P37"/>
      <text:p text:style-name="P37">insert into emprestimo</text:p>
      <text:p text:style-name="P37">values (3,'L-15',1500);</text:p>
      <text:p text:style-name="P37"/>
      <text:p text:style-name="P37">insert into emprestimo</text:p>
      <text:p text:style-name="P37">values (1,'L-14',1500);</text:p>
      <text:p text:style-name="P37"/>
      <text:p text:style-name="P37">insert into emprestimo</text:p>
      <text:p text:style-name="P37">values (2,'L-93',500);</text:p>
      <text:p text:style-name="P37"/>
      <text:p text:style-name="P37">insert into emprestimo</text:p>
      <text:p text:style-name="P37">values (3,'L-16',1300);</text:p>
      <text:p text:style-name="P37"/>
      <text:p text:style-name="P37">----Devedor </text:p>
      <text:p text:style-name="P37">insert into Devedor</text:p>
      <text:p text:style-name="P37">values (1,1,'L-17');</text:p>
      <text:p text:style-name="P37"/>
      <text:p text:style-name="P37">insert into Devedor</text:p>
      <text:p text:style-name="P37">values (6,3,'L-15');</text:p>
      <text:p text:style-name="P37"/>
      <text:p text:style-name="P37">insert into Devedor</text:p>
      <text:p text:style-name="P37">values (7,2,'L-93');</text:p>
      <text:p text:style-name="P37"/>
      <text:p text:style-name="P37">insert into Devedor</text:p>
      <text:p text:style-name="P37">values (1,3,'L-16');</text:p>
      <text:p text:style-name="P37"/>
      <text:p text:style-name="P37">insert into Devedor</text:p>
      <text:p text:style-name="P37">values (4,3,'L-15');</text:p>
      <text:p text:style-name="P35"/>
      <text:p text:style-name="P12"><text:span text:style-name="T6">2</text:span><text:span text:style-name="T7">a</text:span><text:span text:style-name="T6">)</text:span>A Grid de um Form de uma aplicação bancária desktop deve ser preenchida com os dados de uma consulta que traga os códigos do cliente que possuem conta (tabela Depositante) e também empréstimo (tabela Devedor). Use o operador Intersect. </text:p>
      <text:p text:style-name="P39"/>
      <text:p text:style-name="P12"><text:span text:style-name="T19">2b)</text:span> Monte um relatório que traga o código do cliente que possui conta (depositante) mas que não possui empréstimo (devedor). </text:p>
      <text:p text:style-name="P30">------------------------------------------------------------------------------------------------------------------------</text:p>
      <text:p text:style-name="P39">------Banco de dados acadêmico -----------------------</text:p>
      <text:p text:style-name="P39"/>
      <text:p text:style-name="P39">CREATE TABLE Instrutor (</text:p>
      <text:p text:style-name="P39"><text:s text:c="2"/>inst_codigo numeric(5) <text:s text:c="2"/>NOT NULL ,</text:p>
      <text:p text:style-name="P39"><text:s text:c="2"/>inst_nome varchar(40) <text:s text:c="3"/>,</text:p>
      <text:p text:style-name="P39"><text:s text:c="2"/>inst_telefone varchar(15) <text:s text:c="3"/>,</text:p>
      <text:p text:style-name="P39"><text:s text:c="2"/>inst_dataadmissao DATE <text:s text:c="5"/>,</text:p>
      <text:p text:style-name="P39">PRIMARY KEY(inst_codigo));</text:p>
      <text:p text:style-name="P39"/>
      <text:p text:style-name="P39"/>
      <text:p text:style-name="P39">/*Inserindo Instrutores */</text:p>
      <text:p text:style-name="P39">insert into Instrutor</text:p>
      <text:p text:style-name="P39"><text:s/>values (1, 'Maria Carolina', '344-8788', '1/2/2017');</text:p>
      <text:p text:style-name="P39"><text:s text:c="2"/></text:p>
      <text:p text:style-name="P39">insert into Instrutor</text:p>
      <text:p text:style-name="P39"><text:s text:c="2"/>values (2, 'Pedro Paula', '274-9018', '8/3/2016');</text:p>
      <text:p text:style-name="P39"><text:s text:c="2"/></text:p>
      <text:p text:style-name="P39">insert into Instrutor</text:p>
      <text:p text:style-name="P39"><text:s text:c="2"/>values (3, 'Augusto Lemos', '722-1300', '12/11/2017');</text:p>
      <text:p text:style-name="P39"><text:s text:c="2"/></text:p>
      <text:p text:style-name="P39">insert into Instrutor</text:p>
      <text:p text:style-name="P39"><text:s text:c="2"/>values (4, 'Monica Silveira', '212-7938', '30/11/2017');</text:p>
      <text:p text:style-name="P39"/>
      <text:p text:style-name="P39">commit;</text:p>
      <text:p text:style-name="P39"/>
      <text:p text:style-name="P39"/>
      <text:p text:style-name="P39"><text:soft-page-break/>----Tabela Curso ---------------</text:p>
      <text:p text:style-name="P39"/>
      <text:p text:style-name="P39">CREATE TABLE Curso (</text:p>
      <text:p text:style-name="P39"><text:s text:c="2"/>cur_Cod numeric(5) <text:s text:c="2"/>NOT NULL ,</text:p>
      <text:p text:style-name="P39"><text:s text:c="2"/>cur_Nome VARCHAR(40) <text:s text:c="3"/>,</text:p>
      <text:p text:style-name="P39"><text:s text:c="2"/>cur_CargaHoraria numeric(5,2) <text:s text:c="3"/>,</text:p>
      <text:p text:style-name="P39"><text:s text:c="2"/>cur_ValorCurso numeric(7,2) <text:s text:c="3"/>,</text:p>
      <text:p text:style-name="P39"><text:s text:c="2"/>cur_PreRequisito numeric(5) <text:s text:c="5"/>,</text:p>
      <text:p text:style-name="P39">PRIMARY KEY(cur_Cod));</text:p>
      <text:p text:style-name="P39"/>
      <text:p text:style-name="P39"/>
      <text:p text:style-name="P39">/*Inserindo curso */</text:p>
      <text:p text:style-name="P39">insert into Curso</text:p>
      <text:p text:style-name="P39"><text:s/>values (1, 'Introducao a Logica de Programação', 32, 800, null); </text:p>
      <text:p text:style-name="P39">insert into Curso</text:p>
      <text:p text:style-name="P39"><text:s/>values (2, 'Fundamentos de Modelagem de Dados', 40, 950, null); </text:p>
      <text:p text:style-name="P39">insert into Curso</text:p>
      <text:p text:style-name="P39"><text:s/>values (3, 'Redes I',40 ,1200 , null); </text:p>
      <text:p text:style-name="P39">insert into Curso</text:p>
      <text:p text:style-name="P39"><text:s/>values (4, 'Introducao a Sistemas Operacionais', 32 ,670 , null); </text:p>
      <text:p text:style-name="P39">insert into Curso</text:p>
      <text:p text:style-name="P39"><text:s/>values (5, 'Análise Orientada por Objetos',40 ,890 , null);</text:p>
      <text:p text:style-name="P39">insert into Curso</text:p>
      <text:p text:style-name="P39"><text:s/>values (6, 'Delphi:Recurso Basicos', 24,400 , 1);</text:p>
      <text:p text:style-name="P39">insert into Curso</text:p>
      <text:p text:style-name="P39"><text:s/>values (7, 'Delphi: Acesso a Banco de Dados',24 ,400, 1);</text:p>
      <text:p text:style-name="P39">insert into Curso</text:p>
      <text:p text:style-name="P39"><text:s/>values (8, 'Oracle:SQL*PLUS e SQL', 32,750 , null);</text:p>
      <text:p text:style-name="P39">insert into Curso</text:p>
      <text:p text:style-name="P39"><text:s/>values (9, 'Oracle:PL/SQL', 24, 750, null);</text:p>
      <text:p text:style-name="P39">insert into Curso</text:p>
      <text:p text:style-name="P39"><text:s/>values (10, 'Redes II', 32,1000 , 3);</text:p>
      <text:p text:style-name="P39"/>
      <text:p text:style-name="P39"/>
      <text:p text:style-name="P39">CREATE TABLE Aluno (</text:p>
      <text:p text:style-name="P39"><text:s text:c="2"/>alu_Matricula numeric(5) <text:s text:c="2"/>NOT NULL ,</text:p>
      <text:p text:style-name="P39"><text:s text:c="2"/>alu_Nome varchar(40) <text:s text:c="3"/>,</text:p>
      <text:p text:style-name="P39"><text:s text:c="2"/>alu_Tel varchar(15) <text:s text:c="3"/>,</text:p>
      <text:p text:style-name="P39"><text:s text:c="2"/>alu_Ender varchar(40) <text:s text:c="3"/>,</text:p>
      <text:p text:style-name="P39"><text:s text:c="2"/>alu_Cidade varchar(30) <text:s text:c="3"/>,</text:p>
      <text:p text:style-name="P39"><text:s text:c="2"/>alu_UF CHAR(2) <text:s text:c="3"/>,</text:p>
      <text:p text:style-name="P39"><text:s text:c="2"/>alu_DataNascimento DATE <text:s text:c="5"/>,</text:p>
      <text:p text:style-name="P39">PRIMARY KEY(alu_Matricula));</text:p>
      <text:p text:style-name="P39"/>
      <text:p text:style-name="P39"/>
      <text:p text:style-name="P39">/*Inserindo Alunos */</text:p>
      <text:p text:style-name="P39">insert into Aluno</text:p>
      <text:p text:style-name="P39"><text:s/>values (1, 'Marcos Silva Hydra', '3474-2318', 'R. Adolfo Lutz, 27/902', 'São Paulo', 'SP', '10/03/2003');</text:p>
      <text:p text:style-name="P39">insert into Aluno</text:p>
      <text:p text:style-name="P39"><text:s/>values (2, 'Otávio Ramos Oliveira', '399-1490', 'R. Albert Einsten, 13', 'Votuporanga', 'SP', '12/05/2003');</text:p>
      <text:p text:style-name="P39">insert into Aluno</text:p>
      <text:p text:style-name="P39"><text:s/>values (3, 'Wellington Machado', '655-1138', 'Av. do Contorno', 'Linhares', 'ES', '10/08/2004');</text:p>
      <text:p text:style-name="P39">insert into Aluno</text:p>
      <text:p text:style-name="P39"><text:s/>values (4, 'Tadeu Mauro Alencar', '311-4671', 'T. Orquideas', 'Barbacena', 'MG' ,'05/02/2004');</text:p>
      <text:p text:style-name="P39">insert into Aluno</text:p>
      <text:p text:style-name="P39"><text:s/>values (5, 'Luis Firmino Rios', '211-6600', 'Av. Conceicao Silva', 'Uberaba', 'MG', '19/07/2005');</text:p>
      <text:p text:style-name="P39"><text:s/>insert into Aluno</text:p>
      <text:p text:style-name="P39"><text:s/>values (6, 'Ademar Silveira Barros', '6588-6600', 'Rua das Acácias', 'Votuporanga', 'SP', '27/11/2005');</text:p>
      <text:p text:style-name="P39"/>
      <text:p text:style-name="P39"/>
      <text:p text:style-name="P39">commit;</text:p>
      <text:p text:style-name="P39"/>
      <text:p text:style-name="P39"/>
      <text:p text:style-name="P39"/>
      <text:p text:style-name="P39"/>
      <text:p text:style-name="P39">CREATE TABLE Turma (</text:p>
      <text:p text:style-name="P39"><text:s text:c="2"/>tur_CodTur numeric(5) <text:s text:c="2"/>NOT NULL ,</text:p>
      <text:p text:style-name="P39"><text:s text:c="2"/>tur_CodigoCurso numeric(5) <text:s text:c="2"/>NOT NULL ,</text:p>
      <text:p text:style-name="P39"><text:s text:c="2"/>tur_CodigoInstrutor numeric(5) <text:s text:c="2"/>NOT NULL ,</text:p>
      <text:p text:style-name="P39"><text:s text:c="2"/>tur_PrecoHoraTur NUMERIC(4,2) <text:s text:c="3"/>,</text:p>
      <text:p text:style-name="P39"><text:s text:c="2"/>tur_SalaTur INTEGER <text:s text:c="5"/>,</text:p>
      <text:p text:style-name="P39">PRIMARY KEY(tur_CodTur),</text:p>
      <text:p text:style-name="P39"><text:s text:c="2"/>FOREIGN KEY(tur_CodigoCurso) <text:s/>REFERENCES Curso,</text:p>
      <text:p text:style-name="P39"><text:s text:c="2"/>FOREIGN KEY(tur_CodigoInstrutor) <text:s/>REFERENCES Instrutor);</text:p>
      <text:p text:style-name="P39"/>
      <text:p text:style-name="P39"/>
      <text:p text:style-name="P39">/*Inserindo Turmas*/</text:p>
      <text:p text:style-name="P39">insert into Turma</text:p>
      <text:p text:style-name="P39"><text:s/>values (1,1,1,20,2);</text:p>
      <text:p text:style-name="P39">insert into Turma</text:p>
      <text:p text:style-name="P39"><text:s/>values (2,1,2,20,5);</text:p>
      <text:p text:style-name="P39">insert into Turma</text:p>
      <text:p text:style-name="P39"><text:s/>values (3,2,3,25,4);</text:p>
      <text:p text:style-name="P39">insert into Turma</text:p>
      <text:p text:style-name="P39"><text:s/>values (4,3,4,20,4);</text:p>
      <text:p text:style-name="P39">insert into Turma</text:p>
      <text:p text:style-name="P39"><text:s/>values (5,3,3,20,6);</text:p>
      <text:p text:style-name="P39">insert into Turma</text:p>
      <text:p text:style-name="P39"><text:s/>values (7,7,3,25,1);</text:p>
      <text:p text:style-name="P39">insert into Turma</text:p>
      <text:p text:style-name="P39"><text:s/>values (8,5,4,40,8);</text:p>
      <text:p text:style-name="P39"/>
      <text:p text:style-name="P39">commit;</text:p>
      <text:p text:style-name="P39"/>
      <text:p text:style-name="P39">CREATE TABLE Historico (</text:p>
      <text:p text:style-name="P39"><text:s text:c="2"/>hist_Matriculaaluno numeric(5) <text:s text:c="2"/>NOT NULL ,</text:p>
      <text:p text:style-name="P39"><text:s text:c="2"/>hist_CodigoTurma numeric(5) <text:s text:c="2"/>NOT NULL ,</text:p>
      <text:p text:style-name="P39"><text:s text:c="2"/>hist_NotaBim1 numeric(3,1) <text:s text:c="3"/>,</text:p>
      <text:p text:style-name="P39"><text:s text:c="2"/>hist_NotaBim2 numeric(3,1) <text:s text:c="3"/>,</text:p>
      <text:p text:style-name="P39"><text:s text:c="2"/>hist_Presenca numeric(3,1) <text:s text:c="5"/>,</text:p>
      <text:p text:style-name="P39">PRIMARY KEY(hist_Matriculaaluno, hist_CodigoTurma),</text:p>
      <text:p text:style-name="P39"><text:s text:c="2"/>FOREIGN KEY(hist_Matriculaaluno) <text:s text:c="2"/>REFERENCES Aluno,</text:p>
      <text:p text:style-name="P39"><text:s text:c="2"/>FOREIGN KEY (hist_CodigoTurma) REFERENCES Turma);</text:p>
      <text:p text:style-name="P39"/>
      <text:p text:style-name="P39"/>
      <text:p text:style-name="P39"><text:soft-page-break/>/*Inserindo Historico*/</text:p>
      <text:p text:style-name="P39">insert into Historico</text:p>
      <text:p text:style-name="P39"><text:s/>values (1,1,7.5, 7.0, 50);</text:p>
      <text:p text:style-name="P39">insert into Historico</text:p>
      <text:p text:style-name="P39"><text:s/>values (5,2,7, 6.0, 70);</text:p>
      <text:p text:style-name="P39">insert into Historico</text:p>
      <text:p text:style-name="P39"><text:s/>values (1,5,6, 6.0, 80);</text:p>
      <text:p text:style-name="P39">insert into Historico</text:p>
      <text:p text:style-name="P39"><text:s/>values (1,4,9, 8.5, 75);</text:p>
      <text:p text:style-name="P39">insert into Historico</text:p>
      <text:p text:style-name="P39"><text:s/>values (4,2,3, 4.0, 90);</text:p>
      <text:p text:style-name="P39">insert into Historico</text:p>
      <text:p text:style-name="P39"><text:s/>values (3,2,5.5, 5.5, 80);</text:p>
      <text:p text:style-name="P39"/>
      <text:p text:style-name="P39">commit;</text:p>
      <text:p text:style-name="P39"/>
      <text:p text:style-name="P39">-------Fim Banco de dados acadêmico</text:p>
      <text:p text:style-name="P30"/>
      <text:p text:style-name="P12"><text:span text:style-name="T5">4)</text:span>Monte a consulta em SQL para um relatório que traga os nomes dos instrutores que não são homônimos dos alunos (usando o Except). </text:p>
      <text:p text:style-name="P30">------------------------------------------------------------------------------------------------------------------------</text:p>
      <text:p text:style-name="P39">-- Tabela Cliente </text:p>
      <text:p text:style-name="P39">create table cliente (</text:p>
      <text:p text:style-name="P39">codigo_cliente numeric(5) not null,</text:p>
      <text:p text:style-name="P39">nome_cliente varchar(40),</text:p>
      <text:p text:style-name="P39">endereco varchar(40),</text:p>
      <text:p text:style-name="P39">cidade varchar(20),</text:p>
      <text:p text:style-name="P39">cep varchar(9),</text:p>
      <text:p text:style-name="P39">uf char(2),</text:p>
      <text:p text:style-name="P39">cnpj varchar(20),</text:p>
      <text:p text:style-name="P39">ie varchar(20));</text:p>
      <text:p text:style-name="P39"/>
      <text:p text:style-name="P39">alter table cliente add constraint pk_cliente primary key (codigo_cliente);</text:p>
      <text:p text:style-name="P39"/>
      <text:p text:style-name="P39">-- Tabela vendedor </text:p>
      <text:p text:style-name="P39">create table vendedor (</text:p>
      <text:p text:style-name="P39">codigo_vendedor numeric(5) not null,</text:p>
      <text:p text:style-name="P39">nome_vendedor varchar(40) not null,</text:p>
      <text:p text:style-name="P39">salario_fixo numeric(7,2),</text:p>
      <text:p text:style-name="P39">faixa_comissao char(1),</text:p>
      <text:p text:style-name="P39">senha varchar(50));</text:p>
      <text:p text:style-name="P39"/>
      <text:p text:style-name="P39">alter table vendedor add constraint pk_vendedor primary key (codigo_vendedor);</text:p>
      <text:p text:style-name="P39"/>
      <text:p text:style-name="P39"/>
      <text:p text:style-name="P39">-- Tabela pedido</text:p>
      <text:p text:style-name="P39">--Note: Uma vez que a tabela pedido faz referencia as tabelas CLIENTE e</text:p>
      <text:p text:style-name="P39">--VENDEDOR, eu a</text:p>
      <text:p text:style-name="P39">--criei depois de criar as tabelas referenciadas </text:p>
      <text:p text:style-name="P39"><text:s/></text:p>
      <text:p text:style-name="P39"/>
      <text:p text:style-name="P39">create table pedido(</text:p>
      <text:p text:style-name="P39">num_pedido numeric(5) not null,</text:p>
      <text:p text:style-name="P39">prazo_entrega numeric(3) not null,</text:p>
      <text:p text:style-name="P39">codigo_cliente numeric(5) not null,</text:p>
      <text:p text:style-name="P39">codigo_vendedor numeric(5) not null,</text:p>
      <text:p text:style-name="P39">total_pedido <text:s text:c="3"/>numeric(10,2),</text:p>
      <text:p text:style-name="P39">data_pedido date );</text:p>
      <text:p text:style-name="P39"/>
      <text:p text:style-name="P39">alter table pedido add constraint pk_pedido primary key (num_pedido);</text:p>
      <text:p text:style-name="P39"/>
      <text:p text:style-name="P39">alter table pedido add constraint fk_pedido_cliente foreign key</text:p>
      <text:p text:style-name="P39">(codigo_cliente)</text:p>
      <text:p text:style-name="P39"><text:s text:c="46"/>references cliente; </text:p>
      <text:p text:style-name="P39"/>
      <text:p text:style-name="P39">alter table pedido add constraint fk_pedido_vendedor foreign key</text:p>
      <text:p text:style-name="P39">(codigo_vendedor)</text:p>
      <text:p text:style-name="P30"><text:span text:style-name="T18"><text:s text:c="46"/>references vendedor; <text:s text:c="2"/></text:span><text:s text:c="34"/></text:p>
      <text:p text:style-name="P39">--Tabela produto </text:p>
      <text:p text:style-name="P39">create table produto (</text:p>
      <text:p text:style-name="P39">codigo_produto numeric(5) not null,</text:p>
      <text:p text:style-name="P39">unidade char(3),</text:p>
      <text:p text:style-name="P39">descricao varchar(30),</text:p>
      <text:p text:style-name="P39">valor_venda <text:s/>numeric(7,2),</text:p>
      <text:p text:style-name="P39">valor_custo numeric(7,2),</text:p>
      <text:p text:style-name="P39">qtde_minima numeric(5,2),</text:p>
      <text:p text:style-name="P39">quantidade numeric (5,2),</text:p>
      <text:p text:style-name="P39">comissao_produto numeric(5,3)</text:p>
      <text:p text:style-name="P39">);</text:p>
      <text:p text:style-name="P39"/>
      <text:p text:style-name="P39">alter table produto add constraint pk_produto primary key (codigo_produto);</text:p>
      <text:p text:style-name="P39"/>
      <text:p text:style-name="P39"/>
      <text:p text:style-name="P39"/>
      <text:p text:style-name="P39">-- Tabela Item_Pedido</text:p>
      <text:p text:style-name="P39">--Note: mesmo caso da tabela pedido </text:p>
      <text:p text:style-name="P39"><text:s/></text:p>
      <text:p text:style-name="P39"/>
      <text:p text:style-name="P39">create table item_pedido (</text:p>
      <text:p text:style-name="P39">num_pedido numeric(5) not null,</text:p>
      <text:p text:style-name="P39">codigo_produto numeric(5) not null,</text:p>
      <text:p text:style-name="P39">quantidade numeric(3),</text:p>
      <text:p text:style-name="P39">valor_venda numeric(7,2),</text:p>
      <text:p text:style-name="P39">valor_custo numeric(7,2));</text:p>
      <text:p text:style-name="P39"/>
      <text:p text:style-name="P39">alter table item_pedido add constraint pk_item_pedido primary key</text:p>
      <text:p text:style-name="P39">(num_pedido,codigo_produto);</text:p>
      <text:p text:style-name="P39"/>
      <text:p text:style-name="P39">alter table item_pedido add constraint fk_item_ped_pedi foreign key</text:p>
      <text:p text:style-name="P39">(num_pedido)</text:p>
      <text:p text:style-name="P39"><text:soft-page-break/><text:s text:c="46"/>references pedido;</text:p>
      <text:p text:style-name="P39">alter table item_pedido add constraint fk_item_ped_prod foreign key</text:p>
      <text:p text:style-name="P39">(codigo_produto)</text:p>
      <text:p text:style-name="P39"><text:s text:c="46"/>references produto;</text:p>
      <text:p text:style-name="P39"/>
      <text:p text:style-name="P39"/>
      <text:p text:style-name="P39">-- Fim das tabelas </text:p>
      <text:p text:style-name="P39"/>
      <text:p text:style-name="P39">--Inserido dados na tabela cliente</text:p>
      <text:p text:style-name="P39"/>
      <text:p text:style-name="P39">insert into cliente </text:p>
      <text:p text:style-name="P39"><text:s text:c="2"/>values (720, 'Ana', 'Rua 17 n. 19', 'Niteroi', '24358310', 'RJ',</text:p>
      <text:p text:style-name="P39">'12113231/0001-34', '2134');</text:p>
      <text:p text:style-name="P39"/>
      <text:p text:style-name="P39">insert into cliente</text:p>
      <text:p text:style-name="P39"><text:s text:c="2"/>values (870, 'Flávio', 'Av. Pres. Vargas 10', 'São Paulo', '22763931', 'SP',</text:p>
      <text:p text:style-name="P39">'22534126/9387-9', '4631');</text:p>
      <text:p text:style-name="P39"/>
      <text:p text:style-name="P39">insert into cliente</text:p>
      <text:p text:style-name="P39"><text:s text:c="2"/>values (110, 'Jorge', 'Rua Caiapo 13', 'Curitiba', '30078500', 'PR',</text:p>
      <text:p text:style-name="P39">'14512764/9834-9', null);</text:p>
      <text:p text:style-name="P39"/>
      <text:p text:style-name="P39">insert into cliente </text:p>
      <text:p text:style-name="P39"><text:s text:c="2"/>values (222, 'Lúcia', 'Rua Itabira 123 Loja 9', 'Belo Horizonte',</text:p>
      <text:p text:style-name="P39">'221243491', 'MG', '28315213/9348-8', '2985');</text:p>
      <text:p text:style-name="P39"/>
      <text:p text:style-name="P39">insert into cliente </text:p>
      <text:p text:style-name="P39"><text:s text:c="2"/>values (830, 'Maurício', 'Av. Paulista 1236', 'São Paulo', '3012683', 'SP',</text:p>
      <text:p text:style-name="P39">'32816985/7465-6', '9343');</text:p>
      <text:p text:style-name="P39"/>
      <text:p text:style-name="P39">insert into cliente </text:p>
      <text:p text:style-name="P39"><text:s text:c="2"/>values (130, 'Edmar', 'Rua da Praia sn', 'Salvador', '30079300', 'BA',</text:p>
      <text:p text:style-name="P39">'23463284/234-9', '7121');</text:p>
      <text:p text:style-name="P39"/>
      <text:p text:style-name="P39">insert into cliente</text:p>
      <text:p text:style-name="P39"><text:s text:c="2"/>values (410, 'Rodolfo', 'Largo da lapa 27 sobrado', 'Rio de Janeiro',</text:p>
      <text:p text:style-name="P39">'30078900', 'RJ', '12835128/2346-9', '7431');</text:p>
      <text:p text:style-name="P39"/>
      <text:p text:style-name="P39">insert into cliente </text:p>
      <text:p text:style-name="P39"><text:s text:c="2"/>values (20, 'Beth', 'Av. Climério n.45', 'São Paulo', '25679300', 'SP',</text:p>
      <text:p text:style-name="P39">'3248126/7326-8', '9280');</text:p>
      <text:p text:style-name="P39"/>
      <text:p text:style-name="P39">insert into cliente</text:p>
      <text:p text:style-name="P39"><text:s text:c="2"/>values (157, 'Paulo', 'T. Moraes c/3', 'Londrina', null, 'PR',</text:p>
      <text:p text:style-name="P39">'3284223/324-2', '1923');</text:p>
      <text:p text:style-name="P39"/>
      <text:p text:style-name="P39">insert into cliente</text:p>
      <text:p text:style-name="P39"><text:s text:c="2"/>values (180, 'Lúcio', 'Av. Beira Mar n. 1256', 'Florianópolis', '30077500',</text:p>
      <text:p text:style-name="P39">'SC', '12736571/2347', null);</text:p>
      <text:p text:style-name="P39"/>
      <text:p text:style-name="P39">insert into cliente </text:p>
      <text:p text:style-name="P39"><text:s text:c="2"/>values (260, 'Susana', 'Rua Lopes Mendes 12', 'Niterói', '30046500', 'RJ',</text:p>
      <text:p text:style-name="P39">'21763571/232-9', '2530');</text:p>
      <text:p text:style-name="P39"/>
      <text:p text:style-name="P39">insert into cliente </text:p>
      <text:p text:style-name="P39"><text:s text:c="2"/>values (290, 'Renato', 'Rua Meireles n. 123 bl. sl.345', 'São Paulo',</text:p>
      <text:p text:style-name="P39">'30225900', 'SP', '13276547/213-3', '9071');</text:p>
      <text:p text:style-name="P39"/>
      <text:p text:style-name="P39">insert into cliente </text:p>
      <text:p text:style-name="P39"><text:s text:c="2"/>values (390, 'Sebastião', 'Rua da Igreja n.10', 'Uberaba', '30438700', 'MG',</text:p>
      <text:p text:style-name="P39">'32176547/213-3', '9071');</text:p>
      <text:p text:style-name="P39"/>
      <text:p text:style-name="P39">insert into cliente </text:p>
      <text:p text:style-name="P39"><text:s text:c="2"/>values (234, 'José', 'Quadra 3 bl. 3 sl. 1003', 'Brasilia', '22841650', 'DF',</text:p>
      <text:p text:style-name="P39">'21763576/1232-3', '2931');</text:p>
      <text:p text:style-name="P39"/>
      <text:p text:style-name="P39">insert into cliente </text:p>
      <text:p text:style-name="P39"><text:s text:c="2"/>values (500, 'Rodolfo', 'Largo do São Francisco 27 sobrado', 'São Paulo', '82679330', 'SP', '6248125/3321-7', '1290');</text:p>
      <text:p text:style-name="P39"/>
      <text:p text:style-name="P39">--inserido dados na tabela Vendedor</text:p>
      <text:p text:style-name="P39"/>
      <text:p text:style-name="P39">insert into vendedor</text:p>
      <text:p text:style-name="P39"><text:s text:c="2"/>values (209, 'José', 1800.00, 'C', null);</text:p>
      <text:p text:style-name="P39"/>
      <text:p text:style-name="P39">insert into vendedor</text:p>
      <text:p text:style-name="P39"><text:s text:c="2"/>values (111, 'Carlos', 2490.00, 'A', null);</text:p>
      <text:p text:style-name="P39"/>
      <text:p text:style-name="P39">insert into vendedor</text:p>
      <text:p text:style-name="P39"><text:s text:c="2"/>values (11, 'João', 2780.00, 'C', null);</text:p>
      <text:p text:style-name="P39"/>
      <text:p text:style-name="P39">insert into vendedor</text:p>
      <text:p text:style-name="P39"><text:s text:c="2"/>values (240, 'Antônio', 9500.00, 'C', null);</text:p>
      <text:p text:style-name="P39"/>
      <text:p text:style-name="P39">insert into vendedor</text:p>
      <text:p text:style-name="P39"><text:s text:c="2"/>values (720, 'Felipe', 4600.00, 'A', null);</text:p>
      <text:p text:style-name="P39"/>
      <text:p text:style-name="P39">insert into vendedor</text:p>
      <text:p text:style-name="P39"><text:s text:c="2"/>values (213, 'Jonas', 2300.00, 'A', null);</text:p>
      <text:p text:style-name="P39"/>
      <text:p text:style-name="P39">insert into vendedor</text:p>
      <text:p text:style-name="P39"><text:s text:c="2"/>values (101, 'João', 2650.00, 'C', null);</text:p>
      <text:p text:style-name="P39"/>
      <text:p text:style-name="P39">insert into vendedor</text:p>
      <text:p text:style-name="P39"><text:s text:c="2"/>values (310, 'Josias', 870.00, 'B', null);</text:p>
      <text:p text:style-name="P39"/>
      <text:p text:style-name="P39">insert into vendedor</text:p>
      <text:p text:style-name="P39"><text:s text:c="2"/>values (250, 'Maurício', 2930.00, 'B', null);</text:p>
      <text:p text:style-name="P39"/>
      <text:p text:style-name="P39">--Inserido dados na tabela Pedido</text:p>
      <text:p text:style-name="P39">--Nota: So podemos inserir dados nesta tabela, depois de inserir dados nas</text:p>
      <text:p text:style-name="P39">--tabelas Cliente e Vendedor</text:p>
      <text:p text:style-name="P39"/>
      <text:p text:style-name="P39">insert into pedido</text:p>
      <text:p text:style-name="P39"><text:s text:c="2"/>values (121,20,410,209, null, '24/09/2017');</text:p>
      <text:p text:style-name="P39"/>
      <text:p text:style-name="P39"><text:soft-page-break/>insert into pedido</text:p>
      <text:p text:style-name="P39"><text:s text:c="2"/>values (120,20,410,209, null, '24/01/2017');</text:p>
      <text:p text:style-name="P39"/>
      <text:p text:style-name="P39">insert into pedido</text:p>
      <text:p text:style-name="P39"><text:s text:c="2"/>values (122,20,410,209, null, '24/02/2017');</text:p>
      <text:p text:style-name="P39"/>
      <text:p text:style-name="P39">insert into pedido</text:p>
      <text:p text:style-name="P39"><text:s text:c="2"/>values (123,20,410,209, null, '24/03/2017');</text:p>
      <text:p text:style-name="P39"/>
      <text:p text:style-name="P39">insert into pedido</text:p>
      <text:p text:style-name="P39"><text:s text:c="2"/>values (124,20,410,209, null, '24/04/2017');</text:p>
      <text:p text:style-name="P39"/>
      <text:p text:style-name="P39">insert into pedido</text:p>
      <text:p text:style-name="P39"><text:s text:c="2"/>values (125,20,410,209, null, '24/05/2017');</text:p>
      <text:p text:style-name="P39"/>
      <text:p text:style-name="P39">insert into pedido</text:p>
      <text:p text:style-name="P39"><text:s text:c="2"/>values (126,20,410,209, null, '24/06/2017');</text:p>
      <text:p text:style-name="P39"/>
      <text:p text:style-name="P39">insert into pedido</text:p>
      <text:p text:style-name="P39"><text:s text:c="2"/>values (147,20,410,209, null, '24/07/2017');</text:p>
      <text:p text:style-name="P39"/>
      <text:p text:style-name="P39">insert into pedido</text:p>
      <text:p text:style-name="P39"><text:s text:c="2"/>values (128,20,410,209, null, '24/08/2017');</text:p>
      <text:p text:style-name="P39"/>
      <text:p text:style-name="P39">insert into pedido</text:p>
      <text:p text:style-name="P39"><text:s text:c="2"/>values (129,20,410,209, null, '24/10/2017');</text:p>
      <text:p text:style-name="P39"/>
      <text:p text:style-name="P39">insert into pedido</text:p>
      <text:p text:style-name="P39"><text:s text:c="2"/>values (130,20,410,209, null, '24/11/2017');</text:p>
      <text:p text:style-name="P39"/>
      <text:p text:style-name="P39">insert into pedido</text:p>
      <text:p text:style-name="P39"><text:s text:c="2"/>values (131,20,410,209, null, '24/12/2017');</text:p>
      <text:p text:style-name="P39"/>
      <text:p text:style-name="P39">insert into pedido</text:p>
      <text:p text:style-name="P39"><text:s text:c="2"/>values (97,20,720,101, null, '24/09/2017');</text:p>
      <text:p text:style-name="P39"/>
      <text:p text:style-name="P39">insert into pedido</text:p>
      <text:p text:style-name="P39"><text:s text:c="2"/>values (101,15,720,101, null, '12/03/2019');</text:p>
      <text:p text:style-name="P39"/>
      <text:p text:style-name="P39">insert into pedido</text:p>
      <text:p text:style-name="P39"><text:s text:c="2"/>values (137,20,720,720, null, '27/11/2018');</text:p>
      <text:p text:style-name="P39"/>
      <text:p text:style-name="P39">insert into pedido</text:p>
      <text:p text:style-name="P39"><text:s text:c="2"/>values (250,20,720,720, null, '27/01/2018');</text:p>
      <text:p text:style-name="P39"/>
      <text:p text:style-name="P39">insert into pedido</text:p>
      <text:p text:style-name="P39"><text:s text:c="2"/>values (251,20,720,720, null, '27/02/2018');</text:p>
      <text:p text:style-name="P39"/>
      <text:p text:style-name="P39">insert into pedido</text:p>
      <text:p text:style-name="P39"><text:s text:c="2"/>values (252,20,720,720, null, '27/03/2018');</text:p>
      <text:p text:style-name="P39"/>
      <text:p text:style-name="P39">insert into pedido</text:p>
      <text:p text:style-name="P39"><text:s text:c="2"/>values (253,20,720,720, null, '27/04/2018');</text:p>
      <text:p text:style-name="P39"/>
      <text:p text:style-name="P39">insert into pedido</text:p>
      <text:p text:style-name="P39"><text:s text:c="2"/>values (254,20,720,720, null, '27/05/2018');</text:p>
      <text:p text:style-name="P39"/>
      <text:p text:style-name="P39">insert into pedido</text:p>
      <text:p text:style-name="P39"><text:s text:c="2"/>values (255,20,720,720, null, '27/06/2018');</text:p>
      <text:p text:style-name="P39"/>
      <text:p text:style-name="P39">insert into pedido</text:p>
      <text:p text:style-name="P39"><text:s text:c="2"/>values (256,20,720,720, null, '27/07/2018');</text:p>
      <text:p text:style-name="P39"/>
      <text:p text:style-name="P39">insert into pedido</text:p>
      <text:p text:style-name="P39"><text:s text:c="2"/>values (257,20,720,720, null, '27/08/2018');</text:p>
      <text:p text:style-name="P39"/>
      <text:p text:style-name="P39">insert into pedido</text:p>
      <text:p text:style-name="P39"><text:s text:c="2"/>values (258,20,720,720, null, '27/09/2018');</text:p>
      <text:p text:style-name="P39"/>
      <text:p text:style-name="P39">insert into pedido</text:p>
      <text:p text:style-name="P39"><text:s text:c="2"/>values (259,20,720,720, null, '27/10/2018');</text:p>
      <text:p text:style-name="P39"/>
      <text:p text:style-name="P39">insert into pedido</text:p>
      <text:p text:style-name="P39"><text:s text:c="2"/>values (260,20,720,720, null, '27/12/2018');</text:p>
      <text:p text:style-name="P39"/>
      <text:p text:style-name="P39"/>
      <text:p text:style-name="P39"/>
      <text:p text:style-name="P39"/>
      <text:p text:style-name="P39">insert into pedido</text:p>
      <text:p text:style-name="P39"><text:s text:c="2"/>values (148,20,720,101, null, '08/07/2018');</text:p>
      <text:p text:style-name="P39"/>
      <text:p text:style-name="P39">insert into pedido</text:p>
      <text:p text:style-name="P39"><text:s text:c="2"/>values (189,15,870,213, null, '14/03/2019');</text:p>
      <text:p text:style-name="P39"/>
      <text:p text:style-name="P39">insert into pedido</text:p>
      <text:p text:style-name="P39"><text:s text:c="2"/>values (104,30,110,101, null, '19/08/2018');</text:p>
      <text:p text:style-name="P39"/>
      <text:p text:style-name="P39">insert into pedido</text:p>
      <text:p text:style-name="P39"><text:s text:c="2"/>values (203,30,830,250, null, '01/02/2018');</text:p>
      <text:p text:style-name="P39"/>
      <text:p text:style-name="P39">insert into pedido</text:p>
      <text:p text:style-name="P39"><text:s text:c="2"/>values (98,20,410,209, null, '06/04/2019');</text:p>
      <text:p text:style-name="P39"/>
      <text:p text:style-name="P39">insert into pedido</text:p>
      <text:p text:style-name="P39"><text:s text:c="2"/>values (143,30,20,111, null, '12/03/2019');</text:p>
      <text:p text:style-name="P39"/>
      <text:p text:style-name="P39">insert into pedido</text:p>
      <text:p text:style-name="P39"><text:s text:c="2"/>values (105,15,180,240, null,'03/11/2018');</text:p>
      <text:p text:style-name="P39"/>
      <text:p text:style-name="P39">insert into pedido</text:p>
      <text:p text:style-name="P39"><text:s text:c="2"/>values (111,20,260,240, null,'04/07/2017');</text:p>
      <text:p text:style-name="P39"/>
      <text:p text:style-name="P39">insert into pedido</text:p>
      <text:p text:style-name="P39"><text:s text:c="2"/>values (103,20,260,240, null,'01/02/2018');</text:p>
      <text:p text:style-name="P39"/>
      <text:p text:style-name="P39"><text:soft-page-break/>insert into pedido</text:p>
      <text:p text:style-name="P39"><text:s text:c="2"/>values (91,20,260,11, null,'01/02/2018');</text:p>
      <text:p text:style-name="P39"/>
      <text:p text:style-name="P39">insert into pedido</text:p>
      <text:p text:style-name="P39"><text:s text:c="2"/>values (138,20,260,11, null,'01/02/2018');</text:p>
      <text:p text:style-name="P39"/>
      <text:p text:style-name="P39">insert into pedido</text:p>
      <text:p text:style-name="P39"><text:s text:c="2"/>values (108,15,290,310, null,'01/02/2018');</text:p>
      <text:p text:style-name="P39"/>
      <text:p text:style-name="P39">insert into pedido</text:p>
      <text:p text:style-name="P39"><text:s text:c="2"/>values (119,30,390,250, null,'01/02/2018');</text:p>
      <text:p text:style-name="P39"/>
      <text:p text:style-name="P39">insert into pedido</text:p>
      <text:p text:style-name="P39"><text:s text:c="2"/>values (127,10,410,11, null,'01/02/2019');</text:p>
      <text:p text:style-name="P39"/>
      <text:p text:style-name="P39">insert into pedido</text:p>
      <text:p text:style-name="P39"><text:s text:c="2"/>values (270,5,180,310, null,'15/09/2019');</text:p>
      <text:p text:style-name="P39"/>
      <text:p text:style-name="P39">insert into pedido</text:p>
      <text:p text:style-name="P39"><text:s text:c="2"/>values (200,5,180,310, null,'05/09/2019');</text:p>
      <text:p text:style-name="P39"/>
      <text:p text:style-name="P39">insert into pedido</text:p>
      <text:p text:style-name="P39"><text:s text:c="2"/>values (201,5,260,240, null,'06/09/2019');</text:p>
      <text:p text:style-name="P39"/>
      <text:p text:style-name="P39">insert into pedido</text:p>
      <text:p text:style-name="P39"><text:s text:c="2"/>values (271,7,260,240, null,'01/02/2019');</text:p>
      <text:p text:style-name="P39"/>
      <text:p text:style-name="P39">insert into pedido</text:p>
      <text:p text:style-name="P39"><text:s text:c="2"/>values (272,7,260,240, null,'01/01/2019');</text:p>
      <text:p text:style-name="P39"/>
      <text:p text:style-name="P39">insert into pedido</text:p>
      <text:p text:style-name="P39"><text:s text:c="2"/>values (273,7,260,240, null,'01/03/2019');</text:p>
      <text:p text:style-name="P39"/>
      <text:p text:style-name="P39">insert into pedido</text:p>
      <text:p text:style-name="P39"><text:s text:c="2"/>values (274,7,260,240, null,'01/04/2019');</text:p>
      <text:p text:style-name="P39"/>
      <text:p text:style-name="P39">insert into pedido</text:p>
      <text:p text:style-name="P39"><text:s text:c="2"/>values (275,7,260,240, null,'01/05/2019');</text:p>
      <text:p text:style-name="P39"/>
      <text:p text:style-name="P39">insert into pedido</text:p>
      <text:p text:style-name="P39"><text:s text:c="2"/>values (276,7,260,240, null,'01/06/2019');</text:p>
      <text:p text:style-name="P39"/>
      <text:p text:style-name="P39">insert into pedido</text:p>
      <text:p text:style-name="P39"><text:s text:c="2"/>values (277,7,260,240, null,'01/07/2019');</text:p>
      <text:p text:style-name="P39"/>
      <text:p text:style-name="P39">insert into pedido</text:p>
      <text:p text:style-name="P39"><text:s text:c="2"/>values (278,7,260,240, null,'01/08/2019');</text:p>
      <text:p text:style-name="P39"/>
      <text:p text:style-name="P39">insert into pedido</text:p>
      <text:p text:style-name="P39"><text:s text:c="2"/>values (279,7,260,240, null,'01/09/2019');</text:p>
      <text:p text:style-name="P39"/>
      <text:p text:style-name="P39">insert into pedido</text:p>
      <text:p text:style-name="P39"><text:s text:c="2"/>values (280,7,260,240, null,'01/10/2019');</text:p>
      <text:p text:style-name="P39"/>
      <text:p text:style-name="P39">insert into pedido</text:p>
      <text:p text:style-name="P39"><text:s text:c="2"/>values (281,7,260,240, null,'01/11/2019');</text:p>
      <text:p text:style-name="P39"/>
      <text:p text:style-name="P39">insert into pedido</text:p>
      <text:p text:style-name="P39"><text:s text:c="2"/>values (282,7,260,240, null,'01/12/2019');</text:p>
      <text:p text:style-name="P39"/>
      <text:p text:style-name="P39"/>
      <text:p text:style-name="P39"/>
      <text:p text:style-name="P39"/>
      <text:p text:style-name="P39">--Inserido dados na tabela Produto</text:p>
      <text:p text:style-name="P39"/>
      <text:p text:style-name="P39">insert into produto</text:p>
      <text:p text:style-name="P39"><text:s text:c="2"/>values (25,'Kg','Queijo',5.97, null, null, null, null);</text:p>
      <text:p text:style-name="P39"/>
      <text:p text:style-name="P39">insert into produto</text:p>
      <text:p text:style-name="P39"><text:s text:c="2"/>values (31,'BAR','Chocolate',5.87, null, null, null, null);</text:p>
      <text:p text:style-name="P39"/>
      <text:p text:style-name="P39">insert into produto</text:p>
      <text:p text:style-name="P39"><text:s text:c="2"/>values (78,'L','Vinho', 7, null, null, null, null);</text:p>
      <text:p text:style-name="P39"/>
      <text:p text:style-name="P39">insert into produto</text:p>
      <text:p text:style-name="P39"><text:s text:c="2"/>values (22,'M','Tecido',5.11, null, null, null, null);</text:p>
      <text:p text:style-name="P39"/>
      <text:p text:style-name="P39">insert into produto</text:p>
      <text:p text:style-name="P39"><text:s text:c="2"/>values (30,'SAC','Açúcar',5.30, null, null, null, null);</text:p>
      <text:p text:style-name="P39"/>
      <text:p text:style-name="P39">insert into produto</text:p>
      <text:p text:style-name="P39"><text:s text:c="2"/>values (53,'M','Linha',6.80, null, null, null, null);</text:p>
      <text:p text:style-name="P39"/>
      <text:p text:style-name="P39">insert into produto</text:p>
      <text:p text:style-name="P39"><text:s text:c="2"/>values (13,'G','Ouro',11.18, null, null, null, null);</text:p>
      <text:p text:style-name="P39"/>
      <text:p text:style-name="P39">insert into produto</text:p>
      <text:p text:style-name="P39"><text:s text:c="2"/>values (45,'M','Madeira',5.25, null, null, null, null);</text:p>
      <text:p text:style-name="P39"/>
      <text:p text:style-name="P39">insert into produto</text:p>
      <text:p text:style-name="P39"><text:s text:c="2"/>values (87,'M','Cano',6.97, null, null, null, null);</text:p>
      <text:p text:style-name="P39"/>
      <text:p text:style-name="P39">insert into produto</text:p>
      <text:p text:style-name="P39"><text:s text:c="2"/>values (77,'M','Papel',6.05, null, null, null, null);</text:p>
      <text:p text:style-name="P39"/>
      <text:p text:style-name="P39">insert into produto</text:p>
      <text:p text:style-name="P39"><text:s text:c="2"/>values (79,'G','Papelão',3.15, null, null, null, null);</text:p>
      <text:p text:style-name="P39"/>
      <text:p text:style-name="P39">insert into produto</text:p>
      <text:p text:style-name="P39"><text:s text:c="2"/>values (81,'SAC','Cimento',23.00, null, null, null, null);</text:p>
      <text:p text:style-name="P39"/>
      <text:p text:style-name="P39"/>
      <text:p text:style-name="P39"/>
      <text:p text:style-name="P39"/>
      <text:p text:style-name="P39">--Inserido dados na tabela Item_Pedido</text:p>
      <text:p text:style-name="P39"><text:soft-page-break/>--Nota: So podemos inserir dados nesta tabela, depois de inserir dados nas</text:p>
      <text:p text:style-name="P39">--tabelas Pedido e Produto*/</text:p>
      <text:p text:style-name="P39"/>
      <text:p text:style-name="P39">insert into item_pedido</text:p>
      <text:p text:style-name="P39"><text:s text:c="2"/>values (120,77,18, null, null);</text:p>
      <text:p text:style-name="P39"/>
      <text:p text:style-name="P39">insert into item_pedido</text:p>
      <text:p text:style-name="P39"><text:s text:c="2"/>values (121,77,19, null, null);</text:p>
      <text:p text:style-name="P39"/>
      <text:p text:style-name="P39">insert into item_pedido</text:p>
      <text:p text:style-name="P39"><text:s text:c="2"/>values (122,79,20, null, null);</text:p>
      <text:p text:style-name="P39"/>
      <text:p text:style-name="P39">insert into item_pedido</text:p>
      <text:p text:style-name="P39"><text:s text:c="2"/>values (123,81,25, null, null);</text:p>
      <text:p text:style-name="P39"/>
      <text:p text:style-name="P39">insert into item_pedido</text:p>
      <text:p text:style-name="P39"><text:s text:c="2"/>values (124,77,26, null, null);</text:p>
      <text:p text:style-name="P39"/>
      <text:p text:style-name="P39">insert into item_pedido</text:p>
      <text:p text:style-name="P39"><text:s text:c="2"/>values (125,77,27, null, null);</text:p>
      <text:p text:style-name="P39"/>
      <text:p text:style-name="P39">insert into item_pedido</text:p>
      <text:p text:style-name="P39"><text:s text:c="2"/>values (126,79,30, null, null);</text:p>
      <text:p text:style-name="P39"/>
      <text:p text:style-name="P39">insert into item_pedido</text:p>
      <text:p text:style-name="P39"><text:s text:c="2"/>values (127,81,29, null, null);</text:p>
      <text:p text:style-name="P39"/>
      <text:p text:style-name="P39">insert into item_pedido</text:p>
      <text:p text:style-name="P39"><text:s text:c="2"/>values (128,77,28, null, null);</text:p>
      <text:p text:style-name="P39"/>
      <text:p text:style-name="P39">insert into item_pedido</text:p>
      <text:p text:style-name="P39"><text:s text:c="2"/>values (129,77,27, null, null);</text:p>
      <text:p text:style-name="P39"/>
      <text:p text:style-name="P39">insert into item_pedido</text:p>
      <text:p text:style-name="P39"><text:s text:c="2"/>values (130,79,26, null, null);</text:p>
      <text:p text:style-name="P39"/>
      <text:p text:style-name="P39">insert into item_pedido</text:p>
      <text:p text:style-name="P39"><text:s text:c="2"/>values (131,81,11, null, null);</text:p>
      <text:p text:style-name="P39"/>
      <text:p text:style-name="P39"/>
      <text:p text:style-name="P39"/>
      <text:p text:style-name="P39">insert into item_pedido</text:p>
      <text:p text:style-name="P39"><text:s text:c="2"/>values (250,77,18, null, null);</text:p>
      <text:p text:style-name="P39"/>
      <text:p text:style-name="P39">insert into item_pedido</text:p>
      <text:p text:style-name="P39"><text:s text:c="2"/>values (251,77,18, null, null);</text:p>
      <text:p text:style-name="P39"/>
      <text:p text:style-name="P39">insert into item_pedido</text:p>
      <text:p text:style-name="P39"><text:s text:c="2"/>values (252,79,18, null, null);</text:p>
      <text:p text:style-name="P39"/>
      <text:p text:style-name="P39">insert into item_pedido</text:p>
      <text:p text:style-name="P39"><text:s text:c="2"/>values (253,81,18, null, null);</text:p>
      <text:p text:style-name="P39"/>
      <text:p text:style-name="P39">insert into item_pedido</text:p>
      <text:p text:style-name="P39"><text:s text:c="2"/>values (254,77,18, null, null);</text:p>
      <text:p text:style-name="P39"/>
      <text:p text:style-name="P39">insert into item_pedido</text:p>
      <text:p text:style-name="P39"><text:s text:c="2"/>values (255,77,18, null, null);</text:p>
      <text:p text:style-name="P39"/>
      <text:p text:style-name="P39">insert into item_pedido</text:p>
      <text:p text:style-name="P39"><text:s text:c="2"/>values (256,79,18, null, null);</text:p>
      <text:p text:style-name="P39"/>
      <text:p text:style-name="P39">insert into item_pedido</text:p>
      <text:p text:style-name="P39"><text:s text:c="2"/>values (257,81,18, null, null);</text:p>
      <text:p text:style-name="P39"/>
      <text:p text:style-name="P39">insert into item_pedido</text:p>
      <text:p text:style-name="P39"><text:s text:c="2"/>values (258,77,18, null, null);</text:p>
      <text:p text:style-name="P39"/>
      <text:p text:style-name="P39">insert into item_pedido</text:p>
      <text:p text:style-name="P39"><text:s text:c="2"/>values (259,81,18, null, null);</text:p>
      <text:p text:style-name="P39"/>
      <text:p text:style-name="P39"/>
      <text:p text:style-name="P39"/>
      <text:p text:style-name="P39"/>
      <text:p text:style-name="P39"/>
      <text:p text:style-name="P39"/>
      <text:p text:style-name="P39">insert into item_pedido</text:p>
      <text:p text:style-name="P39"><text:s text:c="2"/>values (270,81,18, null, null);</text:p>
      <text:p text:style-name="P39"/>
      <text:p text:style-name="P39">insert into item_pedido</text:p>
      <text:p text:style-name="P39"><text:s text:c="2"/>values (270,77,18, null, null);</text:p>
      <text:p text:style-name="P39"/>
      <text:p text:style-name="P39">insert into item_pedido</text:p>
      <text:p text:style-name="P39"><text:s text:c="2"/>values (271,79,18, null, null);</text:p>
      <text:p text:style-name="P39"/>
      <text:p text:style-name="P39">insert into item_pedido</text:p>
      <text:p text:style-name="P39"><text:s text:c="2"/>values (272,81,18, null, null);</text:p>
      <text:p text:style-name="P39"/>
      <text:p text:style-name="P39">insert into item_pedido</text:p>
      <text:p text:style-name="P39"><text:s text:c="2"/>values (273,77,18, null, null);</text:p>
      <text:p text:style-name="P39"/>
      <text:p text:style-name="P39">insert into item_pedido</text:p>
      <text:p text:style-name="P39"><text:s text:c="2"/>values (274,77,18, null, null);</text:p>
      <text:p text:style-name="P39"/>
      <text:p text:style-name="P39">insert into item_pedido</text:p>
      <text:p text:style-name="P39"><text:s text:c="2"/>values (275,79,18, null, null);</text:p>
      <text:p text:style-name="P39"/>
      <text:p text:style-name="P39">insert into item_pedido</text:p>
      <text:p text:style-name="P39"><text:s text:c="2"/>values (276,81,18, null, null);</text:p>
      <text:p text:style-name="P39"/>
      <text:p text:style-name="P39">insert into item_pedido</text:p>
      <text:p text:style-name="P39"><text:s text:c="2"/>values (277,77,18, null, null);</text:p>
      <text:p text:style-name="P39"/>
      <text:p text:style-name="P39">insert into item_pedido</text:p>
      <text:p text:style-name="P39"><text:s text:c="2"/>values (278,81,18, null, null);</text:p>
      <text:p text:style-name="P39"><text:soft-page-break/></text:p>
      <text:p text:style-name="P39">insert into item_pedido</text:p>
      <text:p text:style-name="P39"><text:s text:c="2"/>values (279,81,18, null, null);</text:p>
      <text:p text:style-name="P39"/>
      <text:p text:style-name="P39">insert into item_pedido</text:p>
      <text:p text:style-name="P39"><text:s text:c="2"/>values (280,81,18, null, null);</text:p>
      <text:p text:style-name="P39"/>
      <text:p text:style-name="P39">insert into item_pedido</text:p>
      <text:p text:style-name="P39"><text:s text:c="2"/>values (281,81,18, null, null);</text:p>
      <text:p text:style-name="P39"/>
      <text:p text:style-name="P39">insert into item_pedido</text:p>
      <text:p text:style-name="P39"><text:s text:c="2"/>values (282,81,18, null, null);</text:p>
      <text:p text:style-name="P39"/>
      <text:p text:style-name="P39">insert into item_pedido</text:p>
      <text:p text:style-name="P39"><text:s text:c="2"/>values (282,77,18, null, null);</text:p>
      <text:p text:style-name="P39"/>
      <text:p text:style-name="P39">insert into item_pedido</text:p>
      <text:p text:style-name="P39"><text:s text:c="2"/>values (280,77,18, null, null);</text:p>
      <text:p text:style-name="P39"/>
      <text:p text:style-name="P39">insert into item_pedido</text:p>
      <text:p text:style-name="P39"><text:s text:c="2"/>values (279,31,18, null, null);</text:p>
      <text:p text:style-name="P39"/>
      <text:p text:style-name="P39"/>
      <text:p text:style-name="P39"/>
      <text:p text:style-name="P39"/>
      <text:p text:style-name="P39"/>
      <text:p text:style-name="P39">insert into item_pedido</text:p>
      <text:p text:style-name="P39"><text:s text:c="2"/>values (101,78,18, null, null);</text:p>
      <text:p text:style-name="P39"/>
      <text:p text:style-name="P39">insert into item_pedido</text:p>
      <text:p text:style-name="P39"><text:s text:c="2"/>values (101,13,5, null, null);</text:p>
      <text:p text:style-name="P39"/>
      <text:p text:style-name="P39">insert into item_pedido</text:p>
      <text:p text:style-name="P39"><text:s text:c="2"/>values (98,77,5, null, null);</text:p>
      <text:p text:style-name="P39"/>
      <text:p text:style-name="P39">insert into item_pedido</text:p>
      <text:p text:style-name="P39"><text:s text:c="2"/>values (148,45,8, null, null);</text:p>
      <text:p text:style-name="P39"/>
      <text:p text:style-name="P39">insert into item_pedido</text:p>
      <text:p text:style-name="P39"><text:s text:c="2"/>values (148,31,7, null, null);</text:p>
      <text:p text:style-name="P39"/>
      <text:p text:style-name="P39">insert into item_pedido</text:p>
      <text:p text:style-name="P39"><text:s text:c="2"/>values (148,77,3, null, null);</text:p>
      <text:p text:style-name="P39"/>
      <text:p text:style-name="P39">insert into item_pedido</text:p>
      <text:p text:style-name="P39"><text:s text:c="2"/>values (148,25,10, null, null);</text:p>
      <text:p text:style-name="P39"/>
      <text:p text:style-name="P39">insert into item_pedido</text:p>
      <text:p text:style-name="P39"><text:s text:c="2"/>values (148,78,30, null, null);</text:p>
      <text:p text:style-name="P39"/>
      <text:p text:style-name="P39">insert into item_pedido</text:p>
      <text:p text:style-name="P39"><text:s text:c="2"/>values (104,53,32, null, null);</text:p>
      <text:p text:style-name="P39"/>
      <text:p text:style-name="P39">insert into item_pedido</text:p>
      <text:p text:style-name="P39"><text:s text:c="2"/>values (203,31,6, null, null);</text:p>
      <text:p text:style-name="P39"/>
      <text:p text:style-name="P39">insert into item_pedido</text:p>
      <text:p text:style-name="P39"><text:s text:c="2"/>values (189,78,45, null, null);</text:p>
      <text:p text:style-name="P39"/>
      <text:p text:style-name="P39">insert into item_pedido</text:p>
      <text:p text:style-name="P39"><text:s text:c="2"/>values (143,31,20, null, null);</text:p>
      <text:p text:style-name="P39"/>
      <text:p text:style-name="P39">insert into item_pedido</text:p>
      <text:p text:style-name="P39"><text:s text:c="2"/>values (105,78,10, null, null);</text:p>
      <text:p text:style-name="P39"/>
      <text:p text:style-name="P39">insert into item_pedido</text:p>
      <text:p text:style-name="P39"><text:s text:c="2"/>values (111,25,10, null, null);</text:p>
      <text:p text:style-name="P39"/>
      <text:p text:style-name="P39">insert into item_pedido</text:p>
      <text:p text:style-name="P39"><text:s text:c="2"/>values (111,78,70, null, null);</text:p>
      <text:p text:style-name="P39"/>
      <text:p text:style-name="P39">insert into item_pedido</text:p>
      <text:p text:style-name="P39"><text:s text:c="2"/>values (103,53,37, null, null);</text:p>
      <text:p text:style-name="P39"/>
      <text:p text:style-name="P39">insert into item_pedido</text:p>
      <text:p text:style-name="P39"><text:s text:c="2"/>values (91,77,40, null, null);</text:p>
      <text:p text:style-name="P39"/>
      <text:p text:style-name="P39">insert into item_pedido</text:p>
      <text:p text:style-name="P39"><text:s text:c="2"/>values (138,22,10, null, null);</text:p>
      <text:p text:style-name="P39"/>
      <text:p text:style-name="P39">insert into item_pedido</text:p>
      <text:p text:style-name="P39"><text:s text:c="2"/>values (138,77,35, null, null);</text:p>
      <text:p text:style-name="P39"/>
      <text:p text:style-name="P39">insert into item_pedido</text:p>
      <text:p text:style-name="P39"><text:s text:c="2"/>values (138,53,18, null, null);</text:p>
      <text:p text:style-name="P39"/>
      <text:p text:style-name="P39">insert into item_pedido</text:p>
      <text:p text:style-name="P39"><text:s text:c="2"/>values (108,13,17, null, null);</text:p>
      <text:p text:style-name="P39"/>
      <text:p text:style-name="P39">insert into item_pedido</text:p>
      <text:p text:style-name="P39"><text:s text:c="2"/>values (119,77,40, null, null);</text:p>
      <text:p text:style-name="P39"/>
      <text:p text:style-name="P39">insert into item_pedido</text:p>
      <text:p text:style-name="P39"><text:s text:c="2"/>values (119,13,6, null, null);</text:p>
      <text:p text:style-name="P39"/>
      <text:p text:style-name="P39">insert into item_pedido</text:p>
      <text:p text:style-name="P39"><text:s text:c="2"/>values (119,22,10, null, null);</text:p>
      <text:p text:style-name="P39"/>
      <text:p text:style-name="P39">insert into item_pedido</text:p>
      <text:p text:style-name="P39"><text:s text:c="2"/>values (119,53,43, null, null);</text:p>
      <text:p text:style-name="P39"/>
      <text:p text:style-name="P39">insert into item_pedido</text:p>
      <text:p text:style-name="P39"><text:s text:c="2"/>values (137,13,8, null, null);</text:p>
      <text:p text:style-name="P39"/>
      <text:p text:style-name="P39">insert into item_pedido</text:p>
      <text:p text:style-name="P39"><text:soft-page-break/><text:s text:c="2"/>values (200,22,10, null, null);</text:p>
      <text:p text:style-name="P39"/>
      <text:p text:style-name="P39">insert into item_pedido</text:p>
      <text:p text:style-name="P39"><text:s text:c="2"/>values (200,13,43, null, null);</text:p>
      <text:p text:style-name="P39"/>
      <text:p text:style-name="P39">insert into item_pedido</text:p>
      <text:p text:style-name="P39"><text:s text:c="2"/>values (201,79,10, null, null);</text:p>
      <text:p text:style-name="P39"/>
      <text:p text:style-name="P39">insert into item_pedido</text:p>
      <text:p text:style-name="P39"><text:s text:c="2"/>values (201,81,45, null, null);</text:p>
      <text:p text:style-name="P39"/>
      <text:p text:style-name="P39">-- Fim inserts </text:p>
      <text:p text:style-name="P39"/>
      <text:p text:style-name="P39">-- Confirmando alterações </text:p>
      <text:p text:style-name="P39"/>
      <text:p text:style-name="P39">commit;</text:p>
      <text:p text:style-name="P30"/>
      <text:p text:style-name="P12"><text:span text:style-name="T5">5</text:span><text:span text:style-name="T17">a</text:span><text:span text:style-name="T5">)</text:span>Monte uma consulta SQL para trazer os códigos e nomes dos clientes (tabela cliente) e vendedores (vendedor). Utilize o operador UNION. </text:p>
      <text:p text:style-name="P12"/>
      <text:p text:style-name="P12"><text:span text:style-name="T17">5b</text:span><text:span text:style-name="T5">)</text:span>Desenvolva uma consulta SQL que traga a descrição dos produtos que estão inseridos tanto na tabela produto quanto na tabela item_pedido. Utilize o operador INTERSECT. </text:p>
      <text:p text:style-name="P12"/>
      <text:p text:style-name="P16"/>
      <text:p text:style-name="P16"/>
      <text:p text:style-name="P16"/>
      <text:p text:style-name="P16"/>
      <text:p text:style-name="P16">Visão</text:p>
      <text:p text:style-name="P16"/>
      <text:p text:style-name="P15">alunov = {id, ra, nome, ender, cidade}</text:p>
      <text:p text:style-name="P15">aluno_grad = {id, ano_curso} </text:p>
      <text:p text:style-name="P15">aluno_pos = {id, orientador} </text:p>
      <text:p text:style-name="P15">cursa = {id, discip, nota1, nota2, nota3, nota4} </text:p>
      <text:p text:style-name="P15">discip = (id, codigo, descricao} </text:p>
      <text:p text:style-name="P15"/>
      <text:p text:style-name="P18">1<text:span text:style-name="T20">a</text:span>)Criar visão em que aparece somente os alunos de Votuporanga </text:p>
      <text:p text:style-name="P30"/>
      <text:p text:style-name="P12"><text:span text:style-name="T10">1b)</text:span>Monte uma consulta SQL para o relatório que traga o nome do cliente e a quantidade de pedido que o mesmo realizou ordenado pelo cliente que fez mais pedido para o que fez menos: </text:p>
      <text:p text:style-name="P30"/>
      <text:p text:style-name="P22"/>
      <text:p text:style-name="P13"><text:span text:style-name="T20">1c)</text:span>Crie uma visão para um relatório que informe o ra, nome e o ano dos alunos de graduação:</text:p>
      <text:p text:style-name="P14"/>
      <text:p text:style-name="P12"><text:span text:style-name="T20">1d</text:span><text:span text:style-name="T5">)</text:span>Crie uma visão que informe os nom <text:s/>es dos alunos de pós-graduação e os nomes de seus respectivos orientadores </text:p>
      <text:p text:style-name="P30"/>
      <text:p text:style-name="P12"><text:span text:style-name="T20">1e</text:span><text:span text:style-name="T5">)</text:span>Crie uma visão para um relatório que informe o nome dos alunos; se o aluno for de graduação, informe o ano; se for de pós, informe seu orientador. create view v_rel_aluno </text:p>
      <text:p text:style-name="P30">------------------------------------------------------------------------------------------------------------------------</text:p>
      <text:p text:style-name="P37">--Agencia</text:p>
      <text:p text:style-name="P37">create table agencia(</text:p>
      <text:p text:style-name="P37">cod_age <text:s text:c="3"/>integer not null,</text:p>
      <text:p text:style-name="P37">nome_age <text:s text:c="2"/>varchar(40),</text:p>
      <text:p text:style-name="P37">cidade_age varchar(40),</text:p>
      <text:p text:style-name="P37">fundos_age numeric(10,2),</text:p>
      <text:p text:style-name="P37">constraint pk_agencia primary key (cod_age));</text:p>
      <text:p text:style-name="P37"/>
      <text:p text:style-name="P37"/>
      <text:p text:style-name="P37">--Cliente</text:p>
      <text:p text:style-name="P37">create table clientecor(</text:p>
      <text:p text:style-name="P37">cod_cli <text:s text:c="3"/>integer not null,</text:p>
      <text:p text:style-name="P37">nome_cli <text:s text:c="2"/>varchar(40),</text:p>
      <text:p text:style-name="P37">rua_cli <text:s text:c="3"/>varchar(40),</text:p>
      <text:p text:style-name="P37">cidade_cli varchar(30),</text:p>
      <text:p text:style-name="P37">constraint pk_clientecor primary key (cod_cli));</text:p>
      <text:p text:style-name="P37"/>
      <text:p text:style-name="P37">--Emprestimo </text:p>
      <text:p text:style-name="P37">create table emprestimo(</text:p>
      <text:p text:style-name="P37">cod_age_emp<text:tab/> <text:s/>integer not null,</text:p>
      <text:p text:style-name="P37"><text:soft-page-break/>numero_emp <text:tab/> <text:s/>varchar(10) not null,</text:p>
      <text:p text:style-name="P37">valor_emp<text:tab/> <text:s/>numeric(10,2),</text:p>
      <text:p text:style-name="P37">constraint pk_emprestimo primary key (cod_age_emp, numero_emp));</text:p>
      <text:p text:style-name="P37"/>
      <text:p text:style-name="P37">alter table emprestimo add constraint fk_emp_agencia foreign key(cod_age_emp)</text:p>
      <text:p text:style-name="P37">references agencia;</text:p>
      <text:p text:style-name="P37"/>
      <text:p text:style-name="P37">--Devedor </text:p>
      <text:p text:style-name="P37">create table devedor (</text:p>
      <text:p text:style-name="P37">cod_cli_dev<text:tab/> <text:s text:c="3"/>integer not null,</text:p>
      <text:p text:style-name="P37">cod_age_emp_dev <text:s text:c="4"/>integer not null,</text:p>
      <text:p text:style-name="P37">numero_emp_dev<text:tab/> <text:s text:c="3"/>varchar(10) not null,</text:p>
      <text:p text:style-name="P37">constraint pk_devedor primary key (cod_cli_dev, cod_age_emp_dev,</text:p>
      <text:p text:style-name="P37">numero_emp_dev));</text:p>
      <text:p text:style-name="P37"/>
      <text:p text:style-name="P37">alter table devedor add constraint fk_dev_cli </text:p>
      <text:p text:style-name="P37"><text:s text:c="2"/>foreign key(cod_cli_dev) references clientecor;</text:p>
      <text:p text:style-name="P37"/>
      <text:p text:style-name="P37">alter table devedor add constraint fk_dev_emprest </text:p>
      <text:p text:style-name="P37"><text:s text:c="2"/>foreign key(cod_age_emp_dev,numero_emp_dev) references emprestimo;</text:p>
      <text:p text:style-name="P37"/>
      <text:p text:style-name="P37">--Conta </text:p>
      <text:p text:style-name="P37">create table conta(</text:p>
      <text:p text:style-name="P37">cod_age_con<text:tab/>integer not null,</text:p>
      <text:p text:style-name="P37">numero_con<text:tab/>varchar(10) not null,</text:p>
      <text:p text:style-name="P37">saldo_con<text:tab/>numeric(10,2),</text:p>
      <text:p text:style-name="P37">constraint pk_conta primary key (cod_age_con,numero_con));</text:p>
      <text:p text:style-name="P37"/>
      <text:p text:style-name="P37">alter table conta add constraint fk_conta_agencia foreign key(cod_age_con) </text:p>
      <text:p text:style-name="P37"><text:s text:c="2"/>references agencia;</text:p>
      <text:p text:style-name="P37"/>
      <text:p text:style-name="P37">--Depositante </text:p>
      <text:p text:style-name="P37">create table depositante(</text:p>
      <text:p text:style-name="P37">cod_cli_dep<text:tab/>integer not null,</text:p>
      <text:p text:style-name="P37">cod_age_con_dep<text:tab/>integer not null,</text:p>
      <text:p text:style-name="P37">numero_con_dep<text:tab/>varchar(10) not null,</text:p>
      <text:p text:style-name="P37">constraint pk_depositante primary</text:p>
      <text:p text:style-name="P37">key(cod_cli_dep,cod_age_con_dep,numero_con_dep));</text:p>
      <text:p text:style-name="P37"/>
      <text:p text:style-name="P37">alter table depositante add constraint fk_dep_cli </text:p>
      <text:p text:style-name="P37"><text:s text:c="2"/>foreign key(cod_cli_dep) references clientecor;</text:p>
      <text:p text:style-name="P37"/>
      <text:p text:style-name="P37">alter table depositante add constraint fk_dep_conta</text:p>
      <text:p text:style-name="P37"><text:s text:c="2"/>foreign key(cod_age_con_dep,numero_con_dep) references conta;</text:p>
      <text:p text:style-name="P37"/>
      <text:p text:style-name="P37">--INSERTS</text:p>
      <text:p text:style-name="P37"/>
      <text:p text:style-name="P37">--Agencia </text:p>
      <text:p text:style-name="P37"/>
      <text:p text:style-name="P37">insert into agencia</text:p>
      <text:p text:style-name="P37">values (1,'Macedônia','Macedônia', 500000); </text:p>
      <text:p text:style-name="P37"/>
      <text:p text:style-name="P37">insert into agencia</text:p>
      <text:p text:style-name="P37">values (2,'Vila Neri','São Carlos', 1600000); </text:p>
      <text:p text:style-name="P37"/>
      <text:p text:style-name="P37">insert into agencia</text:p>
      <text:p text:style-name="P37">values (3,'Anhagabahú','São Paulo', 5000000); </text:p>
      <text:p text:style-name="P37"/>
      <text:p text:style-name="P37">insert into agencia</text:p>
      <text:p text:style-name="P37"><text:s/>values (4,'Centro','Araraquara', 300000); </text:p>
      <text:p text:style-name="P37"/>
      <text:p text:style-name="P37">--Cliente </text:p>
      <text:p text:style-name="P37">insert into clientecor</text:p>
      <text:p text:style-name="P37">values (1, 'Jones', 'Main','São Carlos');</text:p>
      <text:p text:style-name="P37"/>
      <text:p text:style-name="P37">insert into clientecor</text:p>
      <text:p text:style-name="P37">values (2, 'Smith', 'North','Araraquara');</text:p>
      <text:p text:style-name="P37"/>
      <text:p text:style-name="P37">insert into clientecor</text:p>
      <text:p text:style-name="P37">values (3, 'Turner', 'Putman','Votuporanga');</text:p>
      <text:p text:style-name="P37"/>
      <text:p text:style-name="P37">insert into clientecor</text:p>
      <text:p text:style-name="P37">values (4, 'Adams', 'Spring', 'Araraquara');</text:p>
      <text:p text:style-name="P37"/>
      <text:p text:style-name="P37">insert into clientecor</text:p>
      <text:p text:style-name="P37">values (5, 'Johnson', 'Alma', 'Palo Alto');</text:p>
      <text:p text:style-name="P37"/>
      <text:p text:style-name="P37">insert into clientecor</text:p>
      <text:p text:style-name="P37">values (6, 'Hayes', 'Main', 'Harrison');</text:p>
      <text:p text:style-name="P37"/>
      <text:p text:style-name="P37">insert into clientecor</text:p>
      <text:p text:style-name="P37">values (7, 'Williams', 'Nassau', 'Princeton');</text:p>
      <text:p text:style-name="P37"/>
      <text:p text:style-name="P37"/>
      <text:p text:style-name="P37"/>
      <text:p text:style-name="P37">--Conta </text:p>
      <text:p text:style-name="P37">insert into conta</text:p>
      <text:p text:style-name="P37">values (1,'A-101',500);</text:p>
      <text:p text:style-name="P37"/>
      <text:p text:style-name="P37">insert into conta</text:p>
      <text:p text:style-name="P37">values (2,'A-215',700);</text:p>
      <text:p text:style-name="P37"/>
      <text:p text:style-name="P37">insert into conta</text:p>
      <text:p text:style-name="P37">values (3,'A-102',400);</text:p>
      <text:p text:style-name="P37"/>
      <text:p text:style-name="P37">insert into conta</text:p>
      <text:p text:style-name="P37">values (4,'A-201',900);</text:p>
      <text:p text:style-name="P37"/>
      <text:p text:style-name="P37">insert into conta</text:p>
      <text:p text:style-name="P37">values (4,'A-217',750);</text:p>
      <text:p text:style-name="P37"/>
      <text:p text:style-name="P37"/>
      <text:p text:style-name="P37">--Depositante </text:p>
      <text:p text:style-name="P37">insert into depositante</text:p>
      <text:p text:style-name="P37">values (5, 1,'A-101');</text:p>
      <text:p text:style-name="P37"><text:soft-page-break/></text:p>
      <text:p text:style-name="P37">insert into depositante</text:p>
      <text:p text:style-name="P37">values (2, 2,'A-215');</text:p>
      <text:p text:style-name="P37"/>
      <text:p text:style-name="P37">insert into depositante</text:p>
      <text:p text:style-name="P37">values (6, 3,'A-102');</text:p>
      <text:p text:style-name="P37"/>
      <text:p text:style-name="P37">insert into depositante</text:p>
      <text:p text:style-name="P37">values (5, 4, 'A-201');</text:p>
      <text:p text:style-name="P37"/>
      <text:p text:style-name="P37">insert into depositante</text:p>
      <text:p text:style-name="P37">values (1, 4, 'A-217');</text:p>
      <text:p text:style-name="P37"/>
      <text:p text:style-name="P37">--Emprestimo </text:p>
      <text:p text:style-name="P37">insert into emprestimo</text:p>
      <text:p text:style-name="P37">values (1,'L-17',1000);</text:p>
      <text:p text:style-name="P37"/>
      <text:p text:style-name="P37">insert into emprestimo</text:p>
      <text:p text:style-name="P37">values (3,'L-15',1500);</text:p>
      <text:p text:style-name="P37"/>
      <text:p text:style-name="P37">insert into emprestimo</text:p>
      <text:p text:style-name="P37">values (1,'L-14',1500);</text:p>
      <text:p text:style-name="P37"/>
      <text:p text:style-name="P37">insert into emprestimo</text:p>
      <text:p text:style-name="P37">values (2,'L-93',500);</text:p>
      <text:p text:style-name="P37"/>
      <text:p text:style-name="P37">insert into emprestimo</text:p>
      <text:p text:style-name="P37">values (3,'L-16',1300);</text:p>
      <text:p text:style-name="P37"/>
      <text:p text:style-name="P37">----Devedor </text:p>
      <text:p text:style-name="P37">insert into Devedor</text:p>
      <text:p text:style-name="P37">values (1,1,'L-17');</text:p>
      <text:p text:style-name="P37"/>
      <text:p text:style-name="P37">insert into Devedor</text:p>
      <text:p text:style-name="P37">values (6,3,'L-15');</text:p>
      <text:p text:style-name="P37"/>
      <text:p text:style-name="P37">insert into Devedor</text:p>
      <text:p text:style-name="P37">values (7,2,'L-93');</text:p>
      <text:p text:style-name="P37"/>
      <text:p text:style-name="P37">insert into Devedor</text:p>
      <text:p text:style-name="P37">values (1,3,'L-16');</text:p>
      <text:p text:style-name="P37"/>
      <text:p text:style-name="P37">insert into Devedor</text:p>
      <text:p text:style-name="P37">values (4,3,'L-15');</text:p>
      <text:p text:style-name="P30"/>
      <text:p text:style-name="P12"><text:span text:style-name="T20">2</text:span><text:span text:style-name="T5">)</text:span>view sobre a tabela cliente com os campos nome_cliente, endereco e cidade: <text:span text:style-name="T5">(faça </text:span>insert into v_dados_cliente values (’Francisco Silva’, ’Rua das Araras’, ’Votuporanga’); </text:p>
      <text:p text:style-name="P12"/>
      <text:p text:style-name="P12">Perceba que houve erro, pois o código_cliente não estava presente na view. Apague a view (DROP TABLE) e recrie-a adicionando esse campo e tente inserir o cliente com o código 3210. </text:p>
      <text:p text:style-name="P30">------------------------------------------------------------------------------------------------------------------------</text:p>
      <text:p text:style-name="P17">obra={id_obra, codigo (unique), descricao} </text:p>
      <text:p text:style-name="P17">maquina = {id_maquina, codigo(unique), marca} </text:p>
      <text:p text:style-name="P17">usa = {id_usa, id_obra,id_maquina, data_do_uso} </text:p>
      <text:p text:style-name="P13"/>
      <text:p text:style-name="P13"/>
      <text:p text:style-name="P13"><text:span text:style-name="T20">3</text:span>a) Uma visão que mostre a descrição da obra, a máquina utilizada e a data do uso. Ordene pela descrição da obra. </text:p>
      <text:p text:style-name="P13"/>
      <text:p text:style-name="P13"><text:span text:style-name="T20">3</text:span>b) Uma visão que mostre a descrição da obra e a quantidade de máquinas utilizadas. </text:p>
      <text:p text:style-name="P30">------------------------------------------------------------------------------------------------------------------------</text:p>
      <text:p text:style-name="P34"/>
      <text:p text:style-name="P34"/>
      <text:p text:style-name="P34"/>
      <text:p text:style-name="P34">Funções</text:p>
      <text:p text:style-name="P5"><text:span text:style-name="T8">1)</text:span>Função que some os três parâmetros passados a ela: </text:p>
      <text:p text:style-name="P10"><text:span text:style-name="T12">2)</text:span>Desenvolva uma função em que o usuário informe seu sexo por meio de parâmetro. </text:p>
      <text:p text:style-name="P30"/>
      <text:p text:style-name="P5"><text:span text:style-name="T12">3)</text:span>Projete uma função que receba dois números como parâmetro e devolva a soma deles. Realize a soma com o comando select <text:span text:style-name="T12">(dica utilizar INTO)</text:span>. </text:p>
      <text:p text:style-name="P30"/>
      <text:p text:style-name="P11"><text:span text:style-name="T23">4</text:span><text:span text:style-name="T12">) </text:span>Implemente um procedimento que receba 4 parâmetros. Os dois primeiros serão números que sofrerão uma das quatro operações básicas da matemática adição, <text:soft-page-break/>subtração, multiplicação e divisão; o terceiro parâmetro será uma variável que armazenará o resultado da operação e por fim, o quarto parâmetro indicará qual será a operação realizada. Após implementar, teste o procedimento e veja se está funcionando corretamente.</text:p>
      <text:p text:style-name="P32">------------------------------------------------------------------------------------------------------------------------</text:p>
      <text:p text:style-name="P5"/>
      <text:p text:style-name="P21">-- Tabela Cliente </text:p>
      <text:p text:style-name="P21">create table cliente (</text:p>
      <text:p text:style-name="P21">codigo_cliente numeric(5) not null,</text:p>
      <text:p text:style-name="P21">nome_cliente varchar(40),</text:p>
      <text:p text:style-name="P21">endereco varchar(40),</text:p>
      <text:p text:style-name="P21">cidade varchar(20),</text:p>
      <text:p text:style-name="P21">cep varchar(9),</text:p>
      <text:p text:style-name="P21">uf char(2),</text:p>
      <text:p text:style-name="P21">cnpj varchar(20),</text:p>
      <text:p text:style-name="P21">ie varchar(20));</text:p>
      <text:p text:style-name="P21"/>
      <text:p text:style-name="P21">alter table cliente add constraint pk_cliente primary key (codigo_cliente);</text:p>
      <text:p text:style-name="P21"/>
      <text:p text:style-name="P21">-- Tabela vendedor </text:p>
      <text:p text:style-name="P21">create table vendedor (</text:p>
      <text:p text:style-name="P21">codigo_vendedor numeric(5) not null,</text:p>
      <text:p text:style-name="P21">nome_vendedor varchar(40) not null,</text:p>
      <text:p text:style-name="P21">salario_fixo numeric(7,2),</text:p>
      <text:p text:style-name="P21">faixa_comissao char(1),</text:p>
      <text:p text:style-name="P21">senha varchar(50));</text:p>
      <text:p text:style-name="P21"/>
      <text:p text:style-name="P21">alter table vendedor add constraint pk_vendedor primary key (codigo_vendedor);</text:p>
      <text:p text:style-name="P21"/>
      <text:p text:style-name="P21"/>
      <text:p text:style-name="P21">-- Tabela pedido</text:p>
      <text:p text:style-name="P21">--Note: Uma vez que a tabela pedido faz referencia as tabelas CLIENTE e</text:p>
      <text:p text:style-name="P21">--VENDEDOR, eu a</text:p>
      <text:p text:style-name="P21">--criei depois de criar as tabelas referenciadas </text:p>
      <text:p text:style-name="P21"><text:s/></text:p>
      <text:p text:style-name="P21"/>
      <text:p text:style-name="P21">create table pedido(</text:p>
      <text:p text:style-name="P21">num_pedido numeric(5) not null,</text:p>
      <text:p text:style-name="P21">prazo_entrega numeric(3) not null,</text:p>
      <text:p text:style-name="P21">codigo_cliente numeric(5) not null,</text:p>
      <text:p text:style-name="P21">codigo_vendedor numeric(5) not null,</text:p>
      <text:p text:style-name="P21">total_pedido <text:s text:c="3"/>numeric(10,2),</text:p>
      <text:p text:style-name="P21">data_pedido date );</text:p>
      <text:p text:style-name="P21"/>
      <text:p text:style-name="P21">alter table pedido add constraint pk_pedido primary key (num_pedido);</text:p>
      <text:p text:style-name="P21"/>
      <text:p text:style-name="P21">alter table pedido add constraint fk_pedido_cliente foreign key</text:p>
      <text:p text:style-name="P21">(codigo_cliente)</text:p>
      <text:p text:style-name="P21"><text:s text:c="46"/>references cliente; </text:p>
      <text:p text:style-name="P21"/>
      <text:p text:style-name="P21">alter table pedido add constraint fk_pedido_vendedor foreign key</text:p>
      <text:p text:style-name="P21">(codigo_vendedor)</text:p>
      <text:p text:style-name="P21"><text:s text:c="46"/>references vendedor; </text:p>
      <text:p text:style-name="P21"/>
      <text:p text:style-name="P21"/>
      <text:p text:style-name="P21"><text:s text:c="46"/></text:p>
      <text:p text:style-name="P21">--Tabela produto </text:p>
      <text:p text:style-name="P21">create table produto (</text:p>
      <text:p text:style-name="P21">codigo_produto numeric(5) not null,</text:p>
      <text:p text:style-name="P21">unidade char(3),</text:p>
      <text:p text:style-name="P21">descricao varchar(30),</text:p>
      <text:p text:style-name="P21">valor_venda <text:s/>numeric(7,2),</text:p>
      <text:p text:style-name="P21">valor_custo numeric(7,2),</text:p>
      <text:p text:style-name="P21">qtde_minima numeric(5,2),</text:p>
      <text:p text:style-name="P21">quantidade numeric (5,2),</text:p>
      <text:p text:style-name="P21">comissao_produto numeric(5,3)</text:p>
      <text:p text:style-name="P21">);</text:p>
      <text:p text:style-name="P21"/>
      <text:p text:style-name="P21">alter table produto add constraint pk_produto primary key (codigo_produto);</text:p>
      <text:p text:style-name="P21"/>
      <text:p text:style-name="P21"/>
      <text:p text:style-name="P21"/>
      <text:p text:style-name="P21">-- Tabela Item_Pedido</text:p>
      <text:p text:style-name="P21">--Note: mesmo caso da tabela pedido </text:p>
      <text:p text:style-name="P21"><text:s/></text:p>
      <text:p text:style-name="P21"/>
      <text:p text:style-name="P21">create table item_pedido (</text:p>
      <text:p text:style-name="P21">num_pedido numeric(5) not null,</text:p>
      <text:p text:style-name="P21">codigo_produto numeric(5) not null,</text:p>
      <text:p text:style-name="P21">quantidade numeric(3),</text:p>
      <text:p text:style-name="P21">valor_venda numeric(7,2),</text:p>
      <text:p text:style-name="P21">valor_custo numeric(7,2));</text:p>
      <text:p text:style-name="P21"/>
      <text:p text:style-name="P21">alter table item_pedido add constraint pk_item_pedido primary key</text:p>
      <text:p text:style-name="P21">(num_pedido,codigo_produto);</text:p>
      <text:p text:style-name="P21"/>
      <text:p text:style-name="P21">alter table item_pedido add constraint fk_item_ped_pedi foreign key</text:p>
      <text:p text:style-name="P21">(num_pedido)</text:p>
      <text:p text:style-name="P21"><text:s text:c="46"/>references pedido;</text:p>
      <text:p text:style-name="P21">alter table item_pedido add constraint fk_item_ped_prod foreign key</text:p>
      <text:p text:style-name="P21">(codigo_produto)</text:p>
      <text:p text:style-name="P21"><text:s text:c="46"/>references produto;</text:p>
      <text:p text:style-name="P21"/>
      <text:p text:style-name="P21"/>
      <text:p text:style-name="P21">-- Fim das tabelas </text:p>
      <text:p text:style-name="P21"/>
      <text:p text:style-name="P21">--Inserido dados na tabela cliente</text:p>
      <text:p text:style-name="P21"/>
      <text:p text:style-name="P21">insert into cliente </text:p>
      <text:p text:style-name="P21"><text:soft-page-break/><text:s text:c="2"/>values (720, 'Ana', 'Rua 17 n. 19', 'Niteroi', '24358310', 'RJ',</text:p>
      <text:p text:style-name="P21">'12113231/0001-34', '2134');</text:p>
      <text:p text:style-name="P21"/>
      <text:p text:style-name="P21">insert into cliente</text:p>
      <text:p text:style-name="P21"><text:s text:c="2"/>values (870, 'Flávio', 'Av. Pres. Vargas 10', 'São Paulo', '22763931', 'SP',</text:p>
      <text:p text:style-name="P21">'22534126/9387-9', '4631');</text:p>
      <text:p text:style-name="P21"/>
      <text:p text:style-name="P21">insert into cliente</text:p>
      <text:p text:style-name="P21"><text:s text:c="2"/>values (110, 'Jorge', 'Rua Caiapo 13', 'Curitiba', '30078500', 'PR',</text:p>
      <text:p text:style-name="P21">'14512764/9834-9', null);</text:p>
      <text:p text:style-name="P21"/>
      <text:p text:style-name="P21">insert into cliente </text:p>
      <text:p text:style-name="P21"><text:s text:c="2"/>values (222, 'Lúcia', 'Rua Itabira 123 Loja 9', 'Belo Horizonte',</text:p>
      <text:p text:style-name="P21">'221243491', 'MG', '28315213/9348-8', '2985');</text:p>
      <text:p text:style-name="P21"/>
      <text:p text:style-name="P21">insert into cliente </text:p>
      <text:p text:style-name="P21"><text:s text:c="2"/>values (830, 'Maurício', 'Av. Paulista 1236', 'São Paulo', '3012683', 'SP',</text:p>
      <text:p text:style-name="P21">'32816985/7465-6', '9343');</text:p>
      <text:p text:style-name="P21"/>
      <text:p text:style-name="P21">insert into cliente </text:p>
      <text:p text:style-name="P21"><text:s text:c="2"/>values (130, 'Edmar', 'Rua da Praia sn', 'Salvador', '30079300', 'BA',</text:p>
      <text:p text:style-name="P21">'23463284/234-9', '7121');</text:p>
      <text:p text:style-name="P21"/>
      <text:p text:style-name="P21">insert into cliente</text:p>
      <text:p text:style-name="P21"><text:s text:c="2"/>values (410, 'Rodolfo', 'Largo da lapa 27 sobrado', 'Rio de Janeiro',</text:p>
      <text:p text:style-name="P21">'30078900', 'RJ', '12835128/2346-9', '7431');</text:p>
      <text:p text:style-name="P21"/>
      <text:p text:style-name="P21">insert into cliente </text:p>
      <text:p text:style-name="P21"><text:s text:c="2"/>values (20, 'Beth', 'Av. Climério n.45', 'São Paulo', '25679300', 'SP',</text:p>
      <text:p text:style-name="P21">'3248126/7326-8', '9280');</text:p>
      <text:p text:style-name="P21"/>
      <text:p text:style-name="P21">insert into cliente</text:p>
      <text:p text:style-name="P21"><text:s text:c="2"/>values (157, 'Paulo', 'T. Moraes c/3', 'Londrina', null, 'PR',</text:p>
      <text:p text:style-name="P21">'3284223/324-2', '1923');</text:p>
      <text:p text:style-name="P21"/>
      <text:p text:style-name="P21">insert into cliente</text:p>
      <text:p text:style-name="P21"><text:s text:c="2"/>values (180, 'Lúcio', 'Av. Beira Mar n. 1256', 'Florianópolis', '30077500',</text:p>
      <text:p text:style-name="P21">'SC', '12736571/2347', null);</text:p>
      <text:p text:style-name="P21"/>
      <text:p text:style-name="P21">insert into cliente </text:p>
      <text:p text:style-name="P21"><text:s text:c="2"/>values (260, 'Susana', 'Rua Lopes Mendes 12', 'Niterói', '30046500', 'RJ',</text:p>
      <text:p text:style-name="P21">'21763571/232-9', '2530');</text:p>
      <text:p text:style-name="P21"/>
      <text:p text:style-name="P21">insert into cliente </text:p>
      <text:p text:style-name="P21"><text:s text:c="2"/>values (290, 'Renato', 'Rua Meireles n. 123 bl. sl.345', 'São Paulo',</text:p>
      <text:p text:style-name="P21">'30225900', 'SP', '13276547/213-3', '9071');</text:p>
      <text:p text:style-name="P21"/>
      <text:p text:style-name="P21">insert into cliente </text:p>
      <text:p text:style-name="P21"><text:s text:c="2"/>values (390, 'Sebastião', 'Rua da Igreja n.10', 'Uberaba', '30438700', 'MG',</text:p>
      <text:p text:style-name="P21">'32176547/213-3', '9071');</text:p>
      <text:p text:style-name="P21"/>
      <text:p text:style-name="P21">insert into cliente </text:p>
      <text:p text:style-name="P21"><text:s text:c="2"/>values (234, 'José', 'Quadra 3 bl. 3 sl. 1003', 'Brasilia', '22841650', 'DF',</text:p>
      <text:p text:style-name="P21">'21763576/1232-3', '2931');</text:p>
      <text:p text:style-name="P21"/>
      <text:p text:style-name="P21">insert into cliente </text:p>
      <text:p text:style-name="P21"><text:s text:c="2"/>values (500, 'Rodolfo', 'Largo do São Francisco 27 sobrado', 'São Paulo', '82679330', 'SP', '6248125/3321-7', '1290');</text:p>
      <text:p text:style-name="P21"/>
      <text:p text:style-name="P21">--inserido dados na tabela Vendedor</text:p>
      <text:p text:style-name="P21"/>
      <text:p text:style-name="P21">insert into vendedor</text:p>
      <text:p text:style-name="P21"><text:s text:c="2"/>values (209, 'José', 1800.00, 'C', null);</text:p>
      <text:p text:style-name="P21"/>
      <text:p text:style-name="P21">insert into vendedor</text:p>
      <text:p text:style-name="P21"><text:s text:c="2"/>values (111, 'Carlos', 2490.00, 'A', null);</text:p>
      <text:p text:style-name="P21"/>
      <text:p text:style-name="P21">insert into vendedor</text:p>
      <text:p text:style-name="P21"><text:s text:c="2"/>values (11, 'João', 2780.00, 'C', null);</text:p>
      <text:p text:style-name="P21"/>
      <text:p text:style-name="P21">insert into vendedor</text:p>
      <text:p text:style-name="P21"><text:s text:c="2"/>values (240, 'Antônio', 9500.00, 'C', null);</text:p>
      <text:p text:style-name="P21"/>
      <text:p text:style-name="P21">insert into vendedor</text:p>
      <text:p text:style-name="P21"><text:s text:c="2"/>values (720, 'Felipe', 4600.00, 'A', null);</text:p>
      <text:p text:style-name="P21"/>
      <text:p text:style-name="P21">insert into vendedor</text:p>
      <text:p text:style-name="P21"><text:s text:c="2"/>values (213, 'Jonas', 2300.00, 'A', null);</text:p>
      <text:p text:style-name="P21"/>
      <text:p text:style-name="P21">insert into vendedor</text:p>
      <text:p text:style-name="P21"><text:s text:c="2"/>values (101, 'João', 2650.00, 'C', null);</text:p>
      <text:p text:style-name="P21"/>
      <text:p text:style-name="P21">insert into vendedor</text:p>
      <text:p text:style-name="P21"><text:s text:c="2"/>values (310, 'Josias', 870.00, 'B', null);</text:p>
      <text:p text:style-name="P21"/>
      <text:p text:style-name="P21">insert into vendedor</text:p>
      <text:p text:style-name="P21"><text:s text:c="2"/>values (250, 'Maurício', 2930.00, 'B', null);</text:p>
      <text:p text:style-name="P21"/>
      <text:p text:style-name="P21">--Inserido dados na tabela Pedido</text:p>
      <text:p text:style-name="P21">--Nota: So podemos inserir dados nesta tabela, depois de inserir dados nas</text:p>
      <text:p text:style-name="P21">--tabelas Cliente e Vendedor</text:p>
      <text:p text:style-name="P21"/>
      <text:p text:style-name="P21">insert into pedido</text:p>
      <text:p text:style-name="P21"><text:s text:c="2"/>values (121,20,410,209, null, '24/09/2017');</text:p>
      <text:p text:style-name="P21"/>
      <text:p text:style-name="P21">insert into pedido</text:p>
      <text:p text:style-name="P21"><text:s text:c="2"/>values (120,20,410,209, null, '24/01/2017');</text:p>
      <text:p text:style-name="P21"/>
      <text:p text:style-name="P21">insert into pedido</text:p>
      <text:p text:style-name="P21"><text:s text:c="2"/>values (122,20,410,209, null, '24/02/2017');</text:p>
      <text:p text:style-name="P21"/>
      <text:p text:style-name="P21">insert into pedido</text:p>
      <text:p text:style-name="P21"><text:s text:c="2"/>values (123,20,410,209, null, '24/03/2017');</text:p>
      <text:p text:style-name="P21"/>
      <text:p text:style-name="P21">insert into pedido</text:p>
      <text:p text:style-name="P21"><text:s text:c="2"/>values (124,20,410,209, null, '24/04/2017');</text:p>
      <text:p text:style-name="P21"><text:soft-page-break/></text:p>
      <text:p text:style-name="P21">insert into pedido</text:p>
      <text:p text:style-name="P21"><text:s text:c="2"/>values (125,20,410,209, null, '24/05/2017');</text:p>
      <text:p text:style-name="P21"/>
      <text:p text:style-name="P21">insert into pedido</text:p>
      <text:p text:style-name="P21"><text:s text:c="2"/>values (126,20,410,209, null, '24/06/2017');</text:p>
      <text:p text:style-name="P21"/>
      <text:p text:style-name="P21">insert into pedido</text:p>
      <text:p text:style-name="P21"><text:s text:c="2"/>values (147,20,410,209, null, '24/07/2017');</text:p>
      <text:p text:style-name="P21"/>
      <text:p text:style-name="P21">insert into pedido</text:p>
      <text:p text:style-name="P21"><text:s text:c="2"/>values (128,20,410,209, null, '24/08/2017');</text:p>
      <text:p text:style-name="P21"/>
      <text:p text:style-name="P21">insert into pedido</text:p>
      <text:p text:style-name="P21"><text:s text:c="2"/>values (129,20,410,209, null, '24/10/2017');</text:p>
      <text:p text:style-name="P21"/>
      <text:p text:style-name="P21">insert into pedido</text:p>
      <text:p text:style-name="P21"><text:s text:c="2"/>values (130,20,410,209, null, '24/11/2017');</text:p>
      <text:p text:style-name="P21"/>
      <text:p text:style-name="P21">insert into pedido</text:p>
      <text:p text:style-name="P21"><text:s text:c="2"/>values (131,20,410,209, null, '24/12/2017');</text:p>
      <text:p text:style-name="P21"/>
      <text:p text:style-name="P21">insert into pedido</text:p>
      <text:p text:style-name="P21"><text:s text:c="2"/>values (97,20,720,101, null, '24/09/2017');</text:p>
      <text:p text:style-name="P21"/>
      <text:p text:style-name="P21">insert into pedido</text:p>
      <text:p text:style-name="P21"><text:s text:c="2"/>values (101,15,720,101, null, '12/03/2019');</text:p>
      <text:p text:style-name="P21"/>
      <text:p text:style-name="P21">insert into pedido</text:p>
      <text:p text:style-name="P21"><text:s text:c="2"/>values (137,20,720,720, null, '27/11/2018');</text:p>
      <text:p text:style-name="P21"/>
      <text:p text:style-name="P21">insert into pedido</text:p>
      <text:p text:style-name="P21"><text:s text:c="2"/>values (250,20,720,720, null, '27/01/2018');</text:p>
      <text:p text:style-name="P21"/>
      <text:p text:style-name="P21">insert into pedido</text:p>
      <text:p text:style-name="P21"><text:s text:c="2"/>values (251,20,720,720, null, '27/02/2018');</text:p>
      <text:p text:style-name="P21"/>
      <text:p text:style-name="P21">insert into pedido</text:p>
      <text:p text:style-name="P21"><text:s text:c="2"/>values (252,20,720,720, null, '27/03/2018');</text:p>
      <text:p text:style-name="P21"/>
      <text:p text:style-name="P21">insert into pedido</text:p>
      <text:p text:style-name="P21"><text:s text:c="2"/>values (253,20,720,720, null, '27/04/2018');</text:p>
      <text:p text:style-name="P21"/>
      <text:p text:style-name="P21">insert into pedido</text:p>
      <text:p text:style-name="P21"><text:s text:c="2"/>values (254,20,720,720, null, '27/05/2018');</text:p>
      <text:p text:style-name="P21"/>
      <text:p text:style-name="P21">insert into pedido</text:p>
      <text:p text:style-name="P21"><text:s text:c="2"/>values (255,20,720,720, null, '27/06/2018');</text:p>
      <text:p text:style-name="P21"/>
      <text:p text:style-name="P21">insert into pedido</text:p>
      <text:p text:style-name="P21"><text:s text:c="2"/>values (256,20,720,720, null, '27/07/2018');</text:p>
      <text:p text:style-name="P21"/>
      <text:p text:style-name="P21">insert into pedido</text:p>
      <text:p text:style-name="P21"><text:s text:c="2"/>values (257,20,720,720, null, '27/08/2018');</text:p>
      <text:p text:style-name="P21"/>
      <text:p text:style-name="P21">insert into pedido</text:p>
      <text:p text:style-name="P21"><text:s text:c="2"/>values (258,20,720,720, null, '27/09/2018');</text:p>
      <text:p text:style-name="P21"/>
      <text:p text:style-name="P21">insert into pedido</text:p>
      <text:p text:style-name="P21"><text:s text:c="2"/>values (259,20,720,720, null, '27/10/2018');</text:p>
      <text:p text:style-name="P21"/>
      <text:p text:style-name="P21">insert into pedido</text:p>
      <text:p text:style-name="P21"><text:s text:c="2"/>values (260,20,720,720, null, '27/12/2018');</text:p>
      <text:p text:style-name="P21"/>
      <text:p text:style-name="P21"/>
      <text:p text:style-name="P21"/>
      <text:p text:style-name="P21"/>
      <text:p text:style-name="P21">insert into pedido</text:p>
      <text:p text:style-name="P21"><text:s text:c="2"/>values (148,20,720,101, null, '08/07/2018');</text:p>
      <text:p text:style-name="P21"/>
      <text:p text:style-name="P21">insert into pedido</text:p>
      <text:p text:style-name="P21"><text:s text:c="2"/>values (189,15,870,213, null, '14/03/2019');</text:p>
      <text:p text:style-name="P21"/>
      <text:p text:style-name="P21">insert into pedido</text:p>
      <text:p text:style-name="P21"><text:s text:c="2"/>values (104,30,110,101, null, '19/08/2018');</text:p>
      <text:p text:style-name="P21"/>
      <text:p text:style-name="P21">insert into pedido</text:p>
      <text:p text:style-name="P21"><text:s text:c="2"/>values (203,30,830,250, null, '01/02/2018');</text:p>
      <text:p text:style-name="P21"/>
      <text:p text:style-name="P21">insert into pedido</text:p>
      <text:p text:style-name="P21"><text:s text:c="2"/>values (98,20,410,209, null, '06/04/2019');</text:p>
      <text:p text:style-name="P21"/>
      <text:p text:style-name="P21">insert into pedido</text:p>
      <text:p text:style-name="P21"><text:s text:c="2"/>values (143,30,20,111, null, '12/03/2019');</text:p>
      <text:p text:style-name="P21"/>
      <text:p text:style-name="P21">insert into pedido</text:p>
      <text:p text:style-name="P21"><text:s text:c="2"/>values (105,15,180,240, null,'03/11/2018');</text:p>
      <text:p text:style-name="P21"/>
      <text:p text:style-name="P21">insert into pedido</text:p>
      <text:p text:style-name="P21"><text:s text:c="2"/>values (111,20,260,240, null,'04/07/2017');</text:p>
      <text:p text:style-name="P21"/>
      <text:p text:style-name="P21">insert into pedido</text:p>
      <text:p text:style-name="P21"><text:s text:c="2"/>values (103,20,260,240, null,'01/02/2018');</text:p>
      <text:p text:style-name="P21"/>
      <text:p text:style-name="P21">insert into pedido</text:p>
      <text:p text:style-name="P21"><text:s text:c="2"/>values (91,20,260,11, null,'01/02/2018');</text:p>
      <text:p text:style-name="P21"/>
      <text:p text:style-name="P21">insert into pedido</text:p>
      <text:p text:style-name="P21"><text:s text:c="2"/>values (138,20,260,11, null,'01/02/2018');</text:p>
      <text:p text:style-name="P21"/>
      <text:p text:style-name="P21">insert into pedido</text:p>
      <text:p text:style-name="P21"><text:s text:c="2"/>values (108,15,290,310, null,'01/02/2018');</text:p>
      <text:p text:style-name="P21"/>
      <text:p text:style-name="P21">insert into pedido</text:p>
      <text:p text:style-name="P21"><text:s text:c="2"/>values (119,30,390,250, null,'01/02/2018');</text:p>
      <text:p text:style-name="P21"><text:soft-page-break/></text:p>
      <text:p text:style-name="P21">insert into pedido</text:p>
      <text:p text:style-name="P21"><text:s text:c="2"/>values (127,10,410,11, null,'01/02/2019');</text:p>
      <text:p text:style-name="P21"/>
      <text:p text:style-name="P21">insert into pedido</text:p>
      <text:p text:style-name="P21"><text:s text:c="2"/>values (270,5,180,310, null,'15/09/2019');</text:p>
      <text:p text:style-name="P21"/>
      <text:p text:style-name="P21">insert into pedido</text:p>
      <text:p text:style-name="P21"><text:s text:c="2"/>values (200,5,180,310, null,'05/09/2019');</text:p>
      <text:p text:style-name="P21"/>
      <text:p text:style-name="P21">insert into pedido</text:p>
      <text:p text:style-name="P21"><text:s text:c="2"/>values (201,5,260,240, null,'06/09/2019');</text:p>
      <text:p text:style-name="P21"/>
      <text:p text:style-name="P21">insert into pedido</text:p>
      <text:p text:style-name="P21"><text:s text:c="2"/>values (271,7,260,240, null,'01/02/2019');</text:p>
      <text:p text:style-name="P21"/>
      <text:p text:style-name="P21">insert into pedido</text:p>
      <text:p text:style-name="P21"><text:s text:c="2"/>values (272,7,260,240, null,'01/01/2019');</text:p>
      <text:p text:style-name="P21"/>
      <text:p text:style-name="P21">insert into pedido</text:p>
      <text:p text:style-name="P21"><text:s text:c="2"/>values (273,7,260,240, null,'01/03/2019');</text:p>
      <text:p text:style-name="P21"/>
      <text:p text:style-name="P21">insert into pedido</text:p>
      <text:p text:style-name="P21"><text:s text:c="2"/>values (274,7,260,240, null,'01/04/2019');</text:p>
      <text:p text:style-name="P21"/>
      <text:p text:style-name="P21">insert into pedido</text:p>
      <text:p text:style-name="P21"><text:s text:c="2"/>values (275,7,260,240, null,'01/05/2019');</text:p>
      <text:p text:style-name="P21"/>
      <text:p text:style-name="P21">insert into pedido</text:p>
      <text:p text:style-name="P21"><text:s text:c="2"/>values (276,7,260,240, null,'01/06/2019');</text:p>
      <text:p text:style-name="P21"/>
      <text:p text:style-name="P21">insert into pedido</text:p>
      <text:p text:style-name="P21"><text:s text:c="2"/>values (277,7,260,240, null,'01/07/2019');</text:p>
      <text:p text:style-name="P21"/>
      <text:p text:style-name="P21">insert into pedido</text:p>
      <text:p text:style-name="P21"><text:s text:c="2"/>values (278,7,260,240, null,'01/08/2019');</text:p>
      <text:p text:style-name="P21"/>
      <text:p text:style-name="P21">insert into pedido</text:p>
      <text:p text:style-name="P21"><text:s text:c="2"/>values (279,7,260,240, null,'01/09/2019');</text:p>
      <text:p text:style-name="P21"/>
      <text:p text:style-name="P21">insert into pedido</text:p>
      <text:p text:style-name="P21"><text:s text:c="2"/>values (280,7,260,240, null,'01/10/2019');</text:p>
      <text:p text:style-name="P21"/>
      <text:p text:style-name="P21">insert into pedido</text:p>
      <text:p text:style-name="P21"><text:s text:c="2"/>values (281,7,260,240, null,'01/11/2019');</text:p>
      <text:p text:style-name="P21"/>
      <text:p text:style-name="P21">insert into pedido</text:p>
      <text:p text:style-name="P21"><text:s text:c="2"/>values (282,7,260,240, null,'01/12/2019');</text:p>
      <text:p text:style-name="P21"/>
      <text:p text:style-name="P21"/>
      <text:p text:style-name="P21"/>
      <text:p text:style-name="P21"/>
      <text:p text:style-name="P21">--Inserido dados na tabela Produto</text:p>
      <text:p text:style-name="P21"/>
      <text:p text:style-name="P21">insert into produto</text:p>
      <text:p text:style-name="P21"><text:s text:c="2"/>values (25,'Kg','Queijo',5.97, null, null, null, null);</text:p>
      <text:p text:style-name="P21"/>
      <text:p text:style-name="P21">insert into produto</text:p>
      <text:p text:style-name="P21"><text:s text:c="2"/>values (31,'BAR','Chocolate',5.87, null, null, null, null);</text:p>
      <text:p text:style-name="P21"/>
      <text:p text:style-name="P21">insert into produto</text:p>
      <text:p text:style-name="P21"><text:s text:c="2"/>values (78,'L','Vinho', 7, null, null, null, null);</text:p>
      <text:p text:style-name="P21"/>
      <text:p text:style-name="P21">insert into produto</text:p>
      <text:p text:style-name="P21"><text:s text:c="2"/>values (22,'M','Tecido',5.11, null, null, null, null);</text:p>
      <text:p text:style-name="P21"/>
      <text:p text:style-name="P21">insert into produto</text:p>
      <text:p text:style-name="P21"><text:s text:c="2"/>values (30,'SAC','Açúcar',5.30, null, null, null, null);</text:p>
      <text:p text:style-name="P21"/>
      <text:p text:style-name="P21">insert into produto</text:p>
      <text:p text:style-name="P21"><text:s text:c="2"/>values (53,'M','Linha',6.80, null, null, null, null);</text:p>
      <text:p text:style-name="P21"/>
      <text:p text:style-name="P21">insert into produto</text:p>
      <text:p text:style-name="P21"><text:s text:c="2"/>values (13,'G','Ouro',11.18, null, null, null, null);</text:p>
      <text:p text:style-name="P21"/>
      <text:p text:style-name="P21">insert into produto</text:p>
      <text:p text:style-name="P21"><text:s text:c="2"/>values (45,'M','Madeira',5.25, null, null, null, null);</text:p>
      <text:p text:style-name="P21"/>
      <text:p text:style-name="P21">insert into produto</text:p>
      <text:p text:style-name="P21"><text:s text:c="2"/>values (87,'M','Cano',6.97, null, null, null, null);</text:p>
      <text:p text:style-name="P21"/>
      <text:p text:style-name="P21">insert into produto</text:p>
      <text:p text:style-name="P21"><text:s text:c="2"/>values (77,'M','Papel',6.05, null, null, null, null);</text:p>
      <text:p text:style-name="P21"/>
      <text:p text:style-name="P21">insert into produto</text:p>
      <text:p text:style-name="P21"><text:s text:c="2"/>values (79,'G','Papelão',3.15, null, null, null, null);</text:p>
      <text:p text:style-name="P21"/>
      <text:p text:style-name="P21">insert into produto</text:p>
      <text:p text:style-name="P21"><text:s text:c="2"/>values (81,'SAC','Cimento',23.00, null, null, null, null);</text:p>
      <text:p text:style-name="P21"/>
      <text:p text:style-name="P21"/>
      <text:p text:style-name="P21"/>
      <text:p text:style-name="P21"/>
      <text:p text:style-name="P21">--Inserido dados na tabela Item_Pedido</text:p>
      <text:p text:style-name="P21">--Nota: So podemos inserir dados nesta tabela, depois de inserir dados nas</text:p>
      <text:p text:style-name="P21">--tabelas Pedido e Produto*/</text:p>
      <text:p text:style-name="P21"/>
      <text:p text:style-name="P21">insert into item_pedido</text:p>
      <text:p text:style-name="P21"><text:s text:c="2"/>values (120,77,18, null, null);</text:p>
      <text:p text:style-name="P21"/>
      <text:p text:style-name="P21">insert into item_pedido</text:p>
      <text:p text:style-name="P21"><text:s text:c="2"/>values (121,77,19, null, null);</text:p>
      <text:p text:style-name="P21"/>
      <text:p text:style-name="P21">insert into item_pedido</text:p>
      <text:p text:style-name="P21"><text:s text:c="2"/>values (122,79,20, null, null);</text:p>
      <text:p text:style-name="P21"><text:soft-page-break/></text:p>
      <text:p text:style-name="P21">insert into item_pedido</text:p>
      <text:p text:style-name="P21"><text:s text:c="2"/>values (123,81,25, null, null);</text:p>
      <text:p text:style-name="P21"/>
      <text:p text:style-name="P21">insert into item_pedido</text:p>
      <text:p text:style-name="P21"><text:s text:c="2"/>values (124,77,26, null, null);</text:p>
      <text:p text:style-name="P21"/>
      <text:p text:style-name="P21">insert into item_pedido</text:p>
      <text:p text:style-name="P21"><text:s text:c="2"/>values (125,77,27, null, null);</text:p>
      <text:p text:style-name="P21"/>
      <text:p text:style-name="P21">insert into item_pedido</text:p>
      <text:p text:style-name="P21"><text:s text:c="2"/>values (126,79,30, null, null);</text:p>
      <text:p text:style-name="P21"/>
      <text:p text:style-name="P21">insert into item_pedido</text:p>
      <text:p text:style-name="P21"><text:s text:c="2"/>values (127,81,29, null, null);</text:p>
      <text:p text:style-name="P21"/>
      <text:p text:style-name="P21">insert into item_pedido</text:p>
      <text:p text:style-name="P21"><text:s text:c="2"/>values (128,77,28, null, null);</text:p>
      <text:p text:style-name="P21"/>
      <text:p text:style-name="P21">insert into item_pedido</text:p>
      <text:p text:style-name="P21"><text:s text:c="2"/>values (129,77,27, null, null);</text:p>
      <text:p text:style-name="P21"/>
      <text:p text:style-name="P21">insert into item_pedido</text:p>
      <text:p text:style-name="P21"><text:s text:c="2"/>values (130,79,26, null, null);</text:p>
      <text:p text:style-name="P21"/>
      <text:p text:style-name="P21">insert into item_pedido</text:p>
      <text:p text:style-name="P21"><text:s text:c="2"/>values (131,81,11, null, null);</text:p>
      <text:p text:style-name="P21"/>
      <text:p text:style-name="P21"/>
      <text:p text:style-name="P21"/>
      <text:p text:style-name="P21">insert into item_pedido</text:p>
      <text:p text:style-name="P21"><text:s text:c="2"/>values (250,77,18, null, null);</text:p>
      <text:p text:style-name="P21"/>
      <text:p text:style-name="P21">insert into item_pedido</text:p>
      <text:p text:style-name="P21"><text:s text:c="2"/>values (251,77,18, null, null);</text:p>
      <text:p text:style-name="P21"/>
      <text:p text:style-name="P21">insert into item_pedido</text:p>
      <text:p text:style-name="P21"><text:s text:c="2"/>values (252,79,18, null, null);</text:p>
      <text:p text:style-name="P21"/>
      <text:p text:style-name="P21">insert into item_pedido</text:p>
      <text:p text:style-name="P21"><text:s text:c="2"/>values (253,81,18, null, null);</text:p>
      <text:p text:style-name="P21"/>
      <text:p text:style-name="P21">insert into item_pedido</text:p>
      <text:p text:style-name="P21"><text:s text:c="2"/>values (254,77,18, null, null);</text:p>
      <text:p text:style-name="P21"/>
      <text:p text:style-name="P21">insert into item_pedido</text:p>
      <text:p text:style-name="P21"><text:s text:c="2"/>values (255,77,18, null, null);</text:p>
      <text:p text:style-name="P21"/>
      <text:p text:style-name="P21">insert into item_pedido</text:p>
      <text:p text:style-name="P21"><text:s text:c="2"/>values (256,79,18, null, null);</text:p>
      <text:p text:style-name="P21"/>
      <text:p text:style-name="P21">insert into item_pedido</text:p>
      <text:p text:style-name="P21"><text:s text:c="2"/>values (257,81,18, null, null);</text:p>
      <text:p text:style-name="P21"/>
      <text:p text:style-name="P21">insert into item_pedido</text:p>
      <text:p text:style-name="P21"><text:s text:c="2"/>values (258,77,18, null, null);</text:p>
      <text:p text:style-name="P21"/>
      <text:p text:style-name="P21">insert into item_pedido</text:p>
      <text:p text:style-name="P21"><text:s text:c="2"/>values (259,81,18, null, null);</text:p>
      <text:p text:style-name="P21"/>
      <text:p text:style-name="P21"/>
      <text:p text:style-name="P21"/>
      <text:p text:style-name="P21"/>
      <text:p text:style-name="P21"/>
      <text:p text:style-name="P21"/>
      <text:p text:style-name="P21">insert into item_pedido</text:p>
      <text:p text:style-name="P21"><text:s text:c="2"/>values (270,81,18, null, null);</text:p>
      <text:p text:style-name="P21"/>
      <text:p text:style-name="P21">insert into item_pedido</text:p>
      <text:p text:style-name="P21"><text:s text:c="2"/>values (270,77,18, null, null);</text:p>
      <text:p text:style-name="P21"/>
      <text:p text:style-name="P21">insert into item_pedido</text:p>
      <text:p text:style-name="P21"><text:s text:c="2"/>values (271,79,18, null, null);</text:p>
      <text:p text:style-name="P21"/>
      <text:p text:style-name="P21">insert into item_pedido</text:p>
      <text:p text:style-name="P21"><text:s text:c="2"/>values (272,81,18, null, null);</text:p>
      <text:p text:style-name="P21"/>
      <text:p text:style-name="P21">insert into item_pedido</text:p>
      <text:p text:style-name="P21"><text:s text:c="2"/>values (273,77,18, null, null);</text:p>
      <text:p text:style-name="P21"/>
      <text:p text:style-name="P21">insert into item_pedido</text:p>
      <text:p text:style-name="P21"><text:s text:c="2"/>values (274,77,18, null, null);</text:p>
      <text:p text:style-name="P21"/>
      <text:p text:style-name="P21">insert into item_pedido</text:p>
      <text:p text:style-name="P21"><text:s text:c="2"/>values (275,79,18, null, null);</text:p>
      <text:p text:style-name="P21"/>
      <text:p text:style-name="P21">insert into item_pedido</text:p>
      <text:p text:style-name="P21"><text:s text:c="2"/>values (276,81,18, null, null);</text:p>
      <text:p text:style-name="P21"/>
      <text:p text:style-name="P21">insert into item_pedido</text:p>
      <text:p text:style-name="P21"><text:s text:c="2"/>values (277,77,18, null, null);</text:p>
      <text:p text:style-name="P21"/>
      <text:p text:style-name="P21">insert into item_pedido</text:p>
      <text:p text:style-name="P21"><text:s text:c="2"/>values (278,81,18, null, null);</text:p>
      <text:p text:style-name="P21"/>
      <text:p text:style-name="P21">insert into item_pedido</text:p>
      <text:p text:style-name="P21"><text:s text:c="2"/>values (279,81,18, null, null);</text:p>
      <text:p text:style-name="P21"/>
      <text:p text:style-name="P21">insert into item_pedido</text:p>
      <text:p text:style-name="P21"><text:s text:c="2"/>values (280,81,18, null, null);</text:p>
      <text:p text:style-name="P21"/>
      <text:p text:style-name="P21">insert into item_pedido</text:p>
      <text:p text:style-name="P21"><text:s text:c="2"/>values (281,81,18, null, null);</text:p>
      <text:p text:style-name="P21"/>
      <text:p text:style-name="P21">insert into item_pedido</text:p>
      <text:p text:style-name="P21"><text:soft-page-break/><text:s text:c="2"/>values (282,81,18, null, null);</text:p>
      <text:p text:style-name="P21"/>
      <text:p text:style-name="P21">insert into item_pedido</text:p>
      <text:p text:style-name="P21"><text:s text:c="2"/>values (282,77,18, null, null);</text:p>
      <text:p text:style-name="P21"/>
      <text:p text:style-name="P21">insert into item_pedido</text:p>
      <text:p text:style-name="P21"><text:s text:c="2"/>values (280,77,18, null, null);</text:p>
      <text:p text:style-name="P21"/>
      <text:p text:style-name="P21">insert into item_pedido</text:p>
      <text:p text:style-name="P21"><text:s text:c="2"/>values (279,31,18, null, null);</text:p>
      <text:p text:style-name="P21"/>
      <text:p text:style-name="P21"/>
      <text:p text:style-name="P21"/>
      <text:p text:style-name="P21"/>
      <text:p text:style-name="P21"/>
      <text:p text:style-name="P21">insert into item_pedido</text:p>
      <text:p text:style-name="P21"><text:s text:c="2"/>values (101,78,18, null, null);</text:p>
      <text:p text:style-name="P21"/>
      <text:p text:style-name="P21">insert into item_pedido</text:p>
      <text:p text:style-name="P21"><text:s text:c="2"/>values (101,13,5, null, null);</text:p>
      <text:p text:style-name="P21"/>
      <text:p text:style-name="P21">insert into item_pedido</text:p>
      <text:p text:style-name="P21"><text:s text:c="2"/>values (98,77,5, null, null);</text:p>
      <text:p text:style-name="P21"/>
      <text:p text:style-name="P21">insert into item_pedido</text:p>
      <text:p text:style-name="P21"><text:s text:c="2"/>values (148,45,8, null, null);</text:p>
      <text:p text:style-name="P21"/>
      <text:p text:style-name="P21">insert into item_pedido</text:p>
      <text:p text:style-name="P21"><text:s text:c="2"/>values (148,31,7, null, null);</text:p>
      <text:p text:style-name="P21"/>
      <text:p text:style-name="P21">insert into item_pedido</text:p>
      <text:p text:style-name="P21"><text:s text:c="2"/>values (148,77,3, null, null);</text:p>
      <text:p text:style-name="P21"/>
      <text:p text:style-name="P21">insert into item_pedido</text:p>
      <text:p text:style-name="P21"><text:s text:c="2"/>values (148,25,10, null, null);</text:p>
      <text:p text:style-name="P21"/>
      <text:p text:style-name="P21">insert into item_pedido</text:p>
      <text:p text:style-name="P21"><text:s text:c="2"/>values (148,78,30, null, null);</text:p>
      <text:p text:style-name="P21"/>
      <text:p text:style-name="P21">insert into item_pedido</text:p>
      <text:p text:style-name="P21"><text:s text:c="2"/>values (104,53,32, null, null);</text:p>
      <text:p text:style-name="P21"/>
      <text:p text:style-name="P21">insert into item_pedido</text:p>
      <text:p text:style-name="P21"><text:s text:c="2"/>values (203,31,6, null, null);</text:p>
      <text:p text:style-name="P21"/>
      <text:p text:style-name="P21">insert into item_pedido</text:p>
      <text:p text:style-name="P21"><text:s text:c="2"/>values (189,78,45, null, null);</text:p>
      <text:p text:style-name="P21"/>
      <text:p text:style-name="P21">insert into item_pedido</text:p>
      <text:p text:style-name="P21"><text:s text:c="2"/>values (143,31,20, null, null);</text:p>
      <text:p text:style-name="P21"/>
      <text:p text:style-name="P21">insert into item_pedido</text:p>
      <text:p text:style-name="P21"><text:s text:c="2"/>values (105,78,10, null, null);</text:p>
      <text:p text:style-name="P21"/>
      <text:p text:style-name="P21">insert into item_pedido</text:p>
      <text:p text:style-name="P21"><text:s text:c="2"/>values (111,25,10, null, null);</text:p>
      <text:p text:style-name="P21"/>
      <text:p text:style-name="P21">insert into item_pedido</text:p>
      <text:p text:style-name="P21"><text:s text:c="2"/>values (111,78,70, null, null);</text:p>
      <text:p text:style-name="P21"/>
      <text:p text:style-name="P21">insert into item_pedido</text:p>
      <text:p text:style-name="P21"><text:s text:c="2"/>values (103,53,37, null, null);</text:p>
      <text:p text:style-name="P21"/>
      <text:p text:style-name="P21">insert into item_pedido</text:p>
      <text:p text:style-name="P21"><text:s text:c="2"/>values (91,77,40, null, null);</text:p>
      <text:p text:style-name="P21"/>
      <text:p text:style-name="P21">insert into item_pedido</text:p>
      <text:p text:style-name="P21"><text:s text:c="2"/>values (138,22,10, null, null);</text:p>
      <text:p text:style-name="P21"/>
      <text:p text:style-name="P21">insert into item_pedido</text:p>
      <text:p text:style-name="P21"><text:s text:c="2"/>values (138,77,35, null, null);</text:p>
      <text:p text:style-name="P21"/>
      <text:p text:style-name="P21">insert into item_pedido</text:p>
      <text:p text:style-name="P21"><text:s text:c="2"/>values (138,53,18, null, null);</text:p>
      <text:p text:style-name="P21"/>
      <text:p text:style-name="P21">insert into item_pedido</text:p>
      <text:p text:style-name="P21"><text:s text:c="2"/>values (108,13,17, null, null);</text:p>
      <text:p text:style-name="P21"/>
      <text:p text:style-name="P21">insert into item_pedido</text:p>
      <text:p text:style-name="P21"><text:s text:c="2"/>values (119,77,40, null, null);</text:p>
      <text:p text:style-name="P21"/>
      <text:p text:style-name="P21">insert into item_pedido</text:p>
      <text:p text:style-name="P21"><text:s text:c="2"/>values (119,13,6, null, null);</text:p>
      <text:p text:style-name="P21"/>
      <text:p text:style-name="P21">insert into item_pedido</text:p>
      <text:p text:style-name="P21"><text:s text:c="2"/>values (119,22,10, null, null);</text:p>
      <text:p text:style-name="P21"/>
      <text:p text:style-name="P21">insert into item_pedido</text:p>
      <text:p text:style-name="P21"><text:s text:c="2"/>values (119,53,43, null, null);</text:p>
      <text:p text:style-name="P21"/>
      <text:p text:style-name="P21">insert into item_pedido</text:p>
      <text:p text:style-name="P21"><text:s text:c="2"/>values (137,13,8, null, null);</text:p>
      <text:p text:style-name="P21"/>
      <text:p text:style-name="P21">insert into item_pedido</text:p>
      <text:p text:style-name="P21"><text:s text:c="2"/>values (200,22,10, null, null);</text:p>
      <text:p text:style-name="P21"/>
      <text:p text:style-name="P21">insert into item_pedido</text:p>
      <text:p text:style-name="P21"><text:s text:c="2"/>values (200,13,43, null, null);</text:p>
      <text:p text:style-name="P21"/>
      <text:p text:style-name="P21">insert into item_pedido</text:p>
      <text:p text:style-name="P21"><text:s text:c="2"/>values (201,79,10, null, null);</text:p>
      <text:p text:style-name="P21"/>
      <text:p text:style-name="P21">insert into item_pedido</text:p>
      <text:p text:style-name="P21"><text:s text:c="2"/>values (201,81,45, null, null);</text:p>
      <text:p text:style-name="P21"/>
      <text:p text:style-name="P21"><text:soft-page-break/>-- Fim inserts </text:p>
      <text:p text:style-name="P21"/>
      <text:p text:style-name="P21">-- Confirmando alterações </text:p>
      <text:p text:style-name="P21"/>
      <text:p text:style-name="P21">commit;</text:p>
      <text:p text:style-name="P5"><text:span text:style-name="T23">5</text:span><text:span text:style-name="T21">a</text:span><text:span text:style-name="T12">)</text:span>Desenvolva uma função que receba o código do cliente como parâmetro e devolva o nome e o endereço concatenados. </text:p>
      <text:p text:style-name="P30"/>
      <text:p text:style-name="P8"><text:span text:style-name="T23">5</text:span><text:span text:style-name="T21">b</text:span><text:span text:style-name="T12">)</text:span>Projete uma função que informado o código do cliente por parâmetro, encontre o valor total das compras desse cliente. Como retorno, a função deve informar o nome do cliente concatenado com o valor da compra. Você deverá usar as tabelas cliente, pedido, item_pedido e produto. </text:p>
      <text:p text:style-name="P8"/>
      <text:p text:style-name="P8"><text:span text:style-name="T23">6</text:span><text:span text:style-name="T21">)</text:span>Projete uma função que passado o código do cliente, retorne as informações nome, endereco, cidade, uf e cep em forma de registro. Implemente na função o controle, por meio de Raise, de cliente não encontrado (Registro) </text:p>
      <text:p text:style-name="P8"/>
      <text:p text:style-name="P9"><text:span text:style-name="T24">7</text:span><text:span text:style-name="T14">)</text:span><text:span text:style-name="T11">Desenvolva uma função para atualizar os valores dos produtos. A atualização será seletiva. Para produtos cuja unidade seja ’G’, terão reajuste de 8%; para produtos cuja unidade seja ’M’, terão reajuste negativo de 5%; as demais unidades não sofrerão reajuste. A função não terá parâmetro de entrada. O retorno dela serão os códigos do produtos, as descrições, unidade, os valores antigos e os valores novos. </text:span></text:p>
      <text:p text:style-name="P31">------------------------------------------------------------------------------------------------------------------------</text:p>
      <text:p text:style-name="P8"><text:span text:style-name="T11"/></text:p>
      <text:p text:style-name="P30"/>
      <text:p text:style-name="P6"/>
      <text:p text:style-name="P23">CREATE TABLE Curso (</text:p>
      <text:p text:style-name="P23"><text:s text:c="2"/>cur_Cod numeric(5) <text:s text:c="2"/>NOT NULL ,</text:p>
      <text:p text:style-name="P23"><text:s text:c="2"/>cur_Nome VARCHAR(40) <text:s text:c="3"/>,</text:p>
      <text:p text:style-name="P23"><text:s text:c="2"/>cur_CargaHoraria numeric(5,2) <text:s text:c="3"/>,</text:p>
      <text:p text:style-name="P23"><text:s text:c="2"/>cur_ValorCurso numeric(7,2) <text:s text:c="3"/>,</text:p>
      <text:p text:style-name="P23"><text:s text:c="2"/>cur_PreRequisito numeric(5) <text:s text:c="5"/>,</text:p>
      <text:p text:style-name="P23">PRIMARY KEY(cur_Cod));</text:p>
      <text:p text:style-name="P23"/>
      <text:p text:style-name="P23"/>
      <text:p text:style-name="P23">/*Inserindo curso */</text:p>
      <text:p text:style-name="P23">insert into Curso</text:p>
      <text:p text:style-name="P23"><text:s/>values (1, 'Introducao a Logica de Programação', 32, 800, null); </text:p>
      <text:p text:style-name="P23">insert into Curso</text:p>
      <text:p text:style-name="P23"><text:s/>values (2, 'Fundamentos de Modelagem de Dados', 40, 950, null); </text:p>
      <text:p text:style-name="P23">insert into Curso</text:p>
      <text:p text:style-name="P23"><text:s/>values (3, 'Redes I',40 ,1200 , null); </text:p>
      <text:p text:style-name="P23">insert into Curso</text:p>
      <text:p text:style-name="P23"><text:s/>values (4, 'Introducao a Sistemas Operacionais', 32 ,670 , null); </text:p>
      <text:p text:style-name="P23">insert into Curso</text:p>
      <text:p text:style-name="P23"><text:s/>values (5, 'Análise Orientada por Objetos',40 ,890 , null);</text:p>
      <text:p text:style-name="P23">insert into Curso</text:p>
      <text:p text:style-name="P23"><text:s/>values (6, 'Delphi:Recurso Basicos', 24,400 , 1);</text:p>
      <text:p text:style-name="P23">insert into Curso</text:p>
      <text:p text:style-name="P23"><text:s/>values (7, 'Delphi: Acesso a Banco de Dados',24 ,400, 1);</text:p>
      <text:p text:style-name="P23">insert into Curso</text:p>
      <text:p text:style-name="P23"><text:s/>values (8, 'Oracle:SQL*PLUS e SQL', 32,750 , null);</text:p>
      <text:p text:style-name="P23">insert into Curso</text:p>
      <text:p text:style-name="P23"><text:s/>values (9, 'Oracle:PL/SQL', 24, 750, null);</text:p>
      <text:p text:style-name="P23">insert into Curso</text:p>
      <text:p text:style-name="P23"><text:s/>values (10, 'Redes II', 32,1000 , 3);</text:p>
      <text:p text:style-name="P23"/>
      <text:p text:style-name="P23"/>
      <text:p text:style-name="P23">CREATE TABLE Aluno (</text:p>
      <text:p text:style-name="P23"><text:s text:c="2"/>alu_Matricula numeric(5) <text:s text:c="2"/>NOT NULL ,</text:p>
      <text:p text:style-name="P23"><text:s text:c="2"/>alu_Nome varchar(40) <text:s text:c="3"/>,</text:p>
      <text:p text:style-name="P23"><text:s text:c="2"/>alu_Tel varchar(15) <text:s text:c="3"/>,</text:p>
      <text:p text:style-name="P23"><text:s text:c="2"/>alu_Ender varchar(40) <text:s text:c="3"/>,</text:p>
      <text:p text:style-name="P23"><text:s text:c="2"/>alu_Cidade varchar(30) <text:s text:c="3"/>,</text:p>
      <text:p text:style-name="P23"><text:s text:c="2"/>alu_UF CHAR(2) <text:s text:c="3"/>,</text:p>
      <text:p text:style-name="P23"><text:s text:c="2"/>alu_DataNascimento DATE <text:s text:c="5"/>,</text:p>
      <text:p text:style-name="P23">PRIMARY KEY(alu_Matricula));</text:p>
      <text:p text:style-name="P23"/>
      <text:p text:style-name="P23"/>
      <text:p text:style-name="P23">/*Inserindo Alunos */</text:p>
      <text:p text:style-name="P23">insert into Aluno</text:p>
      <text:p text:style-name="P23"><text:s/>values (1, 'Marcos Silva Hydra', '3474-2318', 'R. Adolfo Lutz, 27/902', 'São Paulo', 'SP', '10/03/2003');</text:p>
      <text:p text:style-name="P23">insert into Aluno</text:p>
      <text:p text:style-name="P23"><text:s/>values (2, 'Otávio Ramos Oliveira', '399-1490', 'R. Albert Einsten, 13', 'Votuporanga', 'SP', '12/05/2003');</text:p>
      <text:p text:style-name="P23">insert into Aluno</text:p>
      <text:p text:style-name="P23"><text:s/>values (3, 'Wellington Machado', '655-1138', 'Av. do Contorno', 'Linhares', 'ES', '10/08/2004');</text:p>
      <text:p text:style-name="P23">insert into Aluno</text:p>
      <text:p text:style-name="P23"><text:s/>values (4, 'Tadeu Mauro Alencar', '311-4671', 'T. Orquideas', 'Barbacena', 'MG' ,'05/02/2004');</text:p>
      <text:p text:style-name="P23">insert into Aluno</text:p>
      <text:p text:style-name="P23"><text:s/>values (5, 'Luis Firmino Rios', '211-6600', 'Av. Conceicao Silva', 'Uberaba', 'MG', '19/07/2005');</text:p>
      <text:p text:style-name="P23"><text:s/>insert into Aluno</text:p>
      <text:p text:style-name="P23"><text:s/>values (6, 'Ademar Silveira Barros', '6588-6600', 'Rua das Acácias', 'Votuporanga', 'SP', '27/11/2005');</text:p>
      <text:p text:style-name="P23"/>
      <text:p text:style-name="P23"/>
      <text:p text:style-name="P23"><text:soft-page-break/>commit;</text:p>
      <text:p text:style-name="P23"/>
      <text:p text:style-name="P23"/>
      <text:p text:style-name="P23"/>
      <text:p text:style-name="P23"/>
      <text:p text:style-name="P23">CREATE TABLE Turma (</text:p>
      <text:p text:style-name="P23"><text:s text:c="2"/>tur_CodTur numeric(5) <text:s text:c="2"/>NOT NULL ,</text:p>
      <text:p text:style-name="P23"><text:s text:c="2"/>tur_CodigoCurso numeric(5) <text:s text:c="2"/>NOT NULL ,</text:p>
      <text:p text:style-name="P23"><text:s text:c="2"/>tur_CodigoInstrutor numeric(5) <text:s text:c="2"/>NOT NULL ,</text:p>
      <text:p text:style-name="P23"><text:s text:c="2"/>tur_PrecoHoraTur NUMERIC(4,2) <text:s text:c="3"/>,</text:p>
      <text:p text:style-name="P23"><text:s text:c="2"/>tur_SalaTur INTEGER <text:s text:c="5"/>,</text:p>
      <text:p text:style-name="P23">PRIMARY KEY(tur_CodTur),</text:p>
      <text:p text:style-name="P23"><text:s text:c="2"/>FOREIGN KEY(tur_CodigoCurso) <text:s/>REFERENCES Curso,</text:p>
      <text:p text:style-name="P23"><text:s text:c="2"/>FOREIGN KEY(tur_CodigoInstrutor) <text:s/>REFERENCES Instrutor);</text:p>
      <text:p text:style-name="P23"/>
      <text:p text:style-name="P23"/>
      <text:p text:style-name="P23">/*Inserindo Turmas*/</text:p>
      <text:p text:style-name="P23">insert into Turma</text:p>
      <text:p text:style-name="P23"><text:s/>values (1,1,1,20,2);</text:p>
      <text:p text:style-name="P23">insert into Turma</text:p>
      <text:p text:style-name="P23"><text:s/>values (2,1,2,20,5);</text:p>
      <text:p text:style-name="P23">insert into Turma</text:p>
      <text:p text:style-name="P23"><text:s/>values (3,2,3,25,4);</text:p>
      <text:p text:style-name="P23">insert into Turma</text:p>
      <text:p text:style-name="P23"><text:s/>values (4,3,4,20,4);</text:p>
      <text:p text:style-name="P23">insert into Turma</text:p>
      <text:p text:style-name="P23"><text:s/>values (5,3,3,20,6);</text:p>
      <text:p text:style-name="P23">insert into Turma</text:p>
      <text:p text:style-name="P23"><text:s/>values (7,7,3,25,1);</text:p>
      <text:p text:style-name="P23">insert into Turma</text:p>
      <text:p text:style-name="P23"><text:s/>values (8,5,4,40,8);</text:p>
      <text:p text:style-name="P23"/>
      <text:p text:style-name="P23">commit;</text:p>
      <text:p text:style-name="P23"/>
      <text:p text:style-name="P23">CREATE TABLE Historico (</text:p>
      <text:p text:style-name="P23"><text:s text:c="2"/>hist_Matriculaaluno numeric(5) <text:s text:c="2"/>NOT NULL ,</text:p>
      <text:p text:style-name="P23"><text:s text:c="2"/>hist_CodigoTurma numeric(5) <text:s text:c="2"/>NOT NULL ,</text:p>
      <text:p text:style-name="P23"><text:s text:c="2"/>hist_NotaBim1 numeric(3,1) <text:s text:c="3"/>,</text:p>
      <text:p text:style-name="P23"><text:s text:c="2"/>hist_NotaBim2 numeric(3,1) <text:s text:c="3"/>,</text:p>
      <text:p text:style-name="P23"><text:s text:c="2"/>hist_Presenca numeric(3,1) <text:s text:c="5"/>,</text:p>
      <text:p text:style-name="P23">PRIMARY KEY(hist_Matriculaaluno, hist_CodigoTurma),</text:p>
      <text:p text:style-name="P23"><text:s text:c="2"/>FOREIGN KEY(hist_Matriculaaluno) <text:s text:c="2"/>REFERENCES Aluno,</text:p>
      <text:p text:style-name="P23"><text:s text:c="2"/>FOREIGN KEY (hist_CodigoTurma) REFERENCES Turma);</text:p>
      <text:p text:style-name="P23"/>
      <text:p text:style-name="P23"/>
      <text:p text:style-name="P23">/*Inserindo Historico*/</text:p>
      <text:p text:style-name="P23">insert into Historico</text:p>
      <text:p text:style-name="P23"><text:s/>values (1,1,7.5, 7.0, 50);</text:p>
      <text:p text:style-name="P23">insert into Historico</text:p>
      <text:p text:style-name="P23"><text:s/>values (5,2,7, 6.0, 70);</text:p>
      <text:p text:style-name="P23">insert into Historico</text:p>
      <text:p text:style-name="P23"><text:s/>values (1,5,6, 6.0, 80);</text:p>
      <text:p text:style-name="P23">insert into Historico</text:p>
      <text:p text:style-name="P23"><text:s/>values (1,4,9, 8.5, 75);</text:p>
      <text:p text:style-name="P23">insert into Historico</text:p>
      <text:p text:style-name="P23"><text:s/>values (4,2,3, 4.0, 90);</text:p>
      <text:p text:style-name="P23">insert into Historico</text:p>
      <text:p text:style-name="P23"><text:s/>values (3,2,5.5, 5.5, 80);</text:p>
      <text:p text:style-name="P23"/>
      <text:p text:style-name="P23">commit;</text:p>
      <text:p text:style-name="P6"/>
      <text:p text:style-name="P6"><text:span text:style-name="T24">8</text:span><text:span text:style-name="T15">)</text:span> Implemente uma função para calcular a média de uma aluno nas disciplinas cursadas. As tabelas usadas serão Alunos, Disciplinas e Turmas_Matriculadas. A função deverá seguir os seguintes requisitos:</text:p>
      <text:p text:style-name="P6"/>
      <text:p text:style-name="P6"><text:span text:style-name="T24">8</text:span><text:span text:style-name="T15">a) </text:span>O parâmetro de entrada deverá ser a matricula do aluno (campo alunos.mat_alu) </text:p>
      <text:p text:style-name="P6"/>
      <text:p text:style-name="P6"><text:span text:style-name="T24">8</text:span>b) Os parâmetros de retorno e que deverão ser mostradas na tela são alunos.nom_alu, disciplinas.nom_disc, turmas_matriculadas.ano, turmas_matriculadas.semestre, turmas_matriculadas.nota_1, turmas_matriculadas.nota_2, turmas_matriculadas.nota_3, turmas_matriculadas.nota_4, Media e turmas_matriculadas.cod_disc; </text:p>
      <text:p text:style-name="P6"/>
      <text:p text:style-name="P6"><text:span text:style-name="T24">8</text:span>c) Entretanto, houve um erro na disciplina de código 500110 (ALGEBRA LINEAR I) e somente para essa disciplina, a média deve ser 0;</text:p>
      <text:p text:style-name="P6"/>
      <text:p text:style-name="P6"><text:span text:style-name="T24">8</text:span>d) Garanta que se uma matrícula de aluno não existir deverá ser gerado um erro com o comando Raise.</text:p>
      <text:p text:style-name="P6"/>
      <text:p text:style-name="P6"><text:span text:style-name="T24">8</text:span>e) Faça o teste com os alunos de matrícula número 915547 e 914830. </text:p>
      <text:p text:style-name="P6"/>
      <text:p text:style-name="P3">Trigger</text:p>
      <text:p text:style-name="P3"/>
      <text:p text:style-name="P20">--Agencia</text:p>
      <text:p text:style-name="P20"><text:soft-page-break/>create table agencia(</text:p>
      <text:p text:style-name="P20">cod_age <text:s text:c="3"/>integer not null,</text:p>
      <text:p text:style-name="P20">nome_age <text:s text:c="2"/>varchar(40),</text:p>
      <text:p text:style-name="P20">cidade_age varchar(40),</text:p>
      <text:p text:style-name="P20">fundos_age numeric(10,2),</text:p>
      <text:p text:style-name="P20">constraint pk_agencia primary key (cod_age));</text:p>
      <text:p text:style-name="P20"/>
      <text:p text:style-name="P20"/>
      <text:p text:style-name="P20">--Cliente</text:p>
      <text:p text:style-name="P20">create table clientecor(</text:p>
      <text:p text:style-name="P20">cod_cli <text:s text:c="3"/>integer not null,</text:p>
      <text:p text:style-name="P20">nome_cli <text:s text:c="2"/>varchar(40),</text:p>
      <text:p text:style-name="P20">rua_cli <text:s text:c="3"/>varchar(40),</text:p>
      <text:p text:style-name="P20">cidade_cli varchar(30),</text:p>
      <text:p text:style-name="P20">constraint pk_clientecor primary key (cod_cli));</text:p>
      <text:p text:style-name="P20"/>
      <text:p text:style-name="P20">--Emprestimo </text:p>
      <text:p text:style-name="P20">create table emprestimo(</text:p>
      <text:p text:style-name="P20">cod_age_emp<text:tab/> <text:s/>integer not null,</text:p>
      <text:p text:style-name="P20">numero_emp <text:tab/> <text:s/>varchar(10) not null,</text:p>
      <text:p text:style-name="P20">valor_emp<text:tab/> <text:s/>numeric(10,2),</text:p>
      <text:p text:style-name="P20">constraint pk_emprestimo primary key (cod_age_emp, numero_emp));</text:p>
      <text:p text:style-name="P20"/>
      <text:p text:style-name="P20">alter table emprestimo add constraint fk_emp_agencia foreign key(cod_age_emp)</text:p>
      <text:p text:style-name="P20">references agencia;</text:p>
      <text:p text:style-name="P20"/>
      <text:p text:style-name="P20">--Devedor </text:p>
      <text:p text:style-name="P20">create table devedor (</text:p>
      <text:p text:style-name="P20">cod_cli_dev<text:tab/> <text:s text:c="3"/>integer not null,</text:p>
      <text:p text:style-name="P20">cod_age_emp_dev <text:s text:c="4"/>integer not null,</text:p>
      <text:p text:style-name="P20">numero_emp_dev<text:tab/> <text:s text:c="3"/>varchar(10) not null,</text:p>
      <text:p text:style-name="P20">constraint pk_devedor primary key (cod_cli_dev, cod_age_emp_dev,</text:p>
      <text:p text:style-name="P20">numero_emp_dev));</text:p>
      <text:p text:style-name="P20"/>
      <text:p text:style-name="P20">alter table devedor add constraint fk_dev_cli </text:p>
      <text:p text:style-name="P20"><text:s text:c="2"/>foreign key(cod_cli_dev) references clientecor;</text:p>
      <text:p text:style-name="P20"/>
      <text:p text:style-name="P20">alter table devedor add constraint fk_dev_emprest </text:p>
      <text:p text:style-name="P20"><text:s text:c="2"/>foreign key(cod_age_emp_dev,numero_emp_dev) references emprestimo;</text:p>
      <text:p text:style-name="P20"/>
      <text:p text:style-name="P20">--Conta </text:p>
      <text:p text:style-name="P20">create table conta(</text:p>
      <text:p text:style-name="P20">cod_age_con<text:tab/>integer not null,</text:p>
      <text:p text:style-name="P20">numero_con<text:tab/>varchar(10) not null,</text:p>
      <text:p text:style-name="P20">saldo_con<text:tab/>numeric(10,2),</text:p>
      <text:p text:style-name="P20">constraint pk_conta primary key (cod_age_con,numero_con));</text:p>
      <text:p text:style-name="P20"/>
      <text:p text:style-name="P20">alter table conta add constraint fk_conta_agencia foreign key(cod_age_con) </text:p>
      <text:p text:style-name="P20"><text:s text:c="2"/>references agencia;</text:p>
      <text:p text:style-name="P20"/>
      <text:p text:style-name="P20">--Depositante </text:p>
      <text:p text:style-name="P20">create table depositante(</text:p>
      <text:p text:style-name="P20">cod_cli_dep<text:tab/>integer not null,</text:p>
      <text:p text:style-name="P20">cod_age_con_dep<text:tab/>integer not null,</text:p>
      <text:p text:style-name="P20">numero_con_dep<text:tab/>varchar(10) not null,</text:p>
      <text:p text:style-name="P20">constraint pk_depositante primary</text:p>
      <text:p text:style-name="P20">key(cod_cli_dep,cod_age_con_dep,numero_con_dep));</text:p>
      <text:p text:style-name="P20"/>
      <text:p text:style-name="P20">alter table depositante add constraint fk_dep_cli </text:p>
      <text:p text:style-name="P20"><text:s text:c="2"/>foreign key(cod_cli_dep) references clientecor;</text:p>
      <text:p text:style-name="P20"/>
      <text:p text:style-name="P20">alter table depositante add constraint fk_dep_conta</text:p>
      <text:p text:style-name="P20"><text:s text:c="2"/>foreign key(cod_age_con_dep,numero_con_dep) references conta;</text:p>
      <text:p text:style-name="P20"/>
      <text:p text:style-name="P20">--INSERTS</text:p>
      <text:p text:style-name="P20"/>
      <text:p text:style-name="P20">--Agencia </text:p>
      <text:p text:style-name="P20"/>
      <text:p text:style-name="P20">insert into agencia</text:p>
      <text:p text:style-name="P20">values (1,'Macedônia','Macedônia', 500000); </text:p>
      <text:p text:style-name="P20"/>
      <text:p text:style-name="P20">insert into agencia</text:p>
      <text:p text:style-name="P20">values (2,'Vila Neri','São Carlos', 1600000); </text:p>
      <text:p text:style-name="P20"/>
      <text:p text:style-name="P20">insert into agencia</text:p>
      <text:p text:style-name="P20">values (3,'Anhagabahú','São Paulo', 5000000); </text:p>
      <text:p text:style-name="P20"/>
      <text:p text:style-name="P20">insert into agencia</text:p>
      <text:p text:style-name="P20"><text:s/>values (4,'Centro','Araraquara', 300000); </text:p>
      <text:p text:style-name="P20"/>
      <text:p text:style-name="P20">--Cliente </text:p>
      <text:p text:style-name="P20">insert into clientecor</text:p>
      <text:p text:style-name="P20">values (1, 'Jones', 'Main','São Carlos');</text:p>
      <text:p text:style-name="P20"/>
      <text:p text:style-name="P20">insert into clientecor</text:p>
      <text:p text:style-name="P20">values (2, 'Smith', 'North','Araraquara');</text:p>
      <text:p text:style-name="P20"/>
      <text:p text:style-name="P20">insert into clientecor</text:p>
      <text:p text:style-name="P20">values (3, 'Turner', 'Putman','Votuporanga');</text:p>
      <text:p text:style-name="P20"/>
      <text:p text:style-name="P20">insert into clientecor</text:p>
      <text:p text:style-name="P20">values (4, 'Adams', 'Spring', 'Araraquara');</text:p>
      <text:p text:style-name="P20"/>
      <text:p text:style-name="P20">insert into clientecor</text:p>
      <text:p text:style-name="P20">values (5, 'Johnson', 'Alma', 'Palo Alto');</text:p>
      <text:p text:style-name="P20"/>
      <text:p text:style-name="P20">insert into clientecor</text:p>
      <text:p text:style-name="P20">values (6, 'Hayes', 'Main', 'Harrison');</text:p>
      <text:p text:style-name="P20"/>
      <text:p text:style-name="P20">insert into clientecor</text:p>
      <text:p text:style-name="P20">values (7, 'Williams', 'Nassau', 'Princeton');</text:p>
      <text:p text:style-name="P20"/>
      <text:p text:style-name="P20"/>
      <text:p text:style-name="P20"/>
      <text:p text:style-name="P20">--Conta </text:p>
      <text:p text:style-name="P20"><text:soft-page-break/>insert into conta</text:p>
      <text:p text:style-name="P20">values (1,'A-101',500);</text:p>
      <text:p text:style-name="P20"/>
      <text:p text:style-name="P20">insert into conta</text:p>
      <text:p text:style-name="P20">values (2,'A-215',700);</text:p>
      <text:p text:style-name="P20"/>
      <text:p text:style-name="P20">insert into conta</text:p>
      <text:p text:style-name="P20">values (3,'A-102',400);</text:p>
      <text:p text:style-name="P20"/>
      <text:p text:style-name="P20">insert into conta</text:p>
      <text:p text:style-name="P20">values (4,'A-201',900);</text:p>
      <text:p text:style-name="P20"/>
      <text:p text:style-name="P20">insert into conta</text:p>
      <text:p text:style-name="P20">values (4,'A-217',750);</text:p>
      <text:p text:style-name="P20"/>
      <text:p text:style-name="P20"/>
      <text:p text:style-name="P20">--Depositante </text:p>
      <text:p text:style-name="P20">insert into depositante</text:p>
      <text:p text:style-name="P20">values (5, 1,'A-101');</text:p>
      <text:p text:style-name="P20"/>
      <text:p text:style-name="P20">insert into depositante</text:p>
      <text:p text:style-name="P20">values (2, 2,'A-215');</text:p>
      <text:p text:style-name="P20"/>
      <text:p text:style-name="P20">insert into depositante</text:p>
      <text:p text:style-name="P20">values (6, 3,'A-102');</text:p>
      <text:p text:style-name="P20"/>
      <text:p text:style-name="P20">insert into depositante</text:p>
      <text:p text:style-name="P20">values (5, 4, 'A-201');</text:p>
      <text:p text:style-name="P20"/>
      <text:p text:style-name="P20">insert into depositante</text:p>
      <text:p text:style-name="P20">values (1, 4, 'A-217');</text:p>
      <text:p text:style-name="P20"/>
      <text:p text:style-name="P20">--Emprestimo </text:p>
      <text:p text:style-name="P20">insert into emprestimo</text:p>
      <text:p text:style-name="P20">values (1,'L-17',1000);</text:p>
      <text:p text:style-name="P20"/>
      <text:p text:style-name="P20">insert into emprestimo</text:p>
      <text:p text:style-name="P20">values (3,'L-15',1500);</text:p>
      <text:p text:style-name="P20"/>
      <text:p text:style-name="P20">insert into emprestimo</text:p>
      <text:p text:style-name="P20">values (1,'L-14',1500);</text:p>
      <text:p text:style-name="P20"/>
      <text:p text:style-name="P20">insert into emprestimo</text:p>
      <text:p text:style-name="P20">values (2,'L-93',500);</text:p>
      <text:p text:style-name="P20"/>
      <text:p text:style-name="P20">insert into emprestimo</text:p>
      <text:p text:style-name="P20">values (3,'L-16',1300);</text:p>
      <text:p text:style-name="P20"/>
      <text:p text:style-name="P20">----Devedor </text:p>
      <text:p text:style-name="P20">insert into Devedor</text:p>
      <text:p text:style-name="P20">values (1,1,'L-17');</text:p>
      <text:p text:style-name="P20"/>
      <text:p text:style-name="P20">insert into Devedor</text:p>
      <text:p text:style-name="P20">values (6,3,'L-15');</text:p>
      <text:p text:style-name="P20"/>
      <text:p text:style-name="P20">insert into Devedor</text:p>
      <text:p text:style-name="P20">values (7,2,'L-93');</text:p>
      <text:p text:style-name="P20"/>
      <text:p text:style-name="P20">insert into Devedor</text:p>
      <text:p text:style-name="P20">values (1,3,'L-16');</text:p>
      <text:p text:style-name="P20"/>
      <text:p text:style-name="P20">insert into Devedor</text:p>
      <text:p text:style-name="P20">values (4,3,'L-15');</text:p>
      <text:p text:style-name="P3"/>
      <text:p text:style-name="P19"><text:span text:style-name="T16">1)</text:span>permitir operações DML à tabela conta corrente no horário bancário. Das 10:00 às 15:00 horas. </text:p>
      <text:p text:style-name="P30">------------------------------------------------------------------------------------------------------------------------</text:p>
      <text:p text:style-name="P39">-- Tabela Cliente </text:p>
      <text:p text:style-name="P39">create table cliente (</text:p>
      <text:p text:style-name="P39">codigo_cliente numeric(5) not null,</text:p>
      <text:p text:style-name="P39">nome_cliente varchar(40),</text:p>
      <text:p text:style-name="P39">endereco varchar(40),</text:p>
      <text:p text:style-name="P39">cidade varchar(20),</text:p>
      <text:p text:style-name="P39">cep varchar(9),</text:p>
      <text:p text:style-name="P39">uf char(2),</text:p>
      <text:p text:style-name="P39">cnpj varchar(20),</text:p>
      <text:p text:style-name="P39">ie varchar(20));</text:p>
      <text:p text:style-name="P39"/>
      <text:p text:style-name="P39">alter table cliente add constraint pk_cliente primary key (codigo_cliente);</text:p>
      <text:p text:style-name="P39"/>
      <text:p text:style-name="P39">-- Tabela vendedor </text:p>
      <text:p text:style-name="P39">create table vendedor (</text:p>
      <text:p text:style-name="P39">codigo_vendedor numeric(5) not null,</text:p>
      <text:p text:style-name="P39">nome_vendedor varchar(40) not null,</text:p>
      <text:p text:style-name="P39">salario_fixo numeric(7,2),</text:p>
      <text:p text:style-name="P39">faixa_comissao char(1),</text:p>
      <text:p text:style-name="P39">senha varchar(50));</text:p>
      <text:p text:style-name="P39"/>
      <text:p text:style-name="P39">alter table vendedor add constraint pk_vendedor primary key (codigo_vendedor);</text:p>
      <text:p text:style-name="P39"/>
      <text:p text:style-name="P39"/>
      <text:p text:style-name="P39">-- Tabela pedido</text:p>
      <text:p text:style-name="P39">--Note: Uma vez que a tabela pedido faz referencia as tabelas CLIENTE e</text:p>
      <text:p text:style-name="P39">--VENDEDOR, eu a</text:p>
      <text:p text:style-name="P39">--criei depois de criar as tabelas referenciadas </text:p>
      <text:p text:style-name="P39"><text:s/></text:p>
      <text:p text:style-name="P39"/>
      <text:p text:style-name="P39">create table pedido(</text:p>
      <text:p text:style-name="P39">num_pedido numeric(5) not null,</text:p>
      <text:p text:style-name="P39">prazo_entrega numeric(3) not null,</text:p>
      <text:p text:style-name="P39">codigo_cliente numeric(5) not null,</text:p>
      <text:p text:style-name="P39"><text:soft-page-break/>codigo_vendedor numeric(5) not null,</text:p>
      <text:p text:style-name="P39">total_pedido <text:s text:c="3"/>numeric(10,2),</text:p>
      <text:p text:style-name="P39">data_pedido date );</text:p>
      <text:p text:style-name="P39"/>
      <text:p text:style-name="P39">alter table pedido add constraint pk_pedido primary key (num_pedido);</text:p>
      <text:p text:style-name="P39"/>
      <text:p text:style-name="P39">alter table pedido add constraint fk_pedido_cliente foreign key</text:p>
      <text:p text:style-name="P39">(codigo_cliente)</text:p>
      <text:p text:style-name="P39"><text:s text:c="46"/>references cliente; </text:p>
      <text:p text:style-name="P39"/>
      <text:p text:style-name="P39">alter table pedido add constraint fk_pedido_vendedor foreign key</text:p>
      <text:p text:style-name="P39">(codigo_vendedor)</text:p>
      <text:p text:style-name="P39"><text:s text:c="46"/>references vendedor; </text:p>
      <text:p text:style-name="P39"/>
      <text:p text:style-name="P39"/>
      <text:p text:style-name="P39"><text:s text:c="46"/></text:p>
      <text:p text:style-name="P39">--Tabela produto </text:p>
      <text:p text:style-name="P39">create table produto (</text:p>
      <text:p text:style-name="P39">codigo_produto numeric(5) not null,</text:p>
      <text:p text:style-name="P39">unidade char(3),</text:p>
      <text:p text:style-name="P39">descricao varchar(30),</text:p>
      <text:p text:style-name="P39">valor_venda <text:s/>numeric(7,2),</text:p>
      <text:p text:style-name="P39">valor_custo numeric(7,2),</text:p>
      <text:p text:style-name="P39">qtde_minima numeric(5,2),</text:p>
      <text:p text:style-name="P39">quantidade numeric (5,2),</text:p>
      <text:p text:style-name="P39">comissao_produto numeric(5,3)</text:p>
      <text:p text:style-name="P39">);</text:p>
      <text:p text:style-name="P39"/>
      <text:p text:style-name="P39">alter table produto add constraint pk_produto primary key (codigo_produto);</text:p>
      <text:p text:style-name="P39"/>
      <text:p text:style-name="P39"/>
      <text:p text:style-name="P39"/>
      <text:p text:style-name="P39">-- Tabela Item_Pedido</text:p>
      <text:p text:style-name="P39">--Note: mesmo caso da tabela pedido </text:p>
      <text:p text:style-name="P39"><text:s/></text:p>
      <text:p text:style-name="P39"/>
      <text:p text:style-name="P39">create table item_pedido (</text:p>
      <text:p text:style-name="P39">num_pedido numeric(5) not null,</text:p>
      <text:p text:style-name="P39">codigo_produto numeric(5) not null,</text:p>
      <text:p text:style-name="P39">quantidade numeric(3),</text:p>
      <text:p text:style-name="P39">valor_venda numeric(7,2),</text:p>
      <text:p text:style-name="P39">valor_custo numeric(7,2));</text:p>
      <text:p text:style-name="P39"/>
      <text:p text:style-name="P39">alter table item_pedido add constraint pk_item_pedido primary key</text:p>
      <text:p text:style-name="P39">(num_pedido,codigo_produto);</text:p>
      <text:p text:style-name="P39"/>
      <text:p text:style-name="P39">alter table item_pedido add constraint fk_item_ped_pedi foreign key</text:p>
      <text:p text:style-name="P39">(num_pedido)</text:p>
      <text:p text:style-name="P39"><text:s text:c="46"/>references pedido;</text:p>
      <text:p text:style-name="P39">alter table item_pedido add constraint fk_item_ped_prod foreign key</text:p>
      <text:p text:style-name="P39">(codigo_produto)</text:p>
      <text:p text:style-name="P39"><text:s text:c="46"/>references produto;</text:p>
      <text:p text:style-name="P39"/>
      <text:p text:style-name="P39"/>
      <text:p text:style-name="P39">-- Fim das tabelas </text:p>
      <text:p text:style-name="P39"/>
      <text:p text:style-name="P39">--Inserido dados na tabela cliente</text:p>
      <text:p text:style-name="P39"/>
      <text:p text:style-name="P39">insert into cliente </text:p>
      <text:p text:style-name="P39"><text:s text:c="2"/>values (720, 'Ana', 'Rua 17 n. 19', 'Niteroi', '24358310', 'RJ',</text:p>
      <text:p text:style-name="P39">'12113231/0001-34', '2134');</text:p>
      <text:p text:style-name="P39"/>
      <text:p text:style-name="P39">insert into cliente</text:p>
      <text:p text:style-name="P39"><text:s text:c="2"/>values (870, 'Flávio', 'Av. Pres. Vargas 10', 'São Paulo', '22763931', 'SP',</text:p>
      <text:p text:style-name="P39">'22534126/9387-9', '4631');</text:p>
      <text:p text:style-name="P39"/>
      <text:p text:style-name="P39">insert into cliente</text:p>
      <text:p text:style-name="P39"><text:s text:c="2"/>values (110, 'Jorge', 'Rua Caiapo 13', 'Curitiba', '30078500', 'PR',</text:p>
      <text:p text:style-name="P39">'14512764/9834-9', null);</text:p>
      <text:p text:style-name="P39"/>
      <text:p text:style-name="P39">insert into cliente </text:p>
      <text:p text:style-name="P39"><text:s text:c="2"/>values (222, 'Lúcia', 'Rua Itabira 123 Loja 9', 'Belo Horizonte',</text:p>
      <text:p text:style-name="P39">'221243491', 'MG', '28315213/9348-8', '2985');</text:p>
      <text:p text:style-name="P39"/>
      <text:p text:style-name="P39">insert into cliente </text:p>
      <text:p text:style-name="P39"><text:s text:c="2"/>values (830, 'Maurício', 'Av. Paulista 1236', 'São Paulo', '3012683', 'SP',</text:p>
      <text:p text:style-name="P39">'32816985/7465-6', '9343');</text:p>
      <text:p text:style-name="P39"/>
      <text:p text:style-name="P39">insert into cliente </text:p>
      <text:p text:style-name="P39"><text:s text:c="2"/>values (130, 'Edmar', 'Rua da Praia sn', 'Salvador', '30079300', 'BA',</text:p>
      <text:p text:style-name="P39">'23463284/234-9', '7121');</text:p>
      <text:p text:style-name="P39"/>
      <text:p text:style-name="P39">insert into cliente</text:p>
      <text:p text:style-name="P39"><text:s text:c="2"/>values (410, 'Rodolfo', 'Largo da lapa 27 sobrado', 'Rio de Janeiro',</text:p>
      <text:p text:style-name="P39">'30078900', 'RJ', '12835128/2346-9', '7431');</text:p>
      <text:p text:style-name="P39"/>
      <text:p text:style-name="P39">insert into cliente </text:p>
      <text:p text:style-name="P39"><text:s text:c="2"/>values (20, 'Beth', 'Av. Climério n.45', 'São Paulo', '25679300', 'SP',</text:p>
      <text:p text:style-name="P39">'3248126/7326-8', '9280');</text:p>
      <text:p text:style-name="P39"/>
      <text:p text:style-name="P39">insert into cliente</text:p>
      <text:p text:style-name="P39"><text:s text:c="2"/>values (157, 'Paulo', 'T. Moraes c/3', 'Londrina', null, 'PR',</text:p>
      <text:p text:style-name="P39">'3284223/324-2', '1923');</text:p>
      <text:p text:style-name="P39"/>
      <text:p text:style-name="P39">insert into cliente</text:p>
      <text:p text:style-name="P39"><text:s text:c="2"/>values (180, 'Lúcio', 'Av. Beira Mar n. 1256', 'Florianópolis', '30077500',</text:p>
      <text:p text:style-name="P39">'SC', '12736571/2347', null);</text:p>
      <text:p text:style-name="P39"/>
      <text:p text:style-name="P39">insert into cliente </text:p>
      <text:p text:style-name="P39"><text:s text:c="2"/>values (260, 'Susana', 'Rua Lopes Mendes 12', 'Niterói', '30046500', 'RJ',</text:p>
      <text:p text:style-name="P39">'21763571/232-9', '2530');</text:p>
      <text:p text:style-name="P39"/>
      <text:p text:style-name="P39">insert into cliente </text:p>
      <text:p text:style-name="P39"><text:s text:c="2"/>values (290, 'Renato', 'Rua Meireles n. 123 bl. sl.345', 'São Paulo',</text:p>
      <text:p text:style-name="P39">'30225900', 'SP', '13276547/213-3', '9071');</text:p>
      <text:p text:style-name="P39"><text:soft-page-break/></text:p>
      <text:p text:style-name="P39">insert into cliente </text:p>
      <text:p text:style-name="P39"><text:s text:c="2"/>values (390, 'Sebastião', 'Rua da Igreja n.10', 'Uberaba', '30438700', 'MG',</text:p>
      <text:p text:style-name="P39">'32176547/213-3', '9071');</text:p>
      <text:p text:style-name="P39"/>
      <text:p text:style-name="P39">insert into cliente </text:p>
      <text:p text:style-name="P39"><text:s text:c="2"/>values (234, 'José', 'Quadra 3 bl. 3 sl. 1003', 'Brasilia', '22841650', 'DF',</text:p>
      <text:p text:style-name="P39">'21763576/1232-3', '2931');</text:p>
      <text:p text:style-name="P39"/>
      <text:p text:style-name="P39">insert into cliente </text:p>
      <text:p text:style-name="P39"><text:s text:c="2"/>values (500, 'Rodolfo', 'Largo do São Francisco 27 sobrado', 'São Paulo', '82679330', 'SP', '6248125/3321-7', '1290');</text:p>
      <text:p text:style-name="P39"/>
      <text:p text:style-name="P39">--inserido dados na tabela Vendedor</text:p>
      <text:p text:style-name="P39"/>
      <text:p text:style-name="P39">insert into vendedor</text:p>
      <text:p text:style-name="P39"><text:s text:c="2"/>values (209, 'José', 1800.00, 'C', null);</text:p>
      <text:p text:style-name="P39"/>
      <text:p text:style-name="P39">insert into vendedor</text:p>
      <text:p text:style-name="P39"><text:s text:c="2"/>values (111, 'Carlos', 2490.00, 'A', null);</text:p>
      <text:p text:style-name="P39"/>
      <text:p text:style-name="P39">insert into vendedor</text:p>
      <text:p text:style-name="P39"><text:s text:c="2"/>values (11, 'João', 2780.00, 'C', null);</text:p>
      <text:p text:style-name="P39"/>
      <text:p text:style-name="P39">insert into vendedor</text:p>
      <text:p text:style-name="P39"><text:s text:c="2"/>values (240, 'Antônio', 9500.00, 'C', null);</text:p>
      <text:p text:style-name="P39"/>
      <text:p text:style-name="P39">insert into vendedor</text:p>
      <text:p text:style-name="P39"><text:s text:c="2"/>values (720, 'Felipe', 4600.00, 'A', null);</text:p>
      <text:p text:style-name="P39"/>
      <text:p text:style-name="P39">insert into vendedor</text:p>
      <text:p text:style-name="P39"><text:s text:c="2"/>values (213, 'Jonas', 2300.00, 'A', null);</text:p>
      <text:p text:style-name="P39"/>
      <text:p text:style-name="P39">insert into vendedor</text:p>
      <text:p text:style-name="P39"><text:s text:c="2"/>values (101, 'João', 2650.00, 'C', null);</text:p>
      <text:p text:style-name="P39"/>
      <text:p text:style-name="P39">insert into vendedor</text:p>
      <text:p text:style-name="P39"><text:s text:c="2"/>values (310, 'Josias', 870.00, 'B', null);</text:p>
      <text:p text:style-name="P39"/>
      <text:p text:style-name="P39">insert into vendedor</text:p>
      <text:p text:style-name="P39"><text:s text:c="2"/>values (250, 'Maurício', 2930.00, 'B', null);</text:p>
      <text:p text:style-name="P39"/>
      <text:p text:style-name="P39">--Inserido dados na tabela Pedido</text:p>
      <text:p text:style-name="P39">--Nota: So podemos inserir dados nesta tabela, depois de inserir dados nas</text:p>
      <text:p text:style-name="P39">--tabelas Cliente e Vendedor</text:p>
      <text:p text:style-name="P39"/>
      <text:p text:style-name="P39">insert into pedido</text:p>
      <text:p text:style-name="P39"><text:s text:c="2"/>values (121,20,410,209, null, '24/09/2017');</text:p>
      <text:p text:style-name="P39"/>
      <text:p text:style-name="P39">insert into pedido</text:p>
      <text:p text:style-name="P39"><text:s text:c="2"/>values (120,20,410,209, null, '24/01/2017');</text:p>
      <text:p text:style-name="P39"/>
      <text:p text:style-name="P39">insert into pedido</text:p>
      <text:p text:style-name="P39"><text:s text:c="2"/>values (122,20,410,209, null, '24/02/2017');</text:p>
      <text:p text:style-name="P39"/>
      <text:p text:style-name="P39">insert into pedido</text:p>
      <text:p text:style-name="P39"><text:s text:c="2"/>values (123,20,410,209, null, '24/03/2017');</text:p>
      <text:p text:style-name="P39"/>
      <text:p text:style-name="P39">insert into pedido</text:p>
      <text:p text:style-name="P39"><text:s text:c="2"/>values (124,20,410,209, null, '24/04/2017');</text:p>
      <text:p text:style-name="P39"/>
      <text:p text:style-name="P39">insert into pedido</text:p>
      <text:p text:style-name="P39"><text:s text:c="2"/>values (125,20,410,209, null, '24/05/2017');</text:p>
      <text:p text:style-name="P39"/>
      <text:p text:style-name="P39">insert into pedido</text:p>
      <text:p text:style-name="P39"><text:s text:c="2"/>values (126,20,410,209, null, '24/06/2017');</text:p>
      <text:p text:style-name="P39"/>
      <text:p text:style-name="P39">insert into pedido</text:p>
      <text:p text:style-name="P39"><text:s text:c="2"/>values (147,20,410,209, null, '24/07/2017');</text:p>
      <text:p text:style-name="P39"/>
      <text:p text:style-name="P39">insert into pedido</text:p>
      <text:p text:style-name="P39"><text:s text:c="2"/>values (128,20,410,209, null, '24/08/2017');</text:p>
      <text:p text:style-name="P39"/>
      <text:p text:style-name="P39">insert into pedido</text:p>
      <text:p text:style-name="P39"><text:s text:c="2"/>values (129,20,410,209, null, '24/10/2017');</text:p>
      <text:p text:style-name="P39"/>
      <text:p text:style-name="P39">insert into pedido</text:p>
      <text:p text:style-name="P39"><text:s text:c="2"/>values (130,20,410,209, null, '24/11/2017');</text:p>
      <text:p text:style-name="P39"/>
      <text:p text:style-name="P39">insert into pedido</text:p>
      <text:p text:style-name="P39"><text:s text:c="2"/>values (131,20,410,209, null, '24/12/2017');</text:p>
      <text:p text:style-name="P39"/>
      <text:p text:style-name="P39">insert into pedido</text:p>
      <text:p text:style-name="P39"><text:s text:c="2"/>values (97,20,720,101, null, '24/09/2017');</text:p>
      <text:p text:style-name="P39"/>
      <text:p text:style-name="P39">insert into pedido</text:p>
      <text:p text:style-name="P39"><text:s text:c="2"/>values (101,15,720,101, null, '12/03/2019');</text:p>
      <text:p text:style-name="P39"/>
      <text:p text:style-name="P39">insert into pedido</text:p>
      <text:p text:style-name="P39"><text:s text:c="2"/>values (137,20,720,720, null, '27/11/2018');</text:p>
      <text:p text:style-name="P39"/>
      <text:p text:style-name="P39">insert into pedido</text:p>
      <text:p text:style-name="P39"><text:s text:c="2"/>values (250,20,720,720, null, '27/01/2018');</text:p>
      <text:p text:style-name="P39"/>
      <text:p text:style-name="P39">insert into pedido</text:p>
      <text:p text:style-name="P39"><text:s text:c="2"/>values (251,20,720,720, null, '27/02/2018');</text:p>
      <text:p text:style-name="P39"/>
      <text:p text:style-name="P39">insert into pedido</text:p>
      <text:p text:style-name="P39"><text:s text:c="2"/>values (252,20,720,720, null, '27/03/2018');</text:p>
      <text:p text:style-name="P39"/>
      <text:p text:style-name="P39">insert into pedido</text:p>
      <text:p text:style-name="P39"><text:s text:c="2"/>values (253,20,720,720, null, '27/04/2018');</text:p>
      <text:p text:style-name="P39"/>
      <text:p text:style-name="P39">insert into pedido</text:p>
      <text:p text:style-name="P39"><text:s text:c="2"/>values (254,20,720,720, null, '27/05/2018');</text:p>
      <text:p text:style-name="P39"/>
      <text:p text:style-name="P39"><text:soft-page-break/>insert into pedido</text:p>
      <text:p text:style-name="P39"><text:s text:c="2"/>values (255,20,720,720, null, '27/06/2018');</text:p>
      <text:p text:style-name="P39"/>
      <text:p text:style-name="P39">insert into pedido</text:p>
      <text:p text:style-name="P39"><text:s text:c="2"/>values (256,20,720,720, null, '27/07/2018');</text:p>
      <text:p text:style-name="P39"/>
      <text:p text:style-name="P39">insert into pedido</text:p>
      <text:p text:style-name="P39"><text:s text:c="2"/>values (257,20,720,720, null, '27/08/2018');</text:p>
      <text:p text:style-name="P39"/>
      <text:p text:style-name="P39">insert into pedido</text:p>
      <text:p text:style-name="P39"><text:s text:c="2"/>values (258,20,720,720, null, '27/09/2018');</text:p>
      <text:p text:style-name="P39"/>
      <text:p text:style-name="P39">insert into pedido</text:p>
      <text:p text:style-name="P39"><text:s text:c="2"/>values (259,20,720,720, null, '27/10/2018');</text:p>
      <text:p text:style-name="P39"/>
      <text:p text:style-name="P39">insert into pedido</text:p>
      <text:p text:style-name="P39"><text:s text:c="2"/>values (260,20,720,720, null, '27/12/2018');</text:p>
      <text:p text:style-name="P39"/>
      <text:p text:style-name="P39"/>
      <text:p text:style-name="P39"/>
      <text:p text:style-name="P39"/>
      <text:p text:style-name="P39">insert into pedido</text:p>
      <text:p text:style-name="P39"><text:s text:c="2"/>values (148,20,720,101, null, '08/07/2018');</text:p>
      <text:p text:style-name="P39"/>
      <text:p text:style-name="P39">insert into pedido</text:p>
      <text:p text:style-name="P39"><text:s text:c="2"/>values (189,15,870,213, null, '14/03/2019');</text:p>
      <text:p text:style-name="P39"/>
      <text:p text:style-name="P39">insert into pedido</text:p>
      <text:p text:style-name="P39"><text:s text:c="2"/>values (104,30,110,101, null, '19/08/2018');</text:p>
      <text:p text:style-name="P39"/>
      <text:p text:style-name="P39">insert into pedido</text:p>
      <text:p text:style-name="P39"><text:s text:c="2"/>values (203,30,830,250, null, '01/02/2018');</text:p>
      <text:p text:style-name="P39"/>
      <text:p text:style-name="P39">insert into pedido</text:p>
      <text:p text:style-name="P39"><text:s text:c="2"/>values (98,20,410,209, null, '06/04/2019');</text:p>
      <text:p text:style-name="P39"/>
      <text:p text:style-name="P39">insert into pedido</text:p>
      <text:p text:style-name="P39"><text:s text:c="2"/>values (143,30,20,111, null, '12/03/2019');</text:p>
      <text:p text:style-name="P39"/>
      <text:p text:style-name="P39">insert into pedido</text:p>
      <text:p text:style-name="P39"><text:s text:c="2"/>values (105,15,180,240, null,'03/11/2018');</text:p>
      <text:p text:style-name="P39"/>
      <text:p text:style-name="P39">insert into pedido</text:p>
      <text:p text:style-name="P39"><text:s text:c="2"/>values (111,20,260,240, null,'04/07/2017');</text:p>
      <text:p text:style-name="P39"/>
      <text:p text:style-name="P39">insert into pedido</text:p>
      <text:p text:style-name="P39"><text:s text:c="2"/>values (103,20,260,240, null,'01/02/2018');</text:p>
      <text:p text:style-name="P39"/>
      <text:p text:style-name="P39">insert into pedido</text:p>
      <text:p text:style-name="P39"><text:s text:c="2"/>values (91,20,260,11, null,'01/02/2018');</text:p>
      <text:p text:style-name="P39"/>
      <text:p text:style-name="P39">insert into pedido</text:p>
      <text:p text:style-name="P39"><text:s text:c="2"/>values (138,20,260,11, null,'01/02/2018');</text:p>
      <text:p text:style-name="P39"/>
      <text:p text:style-name="P39">insert into pedido</text:p>
      <text:p text:style-name="P39"><text:s text:c="2"/>values (108,15,290,310, null,'01/02/2018');</text:p>
      <text:p text:style-name="P39"/>
      <text:p text:style-name="P39">insert into pedido</text:p>
      <text:p text:style-name="P39"><text:s text:c="2"/>values (119,30,390,250, null,'01/02/2018');</text:p>
      <text:p text:style-name="P39"/>
      <text:p text:style-name="P39">insert into pedido</text:p>
      <text:p text:style-name="P39"><text:s text:c="2"/>values (127,10,410,11, null,'01/02/2019');</text:p>
      <text:p text:style-name="P39"/>
      <text:p text:style-name="P39">insert into pedido</text:p>
      <text:p text:style-name="P39"><text:s text:c="2"/>values (270,5,180,310, null,'15/09/2019');</text:p>
      <text:p text:style-name="P39"/>
      <text:p text:style-name="P39">insert into pedido</text:p>
      <text:p text:style-name="P39"><text:s text:c="2"/>values (200,5,180,310, null,'05/09/2019');</text:p>
      <text:p text:style-name="P39"/>
      <text:p text:style-name="P39">insert into pedido</text:p>
      <text:p text:style-name="P39"><text:s text:c="2"/>values (201,5,260,240, null,'06/09/2019');</text:p>
      <text:p text:style-name="P39"/>
      <text:p text:style-name="P39">insert into pedido</text:p>
      <text:p text:style-name="P39"><text:s text:c="2"/>values (271,7,260,240, null,'01/02/2019');</text:p>
      <text:p text:style-name="P39"/>
      <text:p text:style-name="P39">insert into pedido</text:p>
      <text:p text:style-name="P39"><text:s text:c="2"/>values (272,7,260,240, null,'01/01/2019');</text:p>
      <text:p text:style-name="P39"/>
      <text:p text:style-name="P39">insert into pedido</text:p>
      <text:p text:style-name="P39"><text:s text:c="2"/>values (273,7,260,240, null,'01/03/2019');</text:p>
      <text:p text:style-name="P39"/>
      <text:p text:style-name="P39">insert into pedido</text:p>
      <text:p text:style-name="P39"><text:s text:c="2"/>values (274,7,260,240, null,'01/04/2019');</text:p>
      <text:p text:style-name="P39"/>
      <text:p text:style-name="P39">insert into pedido</text:p>
      <text:p text:style-name="P39"><text:s text:c="2"/>values (275,7,260,240, null,'01/05/2019');</text:p>
      <text:p text:style-name="P39"/>
      <text:p text:style-name="P39">insert into pedido</text:p>
      <text:p text:style-name="P39"><text:s text:c="2"/>values (276,7,260,240, null,'01/06/2019');</text:p>
      <text:p text:style-name="P39"/>
      <text:p text:style-name="P39">insert into pedido</text:p>
      <text:p text:style-name="P39"><text:s text:c="2"/>values (277,7,260,240, null,'01/07/2019');</text:p>
      <text:p text:style-name="P39"/>
      <text:p text:style-name="P39">insert into pedido</text:p>
      <text:p text:style-name="P39"><text:s text:c="2"/>values (278,7,260,240, null,'01/08/2019');</text:p>
      <text:p text:style-name="P39"/>
      <text:p text:style-name="P39">insert into pedido</text:p>
      <text:p text:style-name="P39"><text:s text:c="2"/>values (279,7,260,240, null,'01/09/2019');</text:p>
      <text:p text:style-name="P39"/>
      <text:p text:style-name="P39">insert into pedido</text:p>
      <text:p text:style-name="P39"><text:s text:c="2"/>values (280,7,260,240, null,'01/10/2019');</text:p>
      <text:p text:style-name="P39"/>
      <text:p text:style-name="P39">insert into pedido</text:p>
      <text:p text:style-name="P39"><text:s text:c="2"/>values (281,7,260,240, null,'01/11/2019');</text:p>
      <text:p text:style-name="P39"/>
      <text:p text:style-name="P39"><text:soft-page-break/>insert into pedido</text:p>
      <text:p text:style-name="P39"><text:s text:c="2"/>values (282,7,260,240, null,'01/12/2019');</text:p>
      <text:p text:style-name="P39"/>
      <text:p text:style-name="P39"/>
      <text:p text:style-name="P39"/>
      <text:p text:style-name="P39"/>
      <text:p text:style-name="P39">--Inserido dados na tabela Produto</text:p>
      <text:p text:style-name="P39"/>
      <text:p text:style-name="P39">insert into produto</text:p>
      <text:p text:style-name="P39"><text:s text:c="2"/>values (25,'Kg','Queijo',5.97, null, null, null, null);</text:p>
      <text:p text:style-name="P39"/>
      <text:p text:style-name="P39">insert into produto</text:p>
      <text:p text:style-name="P39"><text:s text:c="2"/>values (31,'BAR','Chocolate',5.87, null, null, null, null);</text:p>
      <text:p text:style-name="P39"/>
      <text:p text:style-name="P39">insert into produto</text:p>
      <text:p text:style-name="P39"><text:s text:c="2"/>values (78,'L','Vinho', 7, null, null, null, null);</text:p>
      <text:p text:style-name="P39"/>
      <text:p text:style-name="P39">insert into produto</text:p>
      <text:p text:style-name="P39"><text:s text:c="2"/>values (22,'M','Tecido',5.11, null, null, null, null);</text:p>
      <text:p text:style-name="P39"/>
      <text:p text:style-name="P39">insert into produto</text:p>
      <text:p text:style-name="P39"><text:s text:c="2"/>values (30,'SAC','Açúcar',5.30, null, null, null, null);</text:p>
      <text:p text:style-name="P39"/>
      <text:p text:style-name="P39">insert into produto</text:p>
      <text:p text:style-name="P39"><text:s text:c="2"/>values (53,'M','Linha',6.80, null, null, null, null);</text:p>
      <text:p text:style-name="P39"/>
      <text:p text:style-name="P39">insert into produto</text:p>
      <text:p text:style-name="P39"><text:s text:c="2"/>values (13,'G','Ouro',11.18, null, null, null, null);</text:p>
      <text:p text:style-name="P39"/>
      <text:p text:style-name="P39">insert into produto</text:p>
      <text:p text:style-name="P39"><text:s text:c="2"/>values (45,'M','Madeira',5.25, null, null, null, null);</text:p>
      <text:p text:style-name="P39"/>
      <text:p text:style-name="P39">insert into produto</text:p>
      <text:p text:style-name="P39"><text:s text:c="2"/>values (87,'M','Cano',6.97, null, null, null, null);</text:p>
      <text:p text:style-name="P39"/>
      <text:p text:style-name="P39">insert into produto</text:p>
      <text:p text:style-name="P39"><text:s text:c="2"/>values (77,'M','Papel',6.05, null, null, null, null);</text:p>
      <text:p text:style-name="P39"/>
      <text:p text:style-name="P39">insert into produto</text:p>
      <text:p text:style-name="P39"><text:s text:c="2"/>values (79,'G','Papelão',3.15, null, null, null, null);</text:p>
      <text:p text:style-name="P39"/>
      <text:p text:style-name="P39">insert into produto</text:p>
      <text:p text:style-name="P39"><text:s text:c="2"/>values (81,'SAC','Cimento',23.00, null, null, null, null);</text:p>
      <text:p text:style-name="P39"/>
      <text:p text:style-name="P39"/>
      <text:p text:style-name="P39"/>
      <text:p text:style-name="P39"/>
      <text:p text:style-name="P39">--Inserido dados na tabela Item_Pedido</text:p>
      <text:p text:style-name="P39">--Nota: So podemos inserir dados nesta tabela, depois de inserir dados nas</text:p>
      <text:p text:style-name="P39">--tabelas Pedido e Produto*/</text:p>
      <text:p text:style-name="P39"/>
      <text:p text:style-name="P39">insert into item_pedido</text:p>
      <text:p text:style-name="P39"><text:s text:c="2"/>values (120,77,18, null, null);</text:p>
      <text:p text:style-name="P39"/>
      <text:p text:style-name="P39">insert into item_pedido</text:p>
      <text:p text:style-name="P39"><text:s text:c="2"/>values (121,77,19, null, null);</text:p>
      <text:p text:style-name="P39"/>
      <text:p text:style-name="P39">insert into item_pedido</text:p>
      <text:p text:style-name="P39"><text:s text:c="2"/>values (122,79,20, null, null);</text:p>
      <text:p text:style-name="P39"/>
      <text:p text:style-name="P39">insert into item_pedido</text:p>
      <text:p text:style-name="P39"><text:s text:c="2"/>values (123,81,25, null, null);</text:p>
      <text:p text:style-name="P39"/>
      <text:p text:style-name="P39">insert into item_pedido</text:p>
      <text:p text:style-name="P39"><text:s text:c="2"/>values (124,77,26, null, null);</text:p>
      <text:p text:style-name="P39"/>
      <text:p text:style-name="P39">insert into item_pedido</text:p>
      <text:p text:style-name="P39"><text:s text:c="2"/>values (125,77,27, null, null);</text:p>
      <text:p text:style-name="P39"/>
      <text:p text:style-name="P39">insert into item_pedido</text:p>
      <text:p text:style-name="P39"><text:s text:c="2"/>values (126,79,30, null, null);</text:p>
      <text:p text:style-name="P39"/>
      <text:p text:style-name="P39">insert into item_pedido</text:p>
      <text:p text:style-name="P39"><text:s text:c="2"/>values (127,81,29, null, null);</text:p>
      <text:p text:style-name="P39"/>
      <text:p text:style-name="P39">insert into item_pedido</text:p>
      <text:p text:style-name="P39"><text:s text:c="2"/>values (128,77,28, null, null);</text:p>
      <text:p text:style-name="P39"/>
      <text:p text:style-name="P39">insert into item_pedido</text:p>
      <text:p text:style-name="P39"><text:s text:c="2"/>values (129,77,27, null, null);</text:p>
      <text:p text:style-name="P39"/>
      <text:p text:style-name="P39">insert into item_pedido</text:p>
      <text:p text:style-name="P39"><text:s text:c="2"/>values (130,79,26, null, null);</text:p>
      <text:p text:style-name="P39"/>
      <text:p text:style-name="P39">insert into item_pedido</text:p>
      <text:p text:style-name="P39"><text:s text:c="2"/>values (131,81,11, null, null);</text:p>
      <text:p text:style-name="P39"/>
      <text:p text:style-name="P39"/>
      <text:p text:style-name="P39"/>
      <text:p text:style-name="P39">insert into item_pedido</text:p>
      <text:p text:style-name="P39"><text:s text:c="2"/>values (250,77,18, null, null);</text:p>
      <text:p text:style-name="P39"/>
      <text:p text:style-name="P39">insert into item_pedido</text:p>
      <text:p text:style-name="P39"><text:s text:c="2"/>values (251,77,18, null, null);</text:p>
      <text:p text:style-name="P39"/>
      <text:p text:style-name="P39">insert into item_pedido</text:p>
      <text:p text:style-name="P39"><text:s text:c="2"/>values (252,79,18, null, null);</text:p>
      <text:p text:style-name="P39"/>
      <text:p text:style-name="P39">insert into item_pedido</text:p>
      <text:p text:style-name="P39"><text:s text:c="2"/>values (253,81,18, null, null);</text:p>
      <text:p text:style-name="P39"/>
      <text:p text:style-name="P39">insert into item_pedido</text:p>
      <text:p text:style-name="P39"><text:s text:c="2"/>values (254,77,18, null, null);</text:p>
      <text:p text:style-name="P39"/>
      <text:p text:style-name="P39">insert into item_pedido</text:p>
      <text:p text:style-name="P39"><text:soft-page-break/><text:s text:c="2"/>values (255,77,18, null, null);</text:p>
      <text:p text:style-name="P39"/>
      <text:p text:style-name="P39">insert into item_pedido</text:p>
      <text:p text:style-name="P39"><text:s text:c="2"/>values (256,79,18, null, null);</text:p>
      <text:p text:style-name="P39"/>
      <text:p text:style-name="P39">insert into item_pedido</text:p>
      <text:p text:style-name="P39"><text:s text:c="2"/>values (257,81,18, null, null);</text:p>
      <text:p text:style-name="P39"/>
      <text:p text:style-name="P39">insert into item_pedido</text:p>
      <text:p text:style-name="P39"><text:s text:c="2"/>values (258,77,18, null, null);</text:p>
      <text:p text:style-name="P39"/>
      <text:p text:style-name="P39">insert into item_pedido</text:p>
      <text:p text:style-name="P39"><text:s text:c="2"/>values (259,81,18, null, null);</text:p>
      <text:p text:style-name="P39"/>
      <text:p text:style-name="P39"/>
      <text:p text:style-name="P39"/>
      <text:p text:style-name="P39"/>
      <text:p text:style-name="P39"/>
      <text:p text:style-name="P39"/>
      <text:p text:style-name="P39">insert into item_pedido</text:p>
      <text:p text:style-name="P39"><text:s text:c="2"/>values (270,81,18, null, null);</text:p>
      <text:p text:style-name="P39"/>
      <text:p text:style-name="P39">insert into item_pedido</text:p>
      <text:p text:style-name="P39"><text:s text:c="2"/>values (270,77,18, null, null);</text:p>
      <text:p text:style-name="P39"/>
      <text:p text:style-name="P39">insert into item_pedido</text:p>
      <text:p text:style-name="P39"><text:s text:c="2"/>values (271,79,18, null, null);</text:p>
      <text:p text:style-name="P39"/>
      <text:p text:style-name="P39">insert into item_pedido</text:p>
      <text:p text:style-name="P39"><text:s text:c="2"/>values (272,81,18, null, null);</text:p>
      <text:p text:style-name="P39"/>
      <text:p text:style-name="P39">insert into item_pedido</text:p>
      <text:p text:style-name="P39"><text:s text:c="2"/>values (273,77,18, null, null);</text:p>
      <text:p text:style-name="P39"/>
      <text:p text:style-name="P39">insert into item_pedido</text:p>
      <text:p text:style-name="P39"><text:s text:c="2"/>values (274,77,18, null, null);</text:p>
      <text:p text:style-name="P39"/>
      <text:p text:style-name="P39">insert into item_pedido</text:p>
      <text:p text:style-name="P39"><text:s text:c="2"/>values (275,79,18, null, null);</text:p>
      <text:p text:style-name="P39"/>
      <text:p text:style-name="P39">insert into item_pedido</text:p>
      <text:p text:style-name="P39"><text:s text:c="2"/>values (276,81,18, null, null);</text:p>
      <text:p text:style-name="P39"/>
      <text:p text:style-name="P39">insert into item_pedido</text:p>
      <text:p text:style-name="P39"><text:s text:c="2"/>values (277,77,18, null, null);</text:p>
      <text:p text:style-name="P39"/>
      <text:p text:style-name="P39">insert into item_pedido</text:p>
      <text:p text:style-name="P39"><text:s text:c="2"/>values (278,81,18, null, null);</text:p>
      <text:p text:style-name="P39"/>
      <text:p text:style-name="P39">insert into item_pedido</text:p>
      <text:p text:style-name="P39"><text:s text:c="2"/>values (279,81,18, null, null);</text:p>
      <text:p text:style-name="P39"/>
      <text:p text:style-name="P39">insert into item_pedido</text:p>
      <text:p text:style-name="P39"><text:s text:c="2"/>values (280,81,18, null, null);</text:p>
      <text:p text:style-name="P39"/>
      <text:p text:style-name="P39">insert into item_pedido</text:p>
      <text:p text:style-name="P39"><text:s text:c="2"/>values (281,81,18, null, null);</text:p>
      <text:p text:style-name="P39"/>
      <text:p text:style-name="P39">insert into item_pedido</text:p>
      <text:p text:style-name="P39"><text:s text:c="2"/>values (282,81,18, null, null);</text:p>
      <text:p text:style-name="P39"/>
      <text:p text:style-name="P39">insert into item_pedido</text:p>
      <text:p text:style-name="P39"><text:s text:c="2"/>values (282,77,18, null, null);</text:p>
      <text:p text:style-name="P39"/>
      <text:p text:style-name="P39">insert into item_pedido</text:p>
      <text:p text:style-name="P39"><text:s text:c="2"/>values (280,77,18, null, null);</text:p>
      <text:p text:style-name="P39"/>
      <text:p text:style-name="P39">insert into item_pedido</text:p>
      <text:p text:style-name="P39"><text:s text:c="2"/>values (279,31,18, null, null);</text:p>
      <text:p text:style-name="P39"/>
      <text:p text:style-name="P39"/>
      <text:p text:style-name="P39"/>
      <text:p text:style-name="P39"/>
      <text:p text:style-name="P39"/>
      <text:p text:style-name="P39">insert into item_pedido</text:p>
      <text:p text:style-name="P39"><text:s text:c="2"/>values (101,78,18, null, null);</text:p>
      <text:p text:style-name="P39"/>
      <text:p text:style-name="P39">insert into item_pedido</text:p>
      <text:p text:style-name="P39"><text:s text:c="2"/>values (101,13,5, null, null);</text:p>
      <text:p text:style-name="P39"/>
      <text:p text:style-name="P39">insert into item_pedido</text:p>
      <text:p text:style-name="P39"><text:s text:c="2"/>values (98,77,5, null, null);</text:p>
      <text:p text:style-name="P39"/>
      <text:p text:style-name="P39">insert into item_pedido</text:p>
      <text:p text:style-name="P39"><text:s text:c="2"/>values (148,45,8, null, null);</text:p>
      <text:p text:style-name="P39"/>
      <text:p text:style-name="P39">insert into item_pedido</text:p>
      <text:p text:style-name="P39"><text:s text:c="2"/>values (148,31,7, null, null);</text:p>
      <text:p text:style-name="P39"/>
      <text:p text:style-name="P39">insert into item_pedido</text:p>
      <text:p text:style-name="P39"><text:s text:c="2"/>values (148,77,3, null, null);</text:p>
      <text:p text:style-name="P39"/>
      <text:p text:style-name="P39">insert into item_pedido</text:p>
      <text:p text:style-name="P39"><text:s text:c="2"/>values (148,25,10, null, null);</text:p>
      <text:p text:style-name="P39"/>
      <text:p text:style-name="P39">insert into item_pedido</text:p>
      <text:p text:style-name="P39"><text:s text:c="2"/>values (148,78,30, null, null);</text:p>
      <text:p text:style-name="P39"/>
      <text:p text:style-name="P39">insert into item_pedido</text:p>
      <text:p text:style-name="P39"><text:s text:c="2"/>values (104,53,32, null, null);</text:p>
      <text:p text:style-name="P39"/>
      <text:p text:style-name="P39">insert into item_pedido</text:p>
      <text:p text:style-name="P39"><text:s text:c="2"/>values (203,31,6, null, null);</text:p>
      <text:p text:style-name="P39"/>
      <text:p text:style-name="P39">insert into item_pedido</text:p>
      <text:p text:style-name="P39"><text:soft-page-break/><text:s text:c="2"/>values (189,78,45, null, null);</text:p>
      <text:p text:style-name="P39"/>
      <text:p text:style-name="P39">insert into item_pedido</text:p>
      <text:p text:style-name="P39"><text:s text:c="2"/>values (143,31,20, null, null);</text:p>
      <text:p text:style-name="P39"/>
      <text:p text:style-name="P39">insert into item_pedido</text:p>
      <text:p text:style-name="P39"><text:s text:c="2"/>values (105,78,10, null, null);</text:p>
      <text:p text:style-name="P39"/>
      <text:p text:style-name="P39">insert into item_pedido</text:p>
      <text:p text:style-name="P39"><text:s text:c="2"/>values (111,25,10, null, null);</text:p>
      <text:p text:style-name="P39"/>
      <text:p text:style-name="P39">insert into item_pedido</text:p>
      <text:p text:style-name="P39"><text:s text:c="2"/>values (111,78,70, null, null);</text:p>
      <text:p text:style-name="P39"/>
      <text:p text:style-name="P39">insert into item_pedido</text:p>
      <text:p text:style-name="P39"><text:s text:c="2"/>values (103,53,37, null, null);</text:p>
      <text:p text:style-name="P39"/>
      <text:p text:style-name="P39">insert into item_pedido</text:p>
      <text:p text:style-name="P39"><text:s text:c="2"/>values (91,77,40, null, null);</text:p>
      <text:p text:style-name="P39"/>
      <text:p text:style-name="P39">insert into item_pedido</text:p>
      <text:p text:style-name="P39"><text:s text:c="2"/>values (138,22,10, null, null);</text:p>
      <text:p text:style-name="P39"/>
      <text:p text:style-name="P39">insert into item_pedido</text:p>
      <text:p text:style-name="P39"><text:s text:c="2"/>values (138,77,35, null, null);</text:p>
      <text:p text:style-name="P39"/>
      <text:p text:style-name="P39">insert into item_pedido</text:p>
      <text:p text:style-name="P39"><text:s text:c="2"/>values (138,53,18, null, null);</text:p>
      <text:p text:style-name="P39"/>
      <text:p text:style-name="P39">insert into item_pedido</text:p>
      <text:p text:style-name="P39"><text:s text:c="2"/>values (108,13,17, null, null);</text:p>
      <text:p text:style-name="P39"/>
      <text:p text:style-name="P39">insert into item_pedido</text:p>
      <text:p text:style-name="P39"><text:s text:c="2"/>values (119,77,40, null, null);</text:p>
      <text:p text:style-name="P39"/>
      <text:p text:style-name="P39">insert into item_pedido</text:p>
      <text:p text:style-name="P39"><text:s text:c="2"/>values (119,13,6, null, null);</text:p>
      <text:p text:style-name="P39"/>
      <text:p text:style-name="P39">insert into item_pedido</text:p>
      <text:p text:style-name="P39"><text:s text:c="2"/>values (119,22,10, null, null);</text:p>
      <text:p text:style-name="P39"/>
      <text:p text:style-name="P39">insert into item_pedido</text:p>
      <text:p text:style-name="P39"><text:s text:c="2"/>values (119,53,43, null, null);</text:p>
      <text:p text:style-name="P39"/>
      <text:p text:style-name="P39">insert into item_pedido</text:p>
      <text:p text:style-name="P39"><text:s text:c="2"/>values (137,13,8, null, null);</text:p>
      <text:p text:style-name="P39"/>
      <text:p text:style-name="P39">insert into item_pedido</text:p>
      <text:p text:style-name="P39"><text:s text:c="2"/>values (200,22,10, null, null);</text:p>
      <text:p text:style-name="P39"/>
      <text:p text:style-name="P39">insert into item_pedido</text:p>
      <text:p text:style-name="P39"><text:s text:c="2"/>values (200,13,43, null, null);</text:p>
      <text:p text:style-name="P39"/>
      <text:p text:style-name="P39">insert into item_pedido</text:p>
      <text:p text:style-name="P39"><text:s text:c="2"/>values (201,79,10, null, null);</text:p>
      <text:p text:style-name="P39"/>
      <text:p text:style-name="P39">insert into item_pedido</text:p>
      <text:p text:style-name="P39"><text:s text:c="2"/>values (201,81,45, null, null);</text:p>
      <text:p text:style-name="P39"/>
      <text:p text:style-name="P39">-- Fim inserts </text:p>
      <text:p text:style-name="P39"/>
      <text:p text:style-name="P39">-- Confirmando alterações </text:p>
      <text:p text:style-name="P39"/>
      <text:p text:style-name="P39">commit;</text:p>
      <text:p text:style-name="P7"><text:span text:style-name="T16">2)</text:span>Desenvolva um trigger que evite a venda de um produto cujo estoque seja menor que a quantidade vendida. Porém, caso haja estoque, deverá ser dado baixa no item no estoque. O trigger deverá ser criado sob a tabela item_pedido. Toda vez que um registro for inserido nela, antes da inserção (before), o trigger deverá verificar se existe estoque suficiente na tabela produto. Você deverá criar uma variável na função que receberá a quantidade atual em estoque (tabela produto). Em seguinda, deverá ser comparada a quantidade a ser vendida com a quantidade em estoque. Caso aquela seja menor ou igual a quantidade em estoque, será efetuada a baixa no estoque, caso contrário será gerado um erro com o comando Raise impossibilitando a operaçã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4:54:22.925000000</meta:creation-date>
    <dc:date>2023-04-11T22:45:27.901000000</dc:date>
    <meta:editing-duration>PT7H51M2S</meta:editing-duration>
    <meta:editing-cycles>29</meta:editing-cycles>
    <meta:generator>LibreOffice/7.5.0.3$Windows_X86_64 LibreOffice_project/c21113d003cd3efa8c53188764377a8272d9d6de</meta:generator>
    <meta:document-statistic meta:table-count="0" meta:image-count="0" meta:object-count="0" meta:page-count="30" meta:paragraph-count="2016" meta:word-count="8420" meta:character-count="69435" meta:non-whitespace-character-count="60621"/>
  </office:meta>
</office:document-meta>
</file>